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automatic-styles>
    <style:style style:name="co1" style:family="table-column">
      <style:table-column-properties fo:break-before="auto" style:column-width="1.871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4.189in"/>
    </style:style>
    <style:style style:name="co4" style:family="table-column">
      <style:table-column-properties fo:break-before="auto" style:column-width="1.2701in"/>
    </style:style>
    <style:style style:name="co5" style:family="table-column">
      <style:table-column-properties fo:break-before="auto" style:column-width="1.5736in"/>
    </style:style>
    <style:style style:name="co6" style:family="table-column">
      <style:table-column-properties fo:break-before="auto" style:column-width="1.2437in"/>
    </style:style>
    <style:style style:name="co7" style:family="table-column">
      <style:table-column-properties fo:break-before="auto" style:column-width="1.2673in"/>
    </style:style>
    <style:style style:name="co8" style:family="table-column">
      <style:table-column-properties fo:break-before="auto" style:column-width="1.8492in"/>
    </style:style>
    <style:style style:name="co9" style:family="table-column">
      <style:table-column-properties fo:break-before="auto" style:column-width="1.0484in"/>
    </style:style>
    <style:style style:name="co10" style:family="table-column">
      <style:table-column-properties fo:break-before="auto" style:column-width="1.598in"/>
    </style:style>
    <style:style style:name="co11" style:family="table-column">
      <style:table-column-properties fo:break-before="auto" style:column-width="1.5728in"/>
    </style:style>
    <style:style style:name="co12" style:family="table-column">
      <style:table-column-properties fo:break-before="auto" style:column-width="2.098in"/>
    </style:style>
    <style:style style:name="co13" style:family="table-column">
      <style:table-column-properties fo:break-before="auto" style:column-width="1.6917in"/>
    </style:style>
    <style:style style:name="co14" style:family="table-column">
      <style:table-column-properties fo:break-before="auto" style:column-width="1.1791in"/>
    </style:style>
    <style:style style:name="co15" style:family="table-column">
      <style:table-column-properties fo:break-before="auto" style:column-width="1.9047in"/>
    </style:style>
    <style:style style:name="co16" style:family="table-column">
      <style:table-column-properties fo:break-before="auto" style:column-width="1.539in"/>
    </style:style>
    <style:style style:name="co17" style:family="table-column">
      <style:table-column-properties fo:break-before="auto" style:column-width="1.7945in"/>
    </style:style>
    <style:style style:name="co18" style:family="table-column">
      <style:table-column-properties fo:break-before="auto" style:column-width="1.0764in"/>
    </style:style>
    <style:style style:name="co19" style:family="table-column">
      <style:table-column-properties fo:break-before="auto" style:column-width="1.4756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8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61">
      <number:scientific-number number:decimal-places="2" number:min-decimal-places="2" number:min-integer-digits="1" number:min-exponent-digits="2" number:exponent-interval="1" number:forced-exponent-sign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fo:wrap-option="no-wrap"/>
    </style:style>
    <style:style style:name="ce3" style:family="table-cell" style:parent-style-name="Default" style:data-style-name="N61"/>
    <style:style style:name="ce4" style:family="table-cell" style:parent-style-name="Default">
      <style:table-cell-properties fo:background-color="#e8f2a1"/>
    </style:style>
    <style:style style:name="ce5" style:family="table-cell" style:parent-style-name="Default" style:data-style-name="N61">
      <style:table-cell-properties fo:background-color="transparent"/>
    </style:style>
    <style:style style:name="ce6" style:family="table-cell" style:parent-style-name="Default">
      <style:table-cell-properties fo:background-color="#ffa6a6"/>
    </style:style>
    <style:style style:name="ce7" style:family="table-cell" style:parent-style-name="Default">
      <style:table-cell-properties fo:background-color="#ffd7d7"/>
    </style:style>
    <style:style style:name="ce8" style:family="table-cell" style:parent-style-name="Default">
      <style:table-cell-properties fo:background-color="#ffdbb6"/>
    </style:style>
    <style:style style:name="ce9" style:family="table-cell" style:parent-style-name="Default">
      <style:table-cell-properties fo:background-color="#ffd8ce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 style:data-style-name="N61">
      <style:table-cell-properties fo:background-color="#ffdbb6"/>
    </style:style>
    <style:style style:name="ce12" style:family="table-cell" style:parent-style-name="Default">
      <style:table-cell-properties fo:wrap-option="wrap"/>
    </style:style>
    <style:style style:name="ce13" style:family="table-cell" style:parent-style-name="Default">
      <style:text-properties fo:color="#b2b2b2"/>
    </style:style>
    <style:style style:name="ce14" style:family="table-cell" style:parent-style-name="Default" style:data-style-name="N61">
      <style:table-cell-properties fo:background-color="#ffb66c"/>
      <style:text-properties fo:color="#b2b2b2"/>
    </style:style>
    <style:style style:name="ce15" style:family="table-cell" style:parent-style-name="Default" style:data-style-name="N61">
      <style:text-properties fo:color="#b2b2b2"/>
    </style:style>
    <style:style style:name="ce16" style:family="table-cell" style:parent-style-name="Default" style:data-style-name="N61">
      <style:table-cell-properties fo:background-color="transparent"/>
      <style:text-properties fo:color="#b2b2b2"/>
    </style:style>
    <style:style style:name="ce17" style:family="table-cell" style:parent-style-name="Default">
      <style:table-cell-properties fo:background-color="#ffb66c"/>
      <style:text-properties fo:color="#b2b2b2"/>
    </style:style>
    <style:style style:name="ce18" style:family="table-cell" style:parent-style-name="Default">
      <style:table-cell-properties fo:background-color="#ff3838"/>
    </style:style>
    <style:style style:name="ce41" style:family="table-cell" style:parent-style-name="Default">
      <style:table-cell-properties fo:background-color="#ff5429"/>
      <style:text-properties fo:font-weight="bold" style:font-weight-asian="bold" style:font-weight-complex="bold"/>
    </style:style>
    <style:style style:name="ce42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ee7e5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61">
      <style:table-cell-properties fo:background-color="#bbe33d"/>
    </style:style>
    <style:style style:name="ce22" style:family="table-cell" style:parent-style-name="Default">
      <style:table-cell-properties fo:background-color="#bbe33d"/>
    </style:style>
    <style:style style:name="ce23" style:family="table-cell" style:parent-style-name="Default" style:data-style-name="N61">
      <style:table-cell-properties fo:background-color="transparent"/>
      <style:text-properties fo:color="#000000"/>
    </style:style>
    <style:style style:name="ce47" style:family="table-cell" style:parent-style-name="Default" style:data-style-name="N61">
      <style:table-cell-properties fo:background-color="#dddddd"/>
    </style:style>
    <style:style style:name="ce52" style:family="table-cell" style:parent-style-name="Default" style:data-style-name="N61">
      <style:table-cell-properties fo:background-color="transparent"/>
      <style:text-properties fo:color="#c9211e"/>
    </style:style>
    <style:style style:name="ce53" style:family="table-cell" style:parent-style-name="Default" style:data-style-name="N1"/>
    <style:style style:name="ce54" style:family="table-cell" style:parent-style-name="Default">
      <style:table-cell-properties fo:background-color="#bbe33d"/>
      <style:text-properties fo:font-weight="bold" style:font-weight-asian="bold" style:font-weight-complex="bold"/>
    </style:style>
    <style:style style:name="ce55" style:family="table-cell" style:parent-style-name="Default" style:data-style-name="N61">
      <style:table-cell-properties style:text-align-source="fix" style:repeat-content="false" fo:background-color="transparent"/>
      <style:paragraph-properties fo:text-align="end" fo:margin-left="0in"/>
    </style:style>
    <style:style style:name="ce56" style:family="table-cell" style:parent-style-name="Default" style:data-style-name="N61">
      <style:table-cell-properties fo:background-color="#ffa6a6"/>
    </style:style>
    <style:style style:name="ce57" style:family="table-cell" style:parent-style-name="Default" style:data-style-name="N0"/>
    <style:style style:name="ce58" style:family="table-cell" style:parent-style-name="Default" style:data-style-name="N122"/>
    <style:style style:name="ce73" style:family="table-cell" style:parent-style-name="Default">
      <style:table-cell-properties fo:background-color="#ffff00"/>
    </style:style>
    <style:style style:name="ce48" style:family="table-cell" style:parent-style-name="Default">
      <style:text-properties fo:font-weight="normal" style:font-weight-asian="normal" style:font-weight-complex="normal"/>
    </style:style>
    <style:style style:name="ce60" style:family="table-cell" style:parent-style-name="Default" style:data-style-name="N1">
      <style:table-cell-properties fo:background-color="transparent"/>
    </style:style>
    <style:style style:name="ce61" style:family="table-cell" style:parent-style-name="Default" style:data-style-name="N61">
      <style:table-cell-properties style:text-align-source="fix" style:repeat-content="false"/>
      <style:paragraph-properties fo:text-align="justify" fo:margin-left="0in"/>
    </style:style>
    <style:style style:name="ce62" style:family="table-cell" style:parent-style-name="Default" style:data-style-name="N123"/>
    <style:style style:name="ce78" style:family="table-cell" style:parent-style-name="Default">
      <style:table-cell-properties fo:background-color="#ffaa95"/>
    </style:style>
    <style:style style:name="ce63" style:family="table-cell" style:parent-style-name="Default" style:data-style-name="N1">
      <style:table-cell-properties fo:background-color="#bbe33d"/>
    </style:style>
    <style:style style:name="ce24" style:family="table-cell" style:parent-style-name="Default">
      <style:table-cell-properties fo:background-color="transparent"/>
      <style:text-properties fo:color="#000000"/>
    </style:style>
    <style:style style:name="ce82" style:family="table-cell" style:parent-style-name="Default" style:data-style-name="N61">
      <style:table-cell-properties fo:background-color="#ffaa95" style:text-align-source="fix" style:repeat-content="false"/>
      <style:paragraph-properties fo:text-align="end" fo:margin-left="0in"/>
    </style:style>
    <style:style style:name="ce83" style:family="table-cell" style:parent-style-name="Default" style:data-style-name="N61">
      <style:table-cell-properties fo:background-color="#ffaa95"/>
    </style:style>
    <style:style style:name="ce65" style:family="table-cell" style:parent-style-name="Default" style:data-style-name="N61">
      <style:table-cell-properties fo:background-color="#afd095"/>
    </style:style>
    <style:style style:name="ce66" style:family="table-cell" style:parent-style-name="Default">
      <style:table-cell-properties fo:background-color="#afd095"/>
    </style:style>
    <style:style style:name="ce81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10" table:default-cell-style-name="Default"/>
        <table:table-row table:style-name="ro1">
          <table:table-cell table:style-name="ce1" office:value-type="string" calcext:value-type="string" table:number-columns-spanned="7" table:number-rows-spanned="1">
            <text:p>Getting a baseline scenario with the new ligand parameterization</text:p>
          </table:table-cell>
          <table:covered-table-cell table:number-columns-repeated="6"/>
          <table:table-cell table:number-columns-repeated="4"/>
        </table:table-row>
        <table:table-row table:style-name="ro1">
          <table:table-cell table:style-name="ce1" office:value-type="string" calcext:value-type="string" table:number-columns-spanned="2" table:number-rows-spanned="1">
            <text:p>Important parameters</text:p>
          </table:table-cell>
          <table:covered-table-cell/>
          <table:table-cell table:number-columns-repeated="9"/>
        </table:table-row>
        <table:table-row table:style-name="ro1">
          <table:table-cell table:style-name="ce1" office:value-type="string" calcext:value-type="string">
            <text:p>run with dt = 1day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  <table:table-cell office:value-type="float" office:value="16" calcext:value-type="float">
            <text:p>16</text:p>
          </table:table-cell>
          <table:table-cell office:value-type="float" office:value="17" calcext:value-type="float">
            <text:p>17</text:p>
          </table:table-cell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2"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number-columns-repeated="2" table:style-name="ce3" office:value-type="float" office:value="0.000000025" calcext:value-type="float">
            <text:p>2.50E-08</text:p>
          </table:table-cell>
          <table:table-cell table:style-name="ce3" office:value-type="float" office:value="0.00000005" calcext:value-type="float">
            <text:p>5.00E-0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2" office:value-type="float" office:value="20" calcext:value-type="float">
            <text:p>20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4" office:value-type="float" office:value="10" calcext:value-type="float">
            <text:p>10</text:p>
          </table:table-cell>
          <table:table-cell table:number-columns-repeated="4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LIG (1)</text:p>
          </table:table-cell>
          <table:table-cell office:value-type="float" office:value="1.19593" calcext:value-type="float">
            <text:p>1.19593</text:p>
          </table:table-cell>
          <table:table-cell office:value-type="float" office:value="10.15045" calcext:value-type="float">
            <text:p>10.15045</text:p>
          </table:table-cell>
          <table:table-cell office:value-type="float" office:value="2.59317" calcext:value-type="float">
            <text:p>2.59317</text:p>
          </table:table-cell>
          <table:table-cell office:value-type="float" office:value="0.50463" calcext:value-type="float">
            <text:p>0.50463</text:p>
          </table:table-cell>
          <table:table-cell office:value-type="float" office:value="1.42205" calcext:value-type="float">
            <text:p>1.42205</text:p>
          </table:table-cell>
          <table:table-cell office:value-type="float" office:value="3.07889" calcext:value-type="float">
            <text:p>3.0788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2)</text:p>
          </table:table-cell>
          <table:table-cell office:value-type="float" office:value="0.48843" calcext:value-type="float">
            <text:p>0.48843</text:p>
          </table:table-cell>
          <table:table-cell office:value-type="float" office:value="3.87858" calcext:value-type="float">
            <text:p>3.87858</text:p>
          </table:table-cell>
          <table:table-cell office:value-type="float" office:value="1.02648" calcext:value-type="float">
            <text:p>1.02648</text:p>
          </table:table-cell>
          <table:table-cell office:value-type="float" office:value="0.21213" calcext:value-type="float">
            <text:p>0.21213</text:p>
          </table:table-cell>
          <table:table-cell office:value-type="float" office:value="0.80902" calcext:value-type="float">
            <text:p>0.80902</text:p>
          </table:table-cell>
          <table:table-cell office:value-type="float" office:value="1.72699" calcext:value-type="float">
            <text:p>1.726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IG (3)</text:p>
          </table:table-cell>
          <table:table-cell table:style-name="ce4" office:value-type="float" office:value="1.82725" calcext:value-type="float">
            <text:p>1.82725</text:p>
          </table:table-cell>
          <table:table-cell table:style-name="ce7" office:value-type="float" office:value="15.576" calcext:value-type="float">
            <text:p>15.576</text:p>
          </table:table-cell>
          <table:table-cell table:style-name="ce9" office:value-type="float" office:value="3.93563" calcext:value-type="float">
            <text:p>3.93563</text:p>
          </table:table-cell>
          <table:table-cell office:value-type="float" office:value="0.77372" calcext:value-type="float">
            <text:p>0.77372</text:p>
          </table:table-cell>
          <table:table-cell table:style-name="ce4" office:value-type="float" office:value="1.79864" calcext:value-type="float">
            <text:p>1.79864</text:p>
          </table:table-cell>
          <table:table-cell office:value-type="float" office:value="3.88019" calcext:value-type="float">
            <text:p>3.880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1)</text:p>
          </table:table-cell>
          <table:table-cell office:value-type="float" office:value="0.00291" calcext:value-type="float">
            <text:p>0.00291</text:p>
          </table:table-cell>
          <table:table-cell office:value-type="float" office:value="2.41451" calcext:value-type="float">
            <text:p>2.41451</text:p>
          </table:table-cell>
          <table:table-cell office:value-type="float" office:value="0.00624" calcext:value-type="float">
            <text:p>0.00624</text:p>
          </table:table-cell>
          <table:table-cell office:value-type="float" office:value="0.00126" calcext:value-type="float">
            <text:p>0.00126</text:p>
          </table:table-cell>
          <table:table-cell office:value-type="float" office:value="0.00292" calcext:value-type="float">
            <text:p>0.00292</text:p>
          </table:table-cell>
          <table:table-cell office:value-type="float" office:value="0.00644" calcext:value-type="float">
            <text:p>0.006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2)</text:p>
          </table:table-cell>
          <table:table-cell office:value-type="float" office:value="0.38487" calcext:value-type="float">
            <text:p>0.38487</text:p>
          </table:table-cell>
          <table:table-cell office:value-type="float" office:value="3.67799" calcext:value-type="float">
            <text:p>3.67799</text:p>
          </table:table-cell>
          <table:table-cell office:value-type="float" office:value="0.9015" calcext:value-type="float">
            <text:p>0.9015</text:p>
          </table:table-cell>
          <table:table-cell office:value-type="float" office:value="0.13055" calcext:value-type="float">
            <text:p>0.13055</text:p>
          </table:table-cell>
          <table:table-cell office:value-type="float" office:value="0.48877" calcext:value-type="float">
            <text:p>0.48877</text:p>
          </table:table-cell>
          <table:table-cell office:value-type="float" office:value="1.17493" calcext:value-type="float">
            <text:p>1.1749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Fe (3)</text:p>
          </table:table-cell>
          <table:table-cell table:style-name="ce4" office:value-type="float" office:value="0.62625" calcext:value-type="float">
            <text:p>0.62625</text:p>
          </table:table-cell>
          <table:table-cell table:style-name="ce7" office:value-type="float" office:value="4.59318" calcext:value-type="float">
            <text:p>4.59318</text:p>
          </table:table-cell>
          <table:table-cell table:style-name="ce9" office:value-type="float" office:value="1.3067" calcext:value-type="float">
            <text:p>1.3067</text:p>
          </table:table-cell>
          <table:table-cell office:value-type="float" office:value="0.27043" calcext:value-type="float">
            <text:p>0.27043</text:p>
          </table:table-cell>
          <table:table-cell table:style-name="ce4" office:value-type="float" office:value="0.62818" calcext:value-type="float">
            <text:p>0.62818</text:p>
          </table:table-cell>
          <table:table-cell office:value-type="float" office:value="1.34719" calcext:value-type="float">
            <text:p>1.3471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1)</text:p>
          </table:table-cell>
          <table:table-cell table:style-name="ce4" office:value-type="float" office:value="24.91442" calcext:value-type="float">
            <text:p>24.91442</text:p>
          </table:table-cell>
          <table:table-cell office:value-type="float" office:value="0.1736" calcext:value-type="float">
            <text:p>0.1736</text:p>
          </table:table-cell>
          <table:table-cell office:value-type="float" office:value="14.1073" calcext:value-type="float">
            <text:p>14.1073</text:p>
          </table:table-cell>
          <table:table-cell office:value-type="float" office:value="30.56698" calcext:value-type="float">
            <text:p>30.56698</text:p>
          </table:table-cell>
          <table:table-cell table:style-name="ce4" office:value-type="float" office:value="24.88364" calcext:value-type="float">
            <text:p>24.88364</text:p>
          </table:table-cell>
          <table:table-cell office:value-type="float" office:value="13.46427" calcext:value-type="float">
            <text:p>13.4642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2)</text:p>
          </table:table-cell>
          <table:table-cell table:style-name="ce4" office:value-type="float" office:value="0.03811" calcext:value-type="float">
            <text:p>0.03811</text:p>
          </table:table-cell>
          <table:table-cell office:value-type="float" office:value="0.00026" calcext:value-type="float">
            <text:p>0.00026</text:p>
          </table:table-cell>
          <table:table-cell office:value-type="float" office:value="0.02136" calcext:value-type="float">
            <text:p>0.02136</text:p>
          </table:table-cell>
          <table:table-cell office:value-type="float" office:value="0.04701" calcext:value-type="float">
            <text:p>0.04701</text:p>
          </table:table-cell>
          <table:table-cell table:style-name="ce4" office:value-type="float" office:value="0.03806" calcext:value-type="float">
            <text:p>0.03806</text:p>
          </table:table-cell>
          <table:table-cell office:value-type="float" office:value="0.02037" calcext:value-type="float">
            <text:p>0.0203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NO3 (3)</text:p>
          </table:table-cell>
          <table:table-cell table:style-name="ce4" office:value-type="float" office:value="34.99993" calcext:value-type="float">
            <text:p>34.99993</text:p>
          </table:table-cell>
          <table:table-cell office:value-type="float" office:value="35.06145" calcext:value-type="float">
            <text:p>35.06145</text:p>
          </table:table-cell>
          <table:table-cell office:value-type="float" office:value="35.0268" calcext:value-type="float">
            <text:p>35.0268</text:p>
          </table:table-cell>
          <table:table-cell office:value-type="float" office:value="34.98587" calcext:value-type="float">
            <text:p>34.98587</text:p>
          </table:table-cell>
          <table:table-cell table:style-name="ce4" office:value-type="float" office:value="35.00001" calcext:value-type="float">
            <text:p>35.00001</text:p>
          </table:table-cell>
          <table:table-cell office:value-type="float" office:value="35.0284" calcext:value-type="float">
            <text:p>35.028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1)</text:p>
          </table:table-cell>
          <table:table-cell table:style-name="ce4" office:value-type="float" office:value="1.86766" calcext:value-type="float">
            <text:p>1.86766</text:p>
          </table:table-cell>
          <table:table-cell table:style-name="ce7" office:value-type="float" office:value="0.3213" calcext:value-type="float">
            <text:p>0.3213</text:p>
          </table:table-cell>
          <table:table-cell office:value-type="float" office:value="1.19221" calcext:value-type="float">
            <text:p>1.19221</text:p>
          </table:table-cell>
          <table:table-cell office:value-type="float" office:value="2.22094" calcext:value-type="float">
            <text:p>2.22094</text:p>
          </table:table-cell>
          <table:table-cell table:style-name="ce4" office:value-type="float" office:value="1.86574" calcext:value-type="float">
            <text:p>1.86574</text:p>
          </table:table-cell>
          <table:table-cell office:value-type="float" office:value="1.15203" calcext:value-type="float">
            <text:p>1.1520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2)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052" calcext:value-type="float">
            <text:p>0.31052</text:p>
          </table:table-cell>
          <table:table-cell office:value-type="float" office:value="0.31184" calcext:value-type="float">
            <text:p>0.31184</text:p>
          </table:table-cell>
          <table:table-cell office:value-type="float" office:value="0.31345" calcext:value-type="float">
            <text:p>0.31345</text:p>
          </table:table-cell>
          <table:table-cell table:style-name="ce4" office:value-type="float" office:value="0.31289" calcext:value-type="float">
            <text:p>0.31289</text:p>
          </table:table-cell>
          <table:table-cell office:value-type="float" office:value="0.31178" calcext:value-type="float">
            <text:p>0.311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PO4 (3)</text:p>
          </table:table-cell>
          <table:table-cell table:style-name="ce4" office:value-type="float" office:value="2.498" calcext:value-type="float">
            <text:p>2.498</text:p>
          </table:table-cell>
          <table:table-cell office:value-type="float" office:value="2.50185" calcext:value-type="float">
            <text:p>2.50185</text:p>
          </table:table-cell>
          <table:table-cell office:value-type="float" office:value="2.49968" calcext:value-type="float">
            <text:p>2.49968</text:p>
          </table:table-cell>
          <table:table-cell office:value-type="float" office:value="2.49713" calcext:value-type="float">
            <text:p>2.49713</text:p>
          </table:table-cell>
          <table:table-cell table:style-name="ce4" office:value-type="float" office:value="2.49801" calcext:value-type="float">
            <text:p>2.49801</text:p>
          </table:table-cell>
          <table:table-cell office:value-type="float" office:value="2.49978" calcext:value-type="float">
            <text:p>2.4997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IC (1)</text:p>
          </table:table-cell>
          <table:table-cell office:value-type="float" office:value="2263.39382" calcext:value-type="float">
            <text:p>2263.39382</text:p>
          </table:table-cell>
          <table:table-cell office:value-type="float" office:value="2251.38371" calcext:value-type="float">
            <text:p>2251.38371</text:p>
          </table:table-cell>
          <table:table-cell office:value-type="float" office:value="2258.19925" calcext:value-type="float">
            <text:p>2258.19925</text:p>
          </table:table-cell>
          <table:table-cell office:value-type="float" office:value="2266.07966" calcext:value-type="float">
            <text:p>2266.07966</text:p>
          </table:table-cell>
          <table:table-cell office:value-type="float" office:value="2263.37912" calcext:value-type="float">
            <text:p>2263.3791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2)</text:p>
          </table:table-cell>
          <table:table-cell office:value-type="float" office:value="2103.79641" calcext:value-type="float">
            <text:p>2103.79641</text:p>
          </table:table-cell>
          <table:table-cell office:value-type="float" office:value="2117.10763" calcext:value-type="float">
            <text:p>2117.10763</text:p>
          </table:table-cell>
          <table:table-cell office:value-type="float" office:value="2109.74982" calcext:value-type="float">
            <text:p>2109.74982</text:p>
          </table:table-cell>
          <table:table-cell office:value-type="float" office:value="2100.59204" calcext:value-type="float">
            <text:p>2100.59204</text:p>
          </table:table-cell>
          <table:table-cell office:value-type="float" office:value="2103.81369" calcext:value-type="float">
            <text:p>2103.8136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DIC (3)</text:p>
          </table:table-cell>
          <table:table-cell office:value-type="float" office:value="2359.10116" calcext:value-type="float">
            <text:p>2359.10116</text:p>
          </table:table-cell>
          <table:table-cell office:value-type="float" office:value="2372.85126" calcext:value-type="float">
            <text:p>2372.85126</text:p>
          </table:table-cell>
          <table:table-cell office:value-type="float" office:value="2365.2426" calcext:value-type="float">
            <text:p>2365.2426</text:p>
          </table:table-cell>
          <table:table-cell office:value-type="float" office:value="2355.78467" calcext:value-type="float">
            <text:p>2355.78467</text:p>
          </table:table-cell>
          <table:table-cell office:value-type="float" office:value="2359.11846" calcext:value-type="float">
            <text:p>2359.118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1)</text:p>
          </table:table-cell>
          <table:table-cell office:value-type="float" office:value="2396.3236" calcext:value-type="float">
            <text:p>2396.3236</text:p>
          </table:table-cell>
          <table:table-cell office:value-type="float" office:value="2388.28283" calcext:value-type="float">
            <text:p>2388.28283</text:p>
          </table:table-cell>
          <table:table-cell office:value-type="float" office:value="2392.81128" calcext:value-type="float">
            <text:p>2392.81128</text:p>
          </table:table-cell>
          <table:table-cell office:value-type="float" office:value="2398.16068" calcext:value-type="float">
            <text:p>2398.16068</text:p>
          </table:table-cell>
          <table:table-cell office:value-type="float" office:value="2396.31359" calcext:value-type="float">
            <text:p>2396.31359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2)</text:p>
          </table:table-cell>
          <table:table-cell office:value-type="float" office:value="2388.2388" calcext:value-type="float">
            <text:p>2388.2388</text:p>
          </table:table-cell>
          <table:table-cell office:value-type="float" office:value="2388.22649" calcext:value-type="float">
            <text:p>2388.22649</text:p>
          </table:table-cell>
          <table:table-cell office:value-type="float" office:value="2388.23335" calcext:value-type="float">
            <text:p>2388.23335</text:p>
          </table:table-cell>
          <table:table-cell office:value-type="float" office:value="2388.24169" calcext:value-type="float">
            <text:p>2388.24169</text:p>
          </table:table-cell>
          <table:table-cell office:value-type="float" office:value="2388.23878" calcext:value-type="float">
            <text:p>2388.23878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LK (3)</text:p>
          </table:table-cell>
          <table:table-cell office:value-type="float" office:value="2399.60139" calcext:value-type="float">
            <text:p>2399.60139</text:p>
          </table:table-cell>
          <table:table-cell office:value-type="float" office:value="2399.62138" calcext:value-type="float">
            <text:p>2399.62138</text:p>
          </table:table-cell>
          <table:table-cell office:value-type="float" office:value="2399.61012" calcext:value-type="float">
            <text:p>2399.61012</text:p>
          </table:table-cell>
          <table:table-cell office:value-type="float" office:value="2399.59682" calcext:value-type="float">
            <text:p>2399.59682</text:p>
          </table:table-cell>
          <table:table-cell office:value-type="float" office:value="2399.60141" calcext:value-type="float">
            <text:p>2399.6014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More Fe in the Southern Ocean draws down other nutrients by stimulating primary production</text:p>
          </table:table-cell>
          <table:table-cell table:number-columns-repeated="10"/>
        </table:table-row>
        <table:table-row table:style-name="ro1" table:number-rows-repeated="4">
          <table:table-cell table:number-columns-repeated="11"/>
        </table:table-row>
        <table:table-row table:style-name="ro1">
          <table:table-cell office:value-type="string" calcext:value-type="string">
            <text:p>200 years are far too short for equilibrium, but a low ligand concentration at this point already indicates a problem</text:p>
          </table:table-cell>
          <table:table-cell table:number-columns-repeated="9"/>
          <table:table-cell office:value-type="string" calcext:value-type="string">
            <text:p>Nope</text:p>
          </table:table-cell>
        </table:table-row>
        <table:table-row table:style-name="ro2">
          <table:table-cell office:value-type="string" calcext:value-type="string">
            <text:p>run with dt = 12 h</text:p>
          </table:table-cell>
          <table:table-cell table:style-name="ce1" office:value-type="string" calcext:value-type="string" table:number-columns-spanned="6" table:number-rows-spanned="1">
            <text:p>200 year runs</text:p>
          </table:table-cell>
          <table:covered-table-cell table:number-columns-repeated="3"/>
          <table:covered-table-cell office:value-type="string" calcext:value-type="string">
            <text:p>200 year run</text:p>
          </table:covered-table-cell>
          <table:covered-table-cell/>
          <table:table-cell table:style-name="ce12" office:value-type="string" calcext:value-type="string">
            <text:p>model slightly restructured</text:p>
          </table:table-cell>
          <table:table-cell table:style-name="ce12" office:value-type="string" calcext:value-type="string">
            <text:p>higher ligand production</text:p>
          </table:table-cell>
          <table:table-cell table:number-columns-repeated="2" table:style-name="ce12" office:value-type="string" calcext:value-type="string">
            <text:p>higher ligand production and longer integration time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float" office:value="19" calcext:value-type="float">
            <text:p>19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office:value-type="float" office:value="25" calcext:value-type="float">
            <text:p>25</text:p>
          </table:table-cell>
          <table:table-cell table:style-name="ce13" office:value-type="float" office:value="26" calcext:value-type="float">
            <text:p>26</text:p>
          </table:table-cell>
          <table:table-cell table:style-name="ce13" office:value-type="float" office:value="27" calcext:value-type="float">
            <text:p>27</text:p>
          </table:table-cell>
          <table:table-cell table:style-name="ce13" office:value-type="float" office:value="28" calcext:value-type="float">
            <text:p>28</text:p>
          </table:table-cell>
        </table:table-row>
        <table:table-row table:style-name="ro1">
          <table:table-cell office:value-type="string" calcext:value-type="string">
            <text:p>Ligphi [-]</text:p>
          </table:table-cell>
          <table:table-cell table:number-columns-repeated="7" table:style-name="ce3" office:value-type="float" office:value="0.00000005" calcext:value-type="float">
            <text:p>5.00E-08</text:p>
          </table:table-cell>
          <table:table-cell table:number-columns-repeated="3" table:style-name="ce14" office:value-type="float" office:value="0.000005" calcext:value-type="float">
            <text:p>5.00E-06</text:p>
          </table:table-cell>
        </table:table-row>
        <table:table-row table:style-name="ro1">
          <table:table-cell office:value-type="string" calcext:value-type="string">
            <text:p>ligand lifetime surface [yr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lifetime factor deep ocean [-]</text:p>
          </table:table-cell>
          <table:table-cell table:number-columns-repeated="7" office:value-type="string" calcext:value-type="string">
            <text:p>inf</text:p>
          </table:table-cell>
          <table:table-cell table:number-columns-repeated="3" table:style-name="ce13" office:value-type="string" calcext:value-type="string">
            <text:p>inf</text:p>
          </table:table-cell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0.01" calcext:value-type="float">
            <text:p>0.01</text:p>
          </table:table-cell>
          <table:table-cell table:style-name="ce8" office:value-type="float" office:value="0.1" calcext:value-type="float">
            <text:p>0.1</text:p>
          </table:table-cell>
          <table:table-cell table:style-name="ce8" office:value-type="float" office:value="0.005" calcext:value-type="float">
            <text:p>0.005</text:p>
          </table:table-cell>
          <table:table-cell table:number-columns-repeated="2" office:value-type="float" office:value="0.01" calcext:value-type="float">
            <text:p>0.01</text:p>
          </table:table-cell>
          <table:table-cell table:style-name="ce8" office:value-type="float" office:value="0.005" calcext:value-type="float">
            <text:p>0.005</text:p>
          </table:table-cell>
          <table:table-cell office:value-type="float" office:value="0.01" calcext:value-type="float">
            <text:p>0.01</text:p>
          </table:table-cell>
          <table:table-cell table:number-columns-repeated="3" table:style-name="ce13" office:value-type="float" office:value="0.005" calcext:value-type="float">
            <text:p>0.005</text:p>
          </table:table-cell>
        </table:table-row>
        <table:table-row table:style-name="ro1">
          <table:table-cell office:value-type="string" calcext:value-type="string">
            <text:p>µ0 [s-1]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  <table:table-cell table:style-name="ce13" table:formula="of:=0.1/86400" office:value-type="float" office:value="0.00000115740740740741" calcext:value-type="float">
            <text:p>1.15740740740741E-06</text:p>
          </table:table-cell>
        </table:table-row>
        <table:table-row table:style-name="ro1">
          <table:table-cell office:value-type="string" calcext:value-type="string">
            <text:p>m_l [s-1]</text:p>
          </table:table-cell>
          <table:table-cell table:number-columns-repeated="7" table:style-name="ce3" office:value-type="float" office:value="0.00000000001" calcext:value-type="float">
            <text:p>1.00E-11</text:p>
          </table:table-cell>
          <table:table-cell table:style-name="ce15" office:value-type="float" office:value="0.00000000001" calcext:value-type="float">
            <text:p>1.00E-11</text:p>
          </table:table-cell>
          <table:table-cell table:style-name="ce14" office:value-type="float" office:value="0.000000001" calcext:value-type="float">
            <text:p>1.00E-09</text:p>
          </table:table-cell>
          <table:table-cell table:style-name="ce15" office:value-type="float" office:value="0.00000000001" calcext:value-type="float">
            <text:p>1.00E-11</text:p>
          </table:table-cell>
        </table:table-row>
        <table:table-row table:style-name="ro1">
          <table:table-cell office:value-type="string" calcext:value-type="string">
            <text:p>m_q [m3 cell-1 s-1]</text:p>
          </table:table-cell>
          <table:table-cell table:number-columns-repeated="7" table:style-name="ce3" office:value-type="float" office:value="1E-017" calcext:value-type="float">
            <text:p>1.00E-17</text:p>
          </table:table-cell>
          <table:table-cell table:number-columns-repeated="3" table:style-name="ce15" office:value-type="float" office:value="1E-017" calcext:value-type="float">
            <text:p>1.00E-17</text:p>
          </table:table-cell>
        </table:table-row>
        <table:table-row table:style-name="ro1">
          <table:table-cell office:value-type="string" calcext:value-type="string">
            <text:p>Kappa [-]</text:p>
          </table:table-cell>
          <table:table-cell table:number-columns-repeated="7" office:value-type="float" office:value="0" calcext:value-type="float">
            <text:p>0</text:p>
          </table:table-cell>
          <table:table-cell table:number-columns-repeated="3" table:style-name="ce13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K_Fe [mol kg-1]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style-name="ce8" table:formula="of:=0.000000001" office:value-type="float" office:value="0.000000001" calcext:value-type="float">
            <text:p>1E-09</text:p>
          </table:table-cell>
          <table:table-cell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3" table:formula="of:=0.0000000001" office:value-type="float" office:value="0.0000000001" calcext:value-type="float">
            <text:p>1E-10</text:p>
          </table:table-cell>
          <table:table-cell table:style-name="ce17" table:formula="of:=0.000000001" office:value-type="float" office:value="0.000000001" calcext:value-type="float">
            <text:p>1E-09</text:p>
          </table:table-cell>
        </table:table-row>
        <table:table-row table:style-name="ro1">
          <table:table-cell office:value-type="string" calcext:value-type="string">
            <text:p>K_LDOC [mol kg-1]</text:p>
          </table:table-cell>
          <table:table-cell table:style-name="ce5" office:value-type="float" office:value="0.000001" calcext:value-type="float">
            <text:p>1.00E-06</text:p>
          </table:table-cell>
          <table:table-cell table:number-columns-repeated="2" table:style-name="ce3" office:value-type="float" office:value="0.000001" calcext:value-type="float">
            <text:p>1.00E-06</text:p>
          </table:table-cell>
          <table:table-cell table:style-name="ce11" office:value-type="float" office:value="0.0000001" calcext:value-type="float">
            <text:p>1.00E-07</text:p>
          </table:table-cell>
          <table:table-cell table:number-columns-repeated="3" table:style-name="ce5" office:value-type="float" office:value="0.000001" calcext:value-type="float">
            <text:p>1.00E-06</text:p>
          </table:table-cell>
          <table:table-cell table:number-columns-repeated="3" table:style-name="ce16" office:value-type="float" office:value="0.000001" calcext:value-type="float">
            <text:p>1.00E-06</text:p>
          </table:table-cell>
        </table:table-row>
        <table:table-row table:style-name="ro1">
          <table:table-cell office:value-type="string" calcext:value-type="string">
            <text:p>PGE [-]</text:p>
          </table:table-cell>
          <table:table-cell table:number-columns-repeated="7" office:value-type="float" office:value="0.25" calcext:value-type="float">
            <text:p>0.25</text:p>
          </table:table-cell>
          <table:table-cell table:number-columns-repeated="3" table:style-name="ce13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_Fe:C [-]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  <table:table-cell table:style-name="ce13" table:formula="of:=0.00004" office:value-type="float" office:value="0.00004" calcext:value-type="float">
            <text:p>4E-05</text:p>
          </table:table-cell>
        </table:table-row>
        <table:table-row table:style-name="ro1">
          <table:table-cell office:value-type="string" calcext:value-type="string">
            <text:p>r_C:Lig</text:p>
          </table:table-cell>
          <table:table-cell table:number-columns-repeated="7" office:value-type="float" office:value="30" calcext:value-type="float">
            <text:p>30</text:p>
          </table:table-cell>
          <table:table-cell table:number-columns-repeated="3" table:style-name="ce13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pb_in (1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2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pb_in (3)</text:p>
          </table:table-cell>
          <table:table-cell table:number-columns-repeated="7" office:value-type="float" office:value="10" calcext:value-type="float">
            <text:p>10</text:p>
          </table:table-cell>
          <table:table-cell table:number-columns-repeated="3" table:style-name="ce13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IG (1) [nmol/kg]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6" office:value-type="float" office:value="0.02356" calcext:value-type="float">
            <text:p>0.02356</text:p>
          </table:table-cell>
          <table:table-cell table:style-name="ce6" office:value-type="float" office:value="0.01399" calcext:value-type="float">
            <text:p>0.01399</text:p>
          </table:table-cell>
          <table:table-cell table:style-name="ce6" office:value-type="float" office:value="0.02415" calcext:value-type="float">
            <text:p>0.02415</text:p>
          </table:table-cell>
          <table:table-cell table:style-name="ce10" office:value-type="float" office:value="0.29247" calcext:value-type="float">
            <text:p>0.29247</text:p>
          </table:table-cell>
          <table:table-cell office:value-type="float" office:value="0.41839" calcext:value-type="float">
            <text:p>0.41839</text:p>
          </table:table-cell>
          <table:table-cell office:value-type="float" office:value="0.02415" calcext:value-type="float">
            <text:p>0.024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2) [nmol/kg]</text:p>
          </table:table-cell>
          <table:table-cell table:style-name="ce6" office:value-type="float" office:value="0.02101" calcext:value-type="float">
            <text:p>0.02101</text:p>
          </table:table-cell>
          <table:table-cell table:style-name="ce6" office:value-type="float" office:value="0.01575" calcext:value-type="float">
            <text:p>0.01575</text:p>
          </table:table-cell>
          <table:table-cell table:style-name="ce6" office:value-type="float" office:value="0.01855" calcext:value-type="float">
            <text:p>0.01855</text:p>
          </table:table-cell>
          <table:table-cell table:style-name="ce6" office:value-type="float" office:value="0.02101" calcext:value-type="float">
            <text:p>0.02101</text:p>
          </table:table-cell>
          <table:table-cell office:value-type="float" office:value="0.18212" calcext:value-type="float">
            <text:p>0.18212</text:p>
          </table:table-cell>
          <table:table-cell table:style-name="ce10" office:value-type="float" office:value="0.19265" calcext:value-type="float">
            <text:p>0.19265</text:p>
          </table:table-cell>
          <table:table-cell office:value-type="float" office:value="0.02101" calcext:value-type="float">
            <text:p>0.0210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G (3) [nmol/kg]</text:p>
          </table:table-cell>
          <table:table-cell table:style-name="ce6" office:value-type="float" office:value="0.02437" calcext:value-type="float">
            <text:p>0.02437</text:p>
          </table:table-cell>
          <table:table-cell table:style-name="ce6" office:value-type="float" office:value="0.02374" calcext:value-type="float">
            <text:p>0.02374</text:p>
          </table:table-cell>
          <table:table-cell table:style-name="ce6" office:value-type="float" office:value="0.01398" calcext:value-type="float">
            <text:p>0.01398</text:p>
          </table:table-cell>
          <table:table-cell table:style-name="ce6" office:value-type="float" office:value="0.02437" calcext:value-type="float">
            <text:p>0.02437</text:p>
          </table:table-cell>
          <table:table-cell office:value-type="float" office:value="0.29327" calcext:value-type="float">
            <text:p>0.29327</text:p>
          </table:table-cell>
          <table:table-cell table:style-name="ce10" office:value-type="float" office:value="0.42444" calcext:value-type="float">
            <text:p>0.42444</text:p>
          </table:table-cell>
          <table:table-cell office:value-type="float" office:value="0.02437" calcext:value-type="float">
            <text:p>0.0243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1) [nmol/kg]</text:p>
          </table:table-cell>
          <table:table-cell table:style-name="ce6" office:value-type="float" office:value="0.00007" calcext:value-type="float">
            <text:p>7E-05</text:p>
          </table:table-cell>
          <table:table-cell table:style-name="ce6" office:value-type="float" office:value="0.00564" calcext:value-type="float">
            <text:p>0.00564</text:p>
          </table:table-cell>
          <table:table-cell table:style-name="ce6" office:value-type="float" office:value="0.00006" calcext:value-type="float">
            <text:p>6E-05</text:p>
          </table:table-cell>
          <table:table-cell table:style-name="ce6" office:value-type="float" office:value="0.00007" calcext:value-type="float">
            <text:p>7E-05</text:p>
          </table:table-cell>
          <table:table-cell office:value-type="float" office:value="0.08132" calcext:value-type="float">
            <text:p>0.08132</text:p>
          </table:table-cell>
          <table:table-cell table:style-name="ce10" office:value-type="float" office:value="0.00047" calcext:value-type="float">
            <text:p>0.00047</text:p>
          </table:table-cell>
          <table:table-cell office:value-type="float" office:value="0.00007" calcext:value-type="float">
            <text:p>7E-0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2) [nmol/kg]</text:p>
          </table:table-cell>
          <table:table-cell table:style-name="ce6" office:value-type="float" office:value="0.0211" calcext:value-type="float">
            <text:p>0.0211</text:p>
          </table:table-cell>
          <table:table-cell table:style-name="ce6" office:value-type="float" office:value="0.0169" calcext:value-type="float">
            <text:p>0.0169</text:p>
          </table:table-cell>
          <table:table-cell table:style-name="ce6" office:value-type="float" office:value="0.01457" calcext:value-type="float">
            <text:p>0.01457</text:p>
          </table:table-cell>
          <table:table-cell table:style-name="ce6" office:value-type="float" office:value="0.0211" calcext:value-type="float">
            <text:p>0.0211</text:p>
          </table:table-cell>
          <table:table-cell office:value-type="float" office:value="0.18293" calcext:value-type="float">
            <text:p>0.18293</text:p>
          </table:table-cell>
          <table:table-cell table:style-name="ce10" office:value-type="float" office:value="0.19296" calcext:value-type="float">
            <text:p>0.19296</text:p>
          </table:table-cell>
          <table:table-cell office:value-type="float" office:value="0.0211" calcext:value-type="float">
            <text:p>0.021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e (3) [nmol/kg]</text:p>
          </table:table-cell>
          <table:table-cell table:style-name="ce6" office:value-type="float" office:value="0.00842" calcext:value-type="float">
            <text:p>0.00842</text:p>
          </table:table-cell>
          <table:table-cell table:style-name="ce6" office:value-type="float" office:value="0.00486" calcext:value-type="float">
            <text:p>0.00486</text:p>
          </table:table-cell>
          <table:table-cell table:style-name="ce6" office:value-type="float" office:value="0.00534" calcext:value-type="float">
            <text:p>0.00534</text:p>
          </table:table-cell>
          <table:table-cell table:style-name="ce6" office:value-type="float" office:value="0.00842" calcext:value-type="float">
            <text:p>0.00842</text:p>
          </table:table-cell>
          <table:table-cell office:value-type="float" office:value="0.08421" calcext:value-type="float">
            <text:p>0.08421</text:p>
          </table:table-cell>
          <table:table-cell table:style-name="ce10" office:value-type="float" office:value="0.09831" calcext:value-type="float">
            <text:p>0.09831</text:p>
          </table:table-cell>
          <table:table-cell office:value-type="float" office:value="0.00842" calcext:value-type="float">
            <text:p>0.0084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3 (1)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1" calcext:value-type="float">
            <text:p>0.0001</text:p>
          </table:table-cell>
          <table:table-cell table:style-name="ce10" office:value-type="float" office:value="33.0298" calcext:value-type="float">
            <text:p>33.0298</text:p>
          </table:table-cell>
          <table:table-cell office:value-type="float" office:value="29.48203" calcext:value-type="float">
            <text:p>29.48203</text:p>
          </table:table-cell>
          <table:table-cell table:style-name="ce6" office:value-type="float" office:value="0.00041" calcext:value-type="float">
            <text:p>0.00041</text:p>
          </table:table-cell>
          <table:table-cell table:style-name="ce10" office:value-type="float" office:value="11.29501" calcext:value-type="float">
            <text:p>11.29501</text:p>
          </table:table-cell>
          <table:table-cell office:value-type="float" office:value="29.48203" calcext:value-type="float">
            <text:p>29.48203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2)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052" calcext:value-type="float">
            <text:p>0.00052</text:p>
          </table:table-cell>
          <table:table-cell table:style-name="ce10" office:value-type="float" office:value="0.04923" calcext:value-type="float">
            <text:p>0.04923</text:p>
          </table:table-cell>
          <table:table-cell office:value-type="float" office:value="0.04252" calcext:value-type="float">
            <text:p>0.04252</text:p>
          </table:table-cell>
          <table:table-cell table:style-name="ce6" office:value-type="float" office:value="0.00109" calcext:value-type="float">
            <text:p>0.00109</text:p>
          </table:table-cell>
          <table:table-cell table:style-name="ce10" office:value-type="float" office:value="0.0175" calcext:value-type="float">
            <text:p>0.0175</text:p>
          </table:table-cell>
          <table:table-cell office:value-type="float" office:value="0.04252" calcext:value-type="float">
            <text:p>0.04252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NO3 (3)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0113" calcext:value-type="float">
            <text:p>0.00113</text:p>
          </table:table-cell>
          <table:table-cell table:style-name="ce10" office:value-type="float" office:value="33.16665" calcext:value-type="float">
            <text:p>33.16665</text:p>
          </table:table-cell>
          <table:table-cell office:value-type="float" office:value="29.52667" calcext:value-type="float">
            <text:p>29.52667</text:p>
          </table:table-cell>
          <table:table-cell table:style-name="ce6" office:value-type="float" office:value="0.03265" calcext:value-type="float">
            <text:p>0.03265</text:p>
          </table:table-cell>
          <table:table-cell table:style-name="ce10" office:value-type="float" office:value="12.20224" calcext:value-type="float">
            <text:p>12.20224</text:p>
          </table:table-cell>
          <table:table-cell office:value-type="float" office:value="29.52667" calcext:value-type="float">
            <text:p>29.52667</text:p>
          </table:table-cell>
          <table:table-cell table:number-columns-repeated="2"/>
          <table:table-cell table:style-name="ce18"/>
        </table:table-row>
        <table:table-row table:style-name="ro1">
          <table:table-cell office:value-type="string" calcext:value-type="string">
            <text:p>PO4 (1)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2" calcext:value-type="float">
            <text:p>0.31052</text:p>
          </table:table-cell>
          <table:table-cell office:value-type="float" office:value="2.37487" calcext:value-type="float">
            <text:p>2.37487</text:p>
          </table:table-cell>
          <table:table-cell office:value-type="float" office:value="2.15314" calcext:value-type="float">
            <text:p>2.15314</text:p>
          </table:table-cell>
          <table:table-cell table:style-name="ce6" office:value-type="float" office:value="0.31053" calcext:value-type="float">
            <text:p>0.31053</text:p>
          </table:table-cell>
          <table:table-cell table:style-name="ce10" office:value-type="float" office:value="1.01645" calcext:value-type="float">
            <text:p>1.01645</text:p>
          </table:table-cell>
          <table:table-cell office:value-type="float" office:value="2.15314" calcext:value-type="float">
            <text:p>2.15314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2)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4" calcext:value-type="float">
            <text:p>0.31054</text:p>
          </table:table-cell>
          <table:table-cell office:value-type="float" office:value="0.31358" calcext:value-type="float">
            <text:p>0.31358</text:p>
          </table:table-cell>
          <table:table-cell office:value-type="float" office:value="0.31316" calcext:value-type="float">
            <text:p>0.31316</text:p>
          </table:table-cell>
          <table:table-cell table:style-name="ce6" office:value-type="float" office:value="0.31057" calcext:value-type="float">
            <text:p>0.31057</text:p>
          </table:table-cell>
          <table:table-cell table:style-name="ce10" office:value-type="float" office:value="0.3116" calcext:value-type="float">
            <text:p>0.3116</text:p>
          </table:table-cell>
          <table:table-cell office:value-type="float" office:value="0.31316" calcext:value-type="float">
            <text:p>0.3131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4 (3)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058" calcext:value-type="float">
            <text:p>0.31058</text:p>
          </table:table-cell>
          <table:table-cell office:value-type="float" office:value="2.38342" calcext:value-type="float">
            <text:p>2.38342</text:p>
          </table:table-cell>
          <table:table-cell office:value-type="float" office:value="2.15593" calcext:value-type="float">
            <text:p>2.15593</text:p>
          </table:table-cell>
          <table:table-cell table:style-name="ce6" office:value-type="float" office:value="0.31255" calcext:value-type="float">
            <text:p>0.31255</text:p>
          </table:table-cell>
          <table:table-cell table:style-name="ce10" office:value-type="float" office:value="1.07315" calcext:value-type="float">
            <text:p>1.07315</text:p>
          </table:table-cell>
          <table:table-cell office:value-type="float" office:value="2.15593" calcext:value-type="float">
            <text:p>2.1559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1)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87259" calcext:value-type="float">
            <text:p>231.87259</text:p>
          </table:table-cell>
          <table:table-cell office:value-type="float" office:value="13.46298" calcext:value-type="float">
            <text:p>13.46298</text:p>
          </table:table-cell>
          <table:table-cell office:value-type="float" office:value="36.45933" calcext:value-type="float">
            <text:p>36.45933</text:p>
          </table:table-cell>
          <table:table-cell office:value-type="float" office:value="231.43204" calcext:value-type="float">
            <text:p>231.43204</text:p>
          </table:table-cell>
          <table:table-cell table:style-name="ce10" office:value-type="float" office:value="146.97603" calcext:value-type="float">
            <text:p>146.97603</text:p>
          </table:table-cell>
          <table:table-cell office:value-type="float" office:value="36.45933" calcext:value-type="float">
            <text:p>36.4593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2)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9.35733" calcext:value-type="float">
            <text:p>229.35733</text:p>
          </table:table-cell>
          <table:table-cell office:value-type="float" office:value="19.5127" calcext:value-type="float">
            <text:p>19.5127</text:p>
          </table:table-cell>
          <table:table-cell office:value-type="float" office:value="44.72583" calcext:value-type="float">
            <text:p>44.72583</text:p>
          </table:table-cell>
          <table:table-cell office:value-type="float" office:value="224.45112" calcext:value-type="float">
            <text:p>224.45112</text:p>
          </table:table-cell>
          <table:table-cell table:style-name="ce10" office:value-type="float" office:value="130.96177" calcext:value-type="float">
            <text:p>130.96177</text:p>
          </table:table-cell>
          <table:table-cell office:value-type="float" office:value="44.72583" calcext:value-type="float">
            <text:p>44.7258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DOC (3)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2.02392" calcext:value-type="float">
            <text:p>232.02392</text:p>
          </table:table-cell>
          <table:table-cell office:value-type="float" office:value="13.85676" calcext:value-type="float">
            <text:p>13.85676</text:p>
          </table:table-cell>
          <table:table-cell office:value-type="float" office:value="37.78341" calcext:value-type="float">
            <text:p>37.78341</text:p>
          </table:table-cell>
          <table:table-cell office:value-type="float" office:value="231.8496" calcext:value-type="float">
            <text:p>231.8496</text:p>
          </table:table-cell>
          <table:table-cell table:style-name="ce10" office:value-type="float" office:value="151.94223" calcext:value-type="float">
            <text:p>151.94223</text:p>
          </table:table-cell>
          <table:table-cell office:value-type="float" office:value="37.78341" calcext:value-type="float">
            <text:p>37.7834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1)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6.11215" calcext:value-type="float">
            <text:p>6.11215</text:p>
          </table:table-cell>
          <table:table-cell office:value-type="float" office:value="1.61039" calcext:value-type="float">
            <text:p>1.61039</text:p>
          </table:table-cell>
          <table:table-cell office:value-type="float" office:value="2.05491" calcext:value-type="float">
            <text:p>2.05491</text:p>
          </table:table-cell>
          <table:table-cell office:value-type="float" office:value="8.73569" calcext:value-type="float">
            <text:p>8.73569</text:p>
          </table:table-cell>
          <table:table-cell table:style-name="ce10" office:value-type="float" office:value="2.2135" calcext:value-type="float">
            <text:p>2.2135</text:p>
          </table:table-cell>
          <table:table-cell office:value-type="float" office:value="2.05491" calcext:value-type="float">
            <text:p>2.0549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2)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6.61677" calcext:value-type="float">
            <text:p>16.61677</text:p>
          </table:table-cell>
          <table:table-cell office:value-type="float" office:value="14.53579" calcext:value-type="float">
            <text:p>14.53579</text:p>
          </table:table-cell>
          <table:table-cell office:value-type="float" office:value="19.98815" calcext:value-type="float">
            <text:p>19.98815</text:p>
          </table:table-cell>
          <table:table-cell office:value-type="float" office:value="17.80969" calcext:value-type="float">
            <text:p>17.80969</text:p>
          </table:table-cell>
          <table:table-cell table:style-name="ce10" office:value-type="float" office:value="18.53802" calcext:value-type="float">
            <text:p>18.53802</text:p>
          </table:table-cell>
          <table:table-cell office:value-type="float" office:value="19.98815" calcext:value-type="float">
            <text:p>19.9881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B (3)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5.37581" calcext:value-type="float">
            <text:p>5.37581</text:p>
          </table:table-cell>
          <table:table-cell office:value-type="float" office:value="5.85896" calcext:value-type="float">
            <text:p>5.85896</text:p>
          </table:table-cell>
          <table:table-cell office:value-type="float" office:value="8.97462" calcext:value-type="float">
            <text:p>8.97462</text:p>
          </table:table-cell>
          <table:table-cell office:value-type="float" office:value="9.00499" calcext:value-type="float">
            <text:p>9.00499</text:p>
          </table:table-cell>
          <table:table-cell table:style-name="ce10" office:value-type="float" office:value="10.35375" calcext:value-type="float">
            <text:p>10.35375</text:p>
          </table:table-cell>
          <table:table-cell office:value-type="float" office:value="8.97462" calcext:value-type="float">
            <text:p>8.974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C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DIC (3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1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2)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ALK (3)</text:p>
          </table:table-cell>
          <table:table-cell table:number-columns-repeated="10"/>
        </table:table-row>
        <table:table-row table:style-name="ro1">
          <table:table-cell/>
          <table:table-cell table:style-name="ce4" office:value-type="string" calcext:value-type="string">
            <text:p>corrected</text:p>
          </table:table-cell>
          <table:table-cell/>
          <table:table-cell office:value-type="string" calcext:value-type="string">
            <text:p>corrected</text:p>
          </table:table-cell>
          <table:table-cell table:number-columns-repeated="3"/>
          <table:table-cell office:value-type="string" calcext:value-type="string">
            <text:p>OK!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Use those preliminary runs to learn something general about the model and make very statements in the Thesis</text:p>
          </table:table-cell>
          <table:table-cell table:number-columns-repeated="10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@20: high phi, leads to a lot LDOC which draws down nutrients (nitrate, phosphate) and ligand production is also too weak for having enough Fe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1: PB is in a correct order of magnitud, Fe concentration is still too low, due to to low ligand concentration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@22: Due to Fe limitation a change in K_LDOC does not change anything</text:p>
          </table:table-cell>
          <table:table-cell table:number-columns-repeated="10"/>
        </table:table-row>
        <table:table-row table:style-name="ro1">
          <table:table-cell table:style-name="ce2" office:value-type="string" calcext:value-type="string">
            <text:p>@23: Changing K_Fe_prokaryotic give promising results, but nutrients are drawn down too much!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STAKE FOUND; BALANCE WAS NOT CLOSED!</text:p>
          </table:table-cell>
          <table:table-cell table:number-columns-repeated="10"/>
        </table:table-row>
      </table:table>
      <table:table table:name="Ensemble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2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2" table:number-columns-repeated="3" table:default-cell-style-name="Default"/>
        <table:table-column table:style-name="co11" table:default-cell-style-name="Default"/>
        <table:table-column table:style-name="co2" table:number-columns-repeated="2" table:default-cell-style-name="Default"/>
        <table:table-column table:style-name="co12" table:default-cell-style-name="Default"/>
        <table:table-column table:style-name="co2" table:default-cell-style-name="Default"/>
        <table:table-column table:style-name="co13" table:default-cell-style-name="Default"/>
        <table:table-column table:style-name="co2" table:default-cell-style-name="Default"/>
        <table:table-column table:style-name="co11" table:default-cell-style-name="Default"/>
        <table:table-column table:style-name="co14" table:default-cell-style-name="Default"/>
        <table:table-column table:style-name="co2" table:default-cell-style-name="Default"/>
        <table:table-column table:style-name="co15" table:default-cell-style-name="Default"/>
        <table:table-column table:style-name="co2" table:number-columns-repeated="3" table:default-cell-style-name="Default"/>
        <table:table-column table:style-name="co16" table:default-cell-style-name="Default"/>
        <table:table-column table:style-name="co2" table:number-columns-repeated="2" table:default-cell-style-name="Default"/>
        <table:table-column table:style-name="co17" table:default-cell-style-name="Default"/>
        <table:table-column table:style-name="co2" table:number-columns-repeated="31" table:default-cell-style-name="Default"/>
        <table:table-row table:style-name="ro1">
          <table:table-cell office:value-type="string" calcext:value-type="string">
            <text:p>Looking at stability for a short time period, goal is to narrow down µ0, m_l, m_q</text:p>
          </table:table-cell>
          <table:table-cell/>
          <table:table-cell table:style-name="ce46"/>
          <table:table-cell table:number-columns-repeated="60"/>
        </table:table-row>
        <table:table-row table:style-name="ro1">
          <table:table-cell office:value-type="string" calcext:value-type="string">
            <text:p>Ensemble 1</text:p>
          </table:table-cell>
          <table:table-cell office:value-type="string" calcext:value-type="string">
            <text:p>Problem with writing in csv file, data not lost but not really usable. Learnt that m_l = 1 d-1 is too high at least</text:p>
          </table:table-cell>
          <table:table-cell table:style-name="ce46"/>
          <table:table-cell table:number-columns-repeated="60"/>
        </table:table-row>
        <table:table-row table:style-name="ro1">
          <table:table-cell office:value-type="string" calcext:value-type="string">
            <text:p>Parameter</text:p>
          </table:table-cell>
          <table:table-cell office:value-type="string" calcext:value-type="string">
            <text:p>Number of values</text:p>
          </table:table-cell>
          <table:table-cell table:style-name="ce46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" calcext:value-type="float">
            <text:p>0.00E+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10" calcext:value-type="float">
            <text:p>10</text:p>
          </table:table-cell>
          <table:table-cell table:style-name="ce3" office:value-type="float" office:value="0.000000000001" calcext:value-type="float">
            <text:p>1.00E-12</text:p>
          </table:table-cell>
          <table:table-cell table:style-name="ce3" office:value-type="float" office:value="0.0000000000001" calcext:value-type="float">
            <text:p>1.00E-13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3" office:value-type="float" office:value="1E-017" calcext:value-type="float">
            <text:p>1.00E-17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0.00000001" calcext:value-type="float">
            <text:p>1.00E-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office:value-type="string" calcext:value-type="string">
            <text:p>was not cycled by accident, all had 1E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office:value-type="float" office:value="0.001" calcext:value-type="float">
            <text:p>0.001</text:p>
          </table:table-cell>
          <table:table-cell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table:number-columns-repeated="63"/>
        </table:table-row>
        <table:table-row table:style-name="ro1">
          <table:table-cell/>
          <table:table-cell table:formula="of:=PRODUCT([.B4:.B13])" office:value-type="float" office:value="13500" calcext:value-type="float">
            <text:p>13500</text:p>
          </table:table-cell>
          <table:table-cell table:number-columns-repeated="61"/>
        </table:table-row>
        <table:table-row table:style-name="ro1">
          <table:table-cell/>
          <table:table-cell table:formula="of:=13500/5" office:value-type="float" office:value="2700" calcext:value-type="float">
            <text:p>2700</text:p>
          </table:table-cell>
          <table:table-cell table:number-columns-repeated="61"/>
        </table:table-row>
        <table:table-row table:style-name="ro1" table:number-rows-repeated="6">
          <table:table-cell table:number-columns-repeated="63"/>
        </table:table-row>
        <table:table-row table:style-name="ro1">
          <table:table-cell office:value-type="string" calcext:value-type="string">
            <text:p>Ensemble 2</text:p>
          </table:table-cell>
          <table:table-cell office:value-type="string" calcext:value-type="string">
            <text:p>Timestep = 1 year</text:p>
          </table:table-cell>
          <table:table-cell office:value-type="string" calcext:value-type="string">
            <text:p>Time = 100 year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arameter</text:p>
          </table:table-cell>
          <table:table-cell table:style-name="ce19" office:value-type="string" calcext:value-type="string">
            <text:p>Number of values</text:p>
          </table:table-cell>
          <table:table-cell table:style-name="ce46" office:value-type="string" calcext:value-type="string" table:number-columns-spanned="17" table:number-rows-spanned="1">
            <text:p>Values</text:p>
          </table:table-cell>
          <table:covered-table-cell table:number-columns-repeated="16"/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/>
          <table:table-cell table:style-name="ce3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5" calcext:value-type="float">
            <text:p>5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10" calcext:value-type="float">
            <text:p>10</text:p>
          </table:table-cell>
          <table:table-cell office:value-type="float" office:value="100" calcext:value-type="float">
            <text:p>1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8" calcext:value-type="float">
            <text:p>8</text:p>
          </table:table-cell>
          <table:table-cell table:style-name="ce3" office:value-type="float" office:value="0.00000000000001" calcext:value-type="float">
            <text:p>1.00E-14</text:p>
          </table:table-cell>
          <table:table-cell table:style-name="ce3" office:value-type="float" office:value="1E-015" calcext:value-type="float">
            <text:p>1.00E-15</text:p>
          </table:table-cell>
          <table:table-cell table:style-name="ce3" office:value-type="float" office:value="1E-016" calcext:value-type="float">
            <text:p>1.00E-16</text:p>
          </table:table-cell>
          <table:table-cell table:style-name="ce21" office:value-type="float" office:value="1E-017" calcext:value-type="float">
            <text:p>1.00E-17</text:p>
          </table:table-cell>
          <table:table-cell table:style-name="ce21" office:value-type="float" office:value="1E-018" calcext:value-type="float">
            <text:p>1.00E-18</text:p>
          </table:table-cell>
          <table:table-cell table:style-name="ce21" office:value-type="float" office:value="1E-019" calcext:value-type="float">
            <text:p>1.00E-19</text:p>
          </table:table-cell>
          <table:table-cell table:style-name="ce21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3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10"/>
          <table:table-cell office:value-type="string" calcext:value-type="string">
            <text:p>idealized calculations</text:p>
          </table:table-cell>
          <table:table-cell office:value-type="string" calcext:value-type="string">
            <text:p>M(carbon) [g/mol]</text:p>
          </table:table-cell>
          <table:table-cell office:value-type="string" calcext:value-type="string">
            <text:p>q_C [g/cell]</text:p>
          </table:table-cell>
          <table:table-cell table:number-columns-repeated="3"/>
          <table:table-cell office:value-type="string" calcext:value-type="string">
            <text:p>S_LDOC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number-columns-repeated="9"/>
          <table:table-cell office:value-type="float" office:value="12" calcext:value-type="float">
            <text:p>12</text:p>
          </table:table-cell>
          <table:table-cell table:style-name="ce3" office:value-type="float" office:value="0.00000000000001" calcext:value-type="float">
            <text:p>1.00E-14</text:p>
          </table:table-cell>
          <table:table-cell table:number-columns-repeated="47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.25" calcext:value-type="float">
            <text:p>0.25</text:p>
          </table:table-cell>
          <table:table-cell table:number-columns-repeated="11"/>
          <table:table-cell office:value-type="string" calcext:value-type="string">
            <text:p>m_l [1/s]</text:p>
          </table:table-cell>
          <table:table-cell office:value-type="string" calcext:value-type="string">
            <text:p>m_q [m3/cell/s]</text:p>
          </table:table-cell>
          <table:table-cell office:value-type="string" calcext:value-type="string">
            <text:p>S_LDOC [mol/m3/s] </text:p>
          </table:table-cell>
          <table:table-cell office:value-type="string" calcext:value-type="string">
            <text:p>CUE [ - ]</text:p>
          </table:table-cell>
          <table:table-cell office:value-type="string" calcext:value-type="string">
            <text:p>Kappa [ - ]</text:p>
          </table:table-cell>
          <table:table-cell office:value-type="string" calcext:value-type="string">
            <text:p>B_abund [cell/ml]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number-columns-repeated="8"/>
          <table:table-cell table:formula="of:=[.O33]*86400" office:value-type="float" office:value="0.000864" calcext:value-type="float">
            <text:p>0.000864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1" calcext:value-type="float">
            <text:p>1.00E-10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3] + ([.O33]^2 + (4*[.P33] * [.$O$30]/[.$P$30] * [.Q33] / (1/[.R33] - [.S33])))^0.5) / (2 * [.P33]* [.$O$30]/[.$P$30]) * [.$O$30] / [.$P$30] / 10^6" office:value-type="float" office:value="2915026.22129181" calcext:value-type="float">
            <text:p>2.92E+06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number-columns-repeated="11"/>
          <table:table-cell table:style-name="ce3" office:value-type="float" office:value="0.000000001" calcext:value-type="float">
            <text:p>1.00E-09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4] + ([.O34]^2 + (4*[.P34] * [.$O$30]/[.$P$30] * [.Q34] / (1/[.R34] - [.S34])))^0.5) / (2 * [.P34]* [.$O$30]/[.$P$30]) * [.$O$30] / [.$P$30] / 10^6" office:value-type="float" office:value="50000" calcext:value-type="float">
            <text:p>5.00E+04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table:style-name="ce19"/>
          <table:table-cell table:number-columns-repeated="12"/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0.000000000001" calcext:value-type="float">
            <text:p>1.00E-12</text:p>
          </table:table-cell>
          <table:table-cell office:value-type="float" office:value="0.25" calcext:value-type="float">
            <text:p>0.25</text:p>
          </table:table-cell>
          <table:table-cell office:value-type="float" office:value="0" calcext:value-type="float">
            <text:p>0</text:p>
          </table:table-cell>
          <table:table-cell table:style-name="ce3" table:formula="of:= (-[.O35] + ([.O35]^2 + (4*[.P35] * [.$O$30]/[.$P$30] * [.Q35] / (1/[.R35] - [.S35])))^0.5) / (2 * [.P35]* [.$O$30]/[.$P$30]) * [.$O$30] / [.$P$30] / 10^6" office:value-type="float" office:value="29991.0053959536" calcext:value-type="float">
            <text:p>3.00E+04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Number of ensemble members</text:p>
          </table:table-cell>
          <table:table-cell table:style-name="ce19" table:formula="of:=PRODUCT([.B25:.B34])" office:value-type="float" office:value="10800" calcext:value-type="float">
            <text:p>10800</text:p>
          </table:table-cell>
          <table:table-cell table:number-columns-repeated="17"/>
          <table:table-cell table:style-name="ce3" table:formula="of:= (-[.O36] + ([.O36]^2 + (4*[.P36] * [.$O$30]/[.$P$30] * [.Q36] / (1/[.R36] - [.S36])))^0.5) / (2 * [.P36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µ0 [s-1]</text:p>
          </table:table-cell>
          <table:table-cell/>
          <table:table-cell table:formula="of:=[.C26]/86400" office:value-type="float" office:value="0.00000011574074074074" calcext:value-type="float">
            <text:p>1.15740740740741E-07</text:p>
          </table:table-cell>
          <table:table-cell table:formula="of:=[.D26]/86400" office:value-type="float" office:value="0.00000115740740740741" calcext:value-type="float">
            <text:p>1.15740740740741E-06</text:p>
          </table:table-cell>
          <table:table-cell table:formula="of:=[.E26]/86400" office:value-type="float" office:value="0.0000115740740740741" calcext:value-type="float">
            <text:p>1.15740740740741E-05</text:p>
          </table:table-cell>
          <table:table-cell table:formula="of:=[.F26]/86400" office:value-type="float" office:value="0.000115740740740741" calcext:value-type="float">
            <text:p>0.000115740740741</text:p>
          </table:table-cell>
          <table:table-cell table:formula="of:=[.G26]/86400" office:value-type="float" office:value="0.00115740740740741" calcext:value-type="float">
            <text:p>0.001157407407407</text:p>
          </table:table-cell>
          <table:table-cell table:number-columns-repeated="12"/>
          <table:table-cell table:style-name="ce3" table:formula="of:= (-[.O37] + ([.O37]^2 + (4*[.P37] * [.$O$30]/[.$P$30] * [.Q37] / (1/[.R37] - [.S37])))^0.5) / (2 * [.P37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_l [s-1]</text:p>
          </table:table-cell>
          <table:table-cell/>
          <table:table-cell table:formula="of:=[.C27]/86400" office:value-type="float" office:value="0.00000115740740740741" calcext:value-type="float">
            <text:p>1.15740740740741E-06</text:p>
          </table:table-cell>
          <table:table-cell table:formula="of:=[.D27]/86400" office:value-type="float" office:value="0.00000011574074074074" calcext:value-type="float">
            <text:p>1.15740740740741E-07</text:p>
          </table:table-cell>
          <table:table-cell table:formula="of:=[.E27]/86400" office:value-type="float" office:value="0.00000001157407407407" calcext:value-type="float">
            <text:p>1.15740740740741E-08</text:p>
          </table:table-cell>
          <table:table-cell table:formula="of:=[.F27]/86400" office:value-type="float" office:value="0.00000000115740740741" calcext:value-type="float">
            <text:p>1.15740740740741E-09</text:p>
          </table:table-cell>
          <table:table-cell table:formula="of:=[.G27]/86400" office:value-type="float" office:value="0.00000000011574074074" calcext:value-type="float">
            <text:p>1.15740740740741E-10</text:p>
          </table:table-cell>
          <table:table-cell table:formula="of:=[.H27]/86400" office:value-type="float" office:value="0.00000000001157407407" calcext:value-type="float">
            <text:p>1.15740740740741E-11</text:p>
          </table:table-cell>
          <table:table-cell table:formula="of:=[.I27]/86400" office:value-type="float" office:value="0.00000000000115740741" calcext:value-type="float">
            <text:p>1.15740740740741E-12</text:p>
          </table:table-cell>
          <table:table-cell table:formula="of:=[.J27]/86400" office:value-type="float" office:value="0.00000000000011574074" calcext:value-type="float">
            <text:p>1.15740740740741E-13</text:p>
          </table:table-cell>
          <table:table-cell table:formula="of:=[.K27]/86400" office:value-type="float" office:value="0.00000000000001157407" calcext:value-type="float">
            <text:p>1.15740740740741E-14</text:p>
          </table:table-cell>
          <table:table-cell table:formula="of:=[.L27]/86400" office:value-type="float" office:value="0" calcext:value-type="float">
            <text:p>0</text:p>
          </table:table-cell>
          <table:table-cell table:number-columns-repeated="7"/>
          <table:table-cell table:style-name="ce3" table:formula="of:= (-[.O38] + ([.O38]^2 + (4*[.P38] * [.$O$30]/[.$P$30] * [.Q38] / (1/[.R38] - [.S38])))^0.5) / (2 * [.P38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19"/>
          <table:table-cell table:style-name="ce3" table:formula="of:= (-[.O39] + ([.O39]^2 + (4*[.P39] * [.$O$30]/[.$P$30] * [.Q39] / (1/[.R39] - [.S39])))^0.5) / (2 * [.P39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Ensemble 3</text:p>
          </table:table-cell>
          <table:table-cell office:value-type="string" calcext:value-type="string">
            <text:p>Parameter chosen according to ensemble 2, longer integration time</text:p>
          </table:table-cell>
          <table:table-cell table:number-columns-repeated="17"/>
          <table:table-cell table:style-name="ce3" table:formula="of:= (-[.O40] + ([.O40]^2 + (4*[.P40] * [.$O$30]/[.$P$30] * [.Q40] / (1/[.R40] - [.S40])))^0.5) / (2 * [.P40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table:number-columns-repeated="2"/>
          <table:table-cell office:value-type="string" calcext:value-type="string">
            <text:p>Time = 1000 years</text:p>
          </table:table-cell>
          <table:table-cell table:number-columns-repeated="16"/>
          <table:table-cell table:style-name="ce3" table:formula="of:= (-[.O41] + ([.O41]^2 + (4*[.P41] * [.$O$30]/[.$P$30] * [.Q41] / (1/[.R41] - [.S41])))^0.5) / (2 * [.P41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/>
          <table:table-cell table:style-name="ce19" office:value-type="string" calcext:value-type="string">
            <text:p>Number of values</text:p>
          </table:table-cell>
          <table:table-cell table:number-columns-repeated="17"/>
          <table:table-cell table:style-name="ce3" table:formula="of:= (-[.O42] + ([.O42]^2 + (4*[.P42] * [.$O$30]/[.$P$30] * [.Q42] / (1/[.R42] - [.S42])))^0.5) / (2 * [.P42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21" office:value-type="float" office:value="0.00004" calcext:value-type="float">
            <text:p>4.00E-05</text:p>
          </table:table-cell>
          <table:table-cell table:style-name="ce10" table:number-columns-repeated="8"/>
          <table:table-cell table:number-columns-repeated="8"/>
          <table:table-cell table:style-name="ce3" table:formula="of:= (-[.O43] + ([.O43]^2 + (4*[.P43] * [.$O$30]/[.$P$30] * [.Q43] / (1/[.R43] - [.S43])))^0.5) / (2 * [.P43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4" calcext:value-type="float">
            <text:p>4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10" calcext:value-type="float">
            <text:p>10</text:p>
          </table:table-cell>
          <table:table-cell table:style-name="ce10" table:number-columns-repeated="5"/>
          <table:table-cell table:number-columns-repeated="8"/>
          <table:table-cell table:style-name="ce3" table:formula="of:= (-[.O44] + ([.O44]^2 + (4*[.P44] * [.$O$30]/[.$P$30] * [.Q44] / (1/[.R44] - [.S44])))^0.5) / (2 * [.P44]* [.$O$30]/[.$P$30]) * [.$O$30] / [.$P$30] / 10^6" office:value-type="string" office:string-value="" calcext:value-type="error">
            <text:p>#DIV/0!</text:p>
          </table:table-cell>
          <table:table-cell table:style-name="ce3"/>
          <table:table-cell table:number-columns-repeated="42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0.01" calcext:value-type="float">
            <text:p>1.00E-02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2" office:value-type="float" office:value="0" calcext:value-type="float">
            <text:p>0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5" calcext:value-type="float">
            <text:p>5</text:p>
          </table:table-cell>
          <table:table-cell table:style-name="ce5" office:value-type="float" office:value="1E-017" calcext:value-type="float">
            <text:p>1.00E-17</text:p>
          </table:table-cell>
          <table:table-cell table:style-name="ce5" office:value-type="float" office:value="1E-018" calcext:value-type="float">
            <text:p>1.00E-18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5" office:value-type="float" office:value="1E-020" calcext:value-type="float">
            <text:p>1.00E-20</text:p>
          </table:table-cell>
          <table:table-cell table:style-name="ce22" office:value-type="float" office:value="0" calcext:value-type="float">
            <text:p>0</text:p>
          </table:table-cell>
          <table:table-cell table:style-name="ce5"/>
          <table:table-cell table:style-name="ce10" table:number-columns-repeated="3"/>
          <table:table-cell table:number-columns-repeated="52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0" calcext:value-type="float">
            <text:p>0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0001" calcext:value-type="float">
            <text:p>1.00E-10</text:p>
          </table:table-cell>
          <table:table-cell table:style-name="ce21" office:value-type="float" office:value="0.000000001" calcext:value-type="float">
            <text:p>1.00E-09</text:p>
          </table:table-cell>
          <table:table-cell table:style-name="ce21" office:value-type="float" office:value="0.00000001" calcext:value-type="float">
            <text:p>1.00E-08</text:p>
          </table:table-cell>
          <table:table-cell table:style-name="ce10" table:number-columns-repeated="6"/>
          <table:table-cell table:number-columns-repeated="52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21" office:value-type="float" office:value="0.0000001" calcext:value-type="float">
            <text:p>1.00E-07</text:p>
          </table:table-cell>
          <table:table-cell table:style-name="ce21" office:value-type="float" office:value="0.000001" calcext:value-type="float">
            <text:p>1.00E-06</text:p>
          </table:table-cell>
          <table:table-cell table:style-name="ce21" office:value-type="float" office:value="0.00001" calcext:value-type="float">
            <text:p>1.00E-05</text:p>
          </table:table-cell>
          <table:table-cell table:style-name="ce10" table:number-columns-repeated="6"/>
          <table:table-cell table:number-columns-repeated="52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5" table:number-columns-repeated="4"/>
          <table:table-cell table:style-name="ce10" table:number-columns-repeated="2"/>
          <table:table-cell table:number-columns-repeated="5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22" office:value-type="float" office:value="30" calcext:value-type="float">
            <text:p>30</text:p>
          </table:table-cell>
          <table:table-cell table:style-name="ce10" table:number-columns-repeated="8"/>
          <table:table-cell table:number-columns-repeated="52"/>
        </table:table-row>
        <table:table-row table:style-name="ro1">
          <table:table-cell/>
          <table:table-cell table:style-name="ce19"/>
          <table:table-cell table:number-columns-repeated="61"/>
        </table:table-row>
        <table:table-row table:style-name="ro1">
          <table:table-cell/>
          <table:table-cell table:style-name="ce19" table:formula="of:=PRODUCT([.B43:.B52])" office:value-type="float" office:value="4860" calcext:value-type="float">
            <text:p>48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54]*3" office:value-type="float" office:value="14580" calcext:value-type="float">
            <text:p>145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55]/3600" office:value-type="float" office:value="4.05" calcext:value-type="float">
            <text:p>4.05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4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03" calcext:value-type="float">
            <text:p>0.03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5" calcext:value-type="float">
            <text:p>5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 office:value-type="float" office:value="0.00000001" calcext:value-type="float">
            <text:p>1.00E-08</text:p>
          </table:table-cell>
          <table:table-cell table:style-name="ce23" office:value-type="float" office:value="0.000000001" calcext:value-type="float">
            <text:p>1.00E-09</text:p>
          </table:table-cell>
          <table:table-cell table:style-name="ce24"/>
          <table:table-cell table:number-columns-repeated="55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00001" calcext:value-type="float">
            <text:p>1.00E-07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5" office:value-type="float" office:value="0.00001" calcext:value-type="float">
            <text:p>1.00E-0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5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5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style-name="ce19"/>
          <table:table-cell table:number-columns-repeated="61"/>
        </table:table-row>
        <table:table-row table:style-name="ro1">
          <table:table-cell/>
          <table:table-cell table:style-name="ce19" table:formula="of:=PRODUCT([.B60:.B69])" office:value-type="float" office:value="405" calcext:value-type="float">
            <text:p>4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71]*80" office:value-type="float" office:value="32400" calcext:value-type="float">
            <text:p>324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72]/3600" office:value-type="float" office:value="9" calcext:value-type="float">
            <text:p>9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semble 5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office:value-type="string" calcext:value-type="string">
            <text:p>NOT FINISHED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9" calcext:value-type="float">
            <text:p>9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style-name="ce5" office:value-type="float" office:value="0.00000001" calcext:value-type="float">
            <text:p>1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style-name="ce19" table:formula="of:=PRODUCT([.B75:.B84])" office:value-type="float" office:value="675" calcext:value-type="float">
            <text:p>67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86]*80" office:value-type="float" office:value="54000" calcext:value-type="float">
            <text:p>54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87]/3600" office:value-type="float" office:value="15" calcext:value-type="float">
            <text:p>15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5 corrected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s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1" calcext:value-type="float">
            <text:p>1.00E-06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5" calcext:value-type="float">
            <text:p>5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2" calcext:value-type="float">
            <text:p>1.00E-22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6" calcext:value-type="float">
            <text:p>6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/>
          <table:table-cell table:style-name="ce19" table:formula="of:=PRODUCT([.B91:.B100])" office:value-type="float" office:value="450" calcext:value-type="float">
            <text:p>45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02]*80" office:value-type="float" office:value="36000" calcext:value-type="float">
            <text:p>360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03]/3600" office:value-type="float" office:value="10" calcext:value-type="float">
            <text:p>10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6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style-name="ce23"/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style-name="ce3"/>
          <table:table-cell table:number-columns-repeated="57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15" calcext:value-type="float">
            <text:p>15</text:p>
          </table:table-cell>
          <table:table-cell table:style-name="ce10" office:value-type="float" office:value="30" calcext:value-type="float">
            <text:p>30</text:p>
          </table:table-cell>
          <table:table-cell table:style-name="ce10"/>
          <table:table-cell table:number-columns-repeated="58"/>
        </table:table-row>
        <table:table-row table:style-name="ro1">
          <table:table-cell/>
          <table:table-cell table:style-name="ce19" table:formula="of:=PRODUCT([.B108:.B117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18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19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7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formula="of:=PRODUCT([.B124:.B136])" office:value-type="float" office:value="360" calcext:value-type="float">
            <text:p>3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37]*60" office:value-type="float" office:value="21600" calcext:value-type="float">
            <text:p>2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38]/3600" office:value-type="float" office:value="6" calcext:value-type="float">
            <text:p>6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semble 8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1 day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See whether this is a important parameter as wel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0" calcext:value-type="float">
            <text:p>0.00E+00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00000001" calcext:value-type="float">
            <text:p>1.00E-08</text:p>
          </table:table-cell>
          <table:table-cell table:style-name="ce3" office:value-type="float" office:value="0.00000005" calcext:value-type="float">
            <text:p>5.00E-08</text:p>
          </table:table-cell>
          <table:table-cell table:style-name="ce3" office:value-type="float" office:value="0.0000001" calcext:value-type="float">
            <text:p>1.00E-07</text:p>
          </table:table-cell>
          <table:table-cell table:style-name="ce3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formula="of:=PRODUCT([.B142:.B154])" office:value-type="float" office:value="360" calcext:value-type="float">
            <text:p>3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55]*60" office:value-type="float" office:value="21600" calcext:value-type="float">
            <text:p>2160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56]/3600" office:value-type="float" office:value="6" calcext:value-type="float">
            <text:p>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9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8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005" calcext:value-type="float">
            <text:p>5.00E-07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161:.B171])" office:value-type="float" office:value="324" calcext:value-type="float">
            <text:p>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72]*80" office:value-type="float" office:value="25920" calcext:value-type="float">
            <text:p>259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73]/3600" office:value-type="float" office:value="7.2" calcext:value-type="float">
            <text:p>7.2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0</text:p>
          </table:table-cell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23" office:value-type="float" office:value="0.00001" calcext:value-type="float">
            <text:p>1.00E-05</text:p>
          </table:table-cell>
          <table:table-cell table:style-name="ce23" office:value-type="float" office:value="0.0000001" calcext:value-type="float">
            <text:p>1.00E-07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1E-023" calcext:value-type="float">
            <text:p>1.00E-2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0001" calcext:value-type="float">
            <text:p>1.00E-08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178:.B188])" office:value-type="float" office:value="324" calcext:value-type="float">
            <text:p>324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189]*80" office:value-type="float" office:value="25920" calcext:value-type="float">
            <text:p>259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190]/3600" office:value-type="float" office:value="7.2" calcext:value-type="float">
            <text:p>7.2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1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196:.B206])" office:value-type="float" office:value="216" calcext:value-type="float">
            <text:p>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07]*80" office:value-type="float" office:value="17280" calcext:value-type="float">
            <text:p>17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08]/3600" office:value-type="float" office:value="4.8" calcext:value-type="float">
            <text:p>4.8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2</text:p>
          </table:table-cell>
          <table:table-cell table:number-columns-repeated="62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00001" calcext:value-type="float">
            <text:p>1.00E-09</text:p>
          </table:table-cell>
          <table:table-cell/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14:.B224])" office:value-type="float" office:value="216" calcext:value-type="float">
            <text:p>216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25]*80" office:value-type="float" office:value="17280" calcext:value-type="float">
            <text:p>1728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26]/3600" office:value-type="float" office:value="4.8" calcext:value-type="float">
            <text:p>4.8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3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32:.B242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43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44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4</text:p>
          </table:table-cell>
          <table:table-cell table:style-name="ce42" office:value-type="string" calcext:value-type="string">
            <text:p>Ligand lifetime is doubled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50:.B260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61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62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3">
          <table:table-cell table:number-columns-repeated="63"/>
        </table:table-row>
        <table:table-row table:style-name="ro1">
          <table:table-cell office:value-type="string" calcext:value-type="string">
            <text:p>Ensemble 15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69:.B279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80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81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6</text:p>
          </table:table-cell>
          <table:table-cell table:style-name="ce42" office:value-type="string" calcext:value-type="string">
            <text:p>Ligand lifetime increased by a factor of 5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287:.B297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298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299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office:value-type="string" calcext:value-type="string">
            <text:p>Ensemble 17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9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58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58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58"/>
        </table:table-row>
        <table:table-row table:style-name="ro1">
          <table:table-cell/>
          <table:table-cell table:style-name="ce19" table:formula="of:=PRODUCT([.B305:.B315])" office:value-type="float" office:value="432" calcext:value-type="float">
            <text:p>43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316]*80" office:value-type="float" office:value="34560" calcext:value-type="float">
            <text:p>3456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317]/3600" office:value-type="float" office:value="9.6" calcext:value-type="float">
            <text:p>9.6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Ensemble 18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7"/>
          <table:table-cell table:style-name="ce42" office:value-type="string" calcext:value-type="string">
            <text:p>Ensemble 18_1</text:p>
          </table:table-cell>
          <table:table-cell table:number-columns-repeated="11"/>
          <table:table-cell table:style-name="ce42" office:value-type="string" calcext:value-type="string">
            <text:p>Ensemble 18_2</text:p>
          </table:table-cell>
          <table:table-cell table:number-columns-repeated="4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0.5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office:value-type="string" calcext:value-type="string">
            <text:p>50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8"/>
          <table:table-cell office:value-type="string" calcext:value-type="string">
            <text:p>1000 years</text:p>
          </table:table-cell>
          <table:table-cell office:value-type="string" calcext:value-type="string">
            <text:p>Timestep = 2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38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10"/>
          <table:table-cell table:number-columns-repeated="5"/>
          <table:table-cell table:style-name="ce5" office:value-type="float" office:value="0.00004" calcext:value-type="float">
            <text:p>4.00E-05</text:p>
          </table:table-cell>
          <table:table-cell table:number-columns-repeated="9"/>
          <table:table-cell office:value-type="string" calcext:value-type="string">
            <text:p>rFeC_pb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4" calcext:value-type="float">
            <text:p>4.00E-05</text:p>
          </table:table-cell>
          <table:table-cell table:style-name="ce3" office:value-type="float" office:value="0.0002" calcext:value-type="float">
            <text:p>2.00E-04</text:p>
          </table:table-cell>
          <table:table-cell table:style-name="ce3" office:value-type="float" office:value="0.0008" calcext:value-type="float">
            <text:p>8.00E-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3" calcext:value-type="float">
            <text:p>3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string" calcext:value-type="string">
            <text:p>µ0 [d-1]</text:p>
          </table:table-cell>
          <table:table-cell office:value-type="float" office:value="5" calcext:value-type="float">
            <text:p>5</text:p>
          </table:table-cell>
          <table:table-cell table:style-name="ce66" office:value-type="float" office:value="0.01" calcext:value-type="float">
            <text:p>0.01</text:p>
          </table:table-cell>
          <table:table-cell table:style-name="ce10"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3" office:value-type="float" office:value="0.001" calcext:value-type="float">
            <text:p>1.00E-03</text:p>
          </table:table-cell>
          <table:table-cell table:number-columns-repeated="9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005" calcext:value-type="float">
            <text:p>5.00E-06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table:number-columns-repeated="2"/>
          <table:table-cell table:number-columns-repeated="4"/>
          <table:table-cell table:style-name="ce3" office:value-type="float" office:value="1E-019" calcext:value-type="float">
            <text:p>1.00E-19</text:p>
          </table:table-cell>
          <table:table-cell table:number-columns-repeated="9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1E-019" calcext:value-type="float">
            <text:p>1.00E-19</text:p>
          </table:table-cell>
          <table:table-cell table:style-name="ce3" office:value-type="float" office:value="1E-018" calcext:value-type="float">
            <text:p>1.00E-18</text:p>
          </table:table-cell>
          <table:table-cell table:style-name="ce3" office:value-type="float" office:value="1E-020" calcext:value-type="float">
            <text:p>1.00E-2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"/>
          <table:table-cell office:value-type="string" calcext:value-type="string">
            <text:p>Kappa [-]</text:p>
          </table:table-cell>
          <table:table-cell office:value-type="float" office:value="2" calcext:value-type="float">
            <text:p>2</text:p>
          </table:table-cell>
          <table:table-cell table:style-name="ce66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01" calcext:value-type="float">
            <text:p>1.00E-10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5"/>
          <table:table-cell table:style-name="ce5" office:value-type="float" office:value="0.000000001" calcext:value-type="float">
            <text:p>1.00E-09</text:p>
          </table:table-cell>
          <table:table-cell table:number-columns-repeated="9"/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000001" calcext:value-type="float">
            <text:p>1.00E-10</text:p>
          </table:table-cell>
          <table:table-cell table:style-name="ce3" office:value-type="float" office:value="0.0000000005" calcext:value-type="float">
            <text:p>5.00E-10</text:p>
          </table:table-cell>
          <table:table-cell table:style-name="ce3" office:value-type="float" office:value="0.000000001" calcext:value-type="float">
            <text:p>1.00E-09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1" calcext:value-type="float">
            <text:p>1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/>
          <table:table-cell table:number-columns-repeated="4"/>
          <table:table-cell table:style-name="ce5" office:value-type="float" office:value="0.00001" calcext:value-type="float">
            <text:p>1.00E-05</text:p>
          </table:table-cell>
          <table:table-cell table:number-columns-repeated="9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01" calcext:value-type="float">
            <text:p>1.00E-05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10" office:value-type="float" office:value="0.25" calcext:value-type="float">
            <text:p>0.25</text:p>
          </table:table-cell>
          <table:table-cell table:number-columns-repeated="9"/>
          <table:table-cell office:value-type="string" calcext:value-type="string">
            <text:p>PGE [-]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0.25" calcext:value-type="float">
            <text:p>0.25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3" calcext:value-type="float">
            <text:p>3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4"/>
          <table:table-cell table:style-name="ce3" office:value-type="float" office:value="0.02" calcext:value-type="float">
            <text:p>2.00E-02</text:p>
          </table:table-cell>
          <table:table-cell table:number-columns-repeated="9"/>
          <table:table-cell office:value-type="string" calcext:value-type="string">
            <text:p>Phi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5" calcext:value-type="float">
            <text:p>5.00E-03</text:p>
          </table:table-cell>
          <table:table-cell table:style-name="ce3" office:value-type="float" office:value="0.0025" calcext:value-type="float">
            <text:p>2.5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/>
          <table:table-cell table:style-name="ce10"/>
          <table:table-cell table:number-columns-repeated="4"/>
          <table:table-cell table:style-name="ce10" office:value-type="float" office:value="30" calcext:value-type="float">
            <text:p>30</text:p>
          </table:table-cell>
          <table:table-cell table:number-columns-repeated="9"/>
          <table:table-cell office:value-type="string" calcext:value-type="string">
            <text:p>rCLig</text:p>
          </table:table-cell>
          <table:table-cell office:value-type="float" office:value="3" calcext:value-type="float">
            <text:p>3</text:p>
          </table:table-cell>
          <table:table-cell table:style-name="ce66" office:value-type="float" office:value="30" calcext:value-type="float">
            <text:p>30</text:p>
          </table:table-cell>
          <table:table-cell office:value-type="float" office:value="20" calcext:value-type="float">
            <text:p>20</text:p>
          </table:table-cell>
          <table:table-cell office:value-type="float" office:value="40" calcext:value-type="float">
            <text:p>4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3" calcext:value-type="float">
            <text:p>3</text:p>
          </table:table-cell>
          <table:table-cell table:style-name="ce47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4"/>
          <table:table-cell table:style-name="ce5" office:value-type="float" office:value="0.0001" calcext:value-type="float">
            <text:p>1.00E-04</text:p>
          </table:table-cell>
          <table:table-cell table:number-columns-repeated="9"/>
          <table:table-cell office:value-type="string" calcext:value-type="string">
            <text:p>Ligphi [-]</text:p>
          </table:table-cell>
          <table:table-cell office:value-type="float" office:value="3" calcext:value-type="float">
            <text:p>3</text:p>
          </table:table-cell>
          <table:table-cell table:style-name="ce65" office:value-type="float" office:value="0.0001" calcext:value-type="float">
            <text:p>1.00E-0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39"/>
        </table:table-row>
        <table:table-row table:style-name="ro1">
          <table:table-cell/>
          <table:table-cell table:style-name="ce19" table:formula="of:=PRODUCT([.B322:.B332])" office:value-type="float" office:value="432" calcext:value-type="float">
            <text:p>432</text:p>
          </table:table-cell>
          <table:table-cell table:number-columns-repeated="7"/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10"/>
          <table:table-cell table:formula="of:=PRODUCT([.U322:.U332])" office:value-type="float" office:value="196830" calcext:value-type="float">
            <text:p>196830</text:p>
          </table:table-cell>
          <table:table-cell office:value-type="string" calcext:value-type="string">
            <text:p>Testing different µ0 with a smaller timestep in a setting where I know that after 10000 years we should arrive at reasonable condition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333]*80" office:value-type="float" office:value="34560" calcext:value-type="float">
            <text:p>34560</text:p>
          </table:table-cell>
          <table:table-cell table:number-columns-repeated="7"/>
          <table:table-cell office:value-type="string" calcext:value-type="string">
            <text:p>Writing out concentrations every 50 years</text:p>
          </table:table-cell>
          <table:table-cell table:number-columns-repeated="11"/>
          <table:table-cell office:value-type="string" calcext:value-type="string">
            <text:p>Writing out concentrations every 50 years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334]/3600" office:value-type="float" office:value="9.6" calcext:value-type="float">
            <text:p>9.6</text:p>
          </table:table-cell>
          <table:table-cell table:number-columns-repeated="7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11"/>
          <table:table-cell office:value-type="string" calcext:value-type="string">
            <text:p>Hope to see whether a smaller timestep reduces the problem of instability for higher µ0 and whether conditions after 10000 are stable</text:p>
          </table:table-cell>
          <table:table-cell table:number-columns-repeated="41"/>
        </table:table-row>
        <table:table-row table:style-name="ro1">
          <table:table-cell table:number-columns-repeated="63"/>
        </table:table-row>
        <table:table-row table:style-name="ro1">
          <table:table-cell table:style-name="ce41" office:value-type="string" calcext:value-type="string">
            <text:p>Still need to review and run</text:p>
          </table:table-cell>
          <table:table-cell table:number-columns-repeated="8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11"/>
          <table:table-cell table:style-name="ce42" office:value-type="string" calcext:value-type="string">
            <text:p>Even after 1000 years there is a steady state under these conditions!!! → can use smaller time step (1h) and still run more ensemble members at the same time</text:p>
          </table:table-cell>
          <table:table-cell table:number-columns-repeated="41"/>
        </table:table-row>
        <table:table-row table:style-name="ro1">
          <table:table-cell office:value-type="string" calcext:value-type="string">
            <text:p>Ensemble 19</text:p>
          </table:table-cell>
          <table:table-cell table:style-name="ce42" office:value-type="string" calcext:value-type="string">
            <text:p>Ligand lifetime increased by a factor of 10 in deep box, assuming that in the deep ocean not all the Ligands are part of LDOC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office:value-type="string" calcext:value-type="string">
            <text:p>Timestep = 1/3 day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4"/>
          <table:table-cell table:style-name="ce42"/>
          <table:table-cell table:number-columns-repeated="53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19" office:value-type="float" office:value="1" calcext:value-type="float">
            <text:p>1</text:p>
          </table:table-cell>
          <table:table-cell table:style-name="ce5" office:value-type="float" office:value="40" calcext:value-type="float">
            <text:p>4.00E+01</text:p>
          </table:table-cell>
          <table:table-cell table:style-name="ce10"/>
          <table:table-cell table:number-columns-repeated="7"/>
          <table:table-cell table:style-name="ce42"/>
          <table:table-cell table:number-columns-repeated="5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9" office:value-type="float" office:value="2" calcext:value-type="float">
            <text:p>2</text:p>
          </table:table-cell>
          <table:table-cell table:style-name="ce10" office:value-type="float" office:value="0.01" calcext:value-type="float">
            <text:p>0.01</text:p>
          </table:table-cell>
          <table:table-cell office:value-type="float" office:value="0.1" calcext:value-type="float">
            <text:p>0.1</text:p>
          </table:table-cell>
          <table:table-cell table:number-columns-repeated="5"/>
          <table:table-cell table:style-name="ce5"/>
          <table:table-cell table:number-columns-repeated="10"/>
          <table:table-cell office:value-type="string" calcext:value-type="string">
            <text:p>Ensemble 18_5</text:p>
          </table:table-cell>
          <table:table-cell table:number-columns-repeated="2"/>
          <table:table-cell office:value-type="string" calcext:value-type="string">
            <text:p>Ensemble 18_3</text:p>
          </table:table-cell>
          <table:table-cell/>
          <table:table-cell office:value-type="string" calcext:value-type="string">
            <text:p>Ensemble 18_4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19"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23" office:value-type="float" office:value="0.001" calcext:value-type="float">
            <text:p>1.00E-03</text:p>
          </table:table-cell>
          <table:table-cell table:style-name="ce23" office:value-type="float" office:value="0.0001" calcext:value-type="float">
            <text:p>1.00E-04</text:p>
          </table:table-cell>
          <table:table-cell table:style-name="ce3" office:value-type="float" office:value="0.00001" calcext:value-type="float">
            <text:p>1.00E-05</text:p>
          </table:table-cell>
          <table:table-cell table:number-columns-repeated="3"/>
          <table:table-cell table:style-name="ce10" table:number-columns-repeated="2"/>
          <table:table-cell table:number-columns-repeated="9"/>
          <table:table-cell office:value-type="string" calcext:value-type="string">
            <text:p>µ0 [d-1]</text:p>
          </table:table-cell>
          <table:table-cell office:value-type="float" office:value="0.05" calcext:value-type="float">
            <text:p>0.05</text:p>
          </table:table-cell>
          <table:table-cell/>
          <table:table-cell office:value-type="float" office:value="0.01" calcext:value-type="float">
            <text:p>0.01</text:p>
          </table:table-cell>
          <table:table-cell/>
          <table:table-cell office:value-type="float" office:value="0.01" calcext:value-type="float">
            <text:p>0.0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/>
          <table:table-cell table:number-columns-repeated="4"/>
          <table:table-cell table:style-name="ce3"/>
          <table:table-cell table:number-columns-repeated="10"/>
          <table:table-cell office:value-type="string" calcext:value-type="string">
            <text:p>FeC</text:p>
          </table:table-cell>
          <table:table-cell table:style-name="ce3" office:value-type="float" office:value="0.00004" calcext:value-type="float">
            <text:p>4.00E-0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float" office:value="80" calcext:value-type="float">
            <text:p>80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00001" calcext:value-type="float">
            <text:p>1.00E-09</text:p>
          </table:table-cell>
          <table:table-cell table:style-name="ce5" office:value-type="float" office:value="0.0000000001" calcext:value-type="float">
            <text:p>1.00E-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19" office:value-type="float" office:value="2" calcext:value-type="float">
            <text:p>2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/>
          <table:table-cell table:number-columns-repeated="4"/>
          <table:table-cell table:style-name="ce5"/>
          <table:table-cell table:number-columns-repeated="10"/>
          <table:table-cell office:value-type="string" calcext:value-type="string">
            <text:p>Try next: higher µ0 and higher K_LDOC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9"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style-name="ce10" table:number-columns-repeated="2"/>
          <table:table-cell table:number-columns-repeated="4"/>
          <table:table-cell table:style-name="ce5"/>
          <table:table-cell table:style-name="ce3" table:number-columns-repeated="6"/>
          <table:table-cell table:number-columns-repeated="4"/>
          <table:table-cell office:value-type="string" calcext:value-type="string">
            <text:p>Once default runs are established try runs with interactive atmospher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Phi [-]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float" office:value="0.005" calcext:value-type="float">
            <text:p>5.00E-03</text:p>
          </table:table-cell>
          <table:table-cell table:style-name="ce3" office:value-type="float" office:value="0.02" calcext:value-type="float">
            <text:p>2.00E-02</text:p>
          </table:table-cell>
          <table:table-cell table:style-name="ce3"/>
          <table:table-cell table:number-columns-repeated="4"/>
          <table:table-cell table:style-name="ce10"/>
          <table:table-cell table:number-columns-repeated="10"/>
          <table:table-cell office:value-type="string" calcext:value-type="string">
            <text:p>Can also try to parametrize µ0 according to its temperature dependence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table:style-name="ce19" office:value-type="float" office:value="1" calcext:value-type="float">
            <text:p>1</text:p>
          </table:table-cell>
          <table:table-cell table:style-name="ce3" office:value-type="float" office:value="30" calcext:value-type="float">
            <text:p>3.00E+01</text:p>
          </table:table-cell>
          <table:table-cell table:style-name="ce3" table:number-columns-repeated="2"/>
          <table:table-cell table:number-columns-repeated="4"/>
          <table:table-cell table:style-name="ce3"/>
          <table:table-cell table:number-columns-repeated="53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2" calcext:value-type="float">
            <text:p>2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2" calcext:value-type="float">
            <text:p>2.00E-04</text:p>
          </table:table-cell>
          <table:table-cell table:number-columns-repeated="5"/>
          <table:table-cell table:style-name="ce10"/>
          <table:table-cell table:number-columns-repeated="53"/>
        </table:table-row>
        <table:table-row table:style-name="ro1">
          <table:table-cell/>
          <table:table-cell table:style-name="ce19" table:formula="of:=PRODUCT([.B340:.B350])" office:value-type="float" office:value="256" calcext:value-type="float">
            <text:p>256</text:p>
          </table:table-cell>
          <table:table-cell table:number-columns-repeated="7"/>
          <table:table-cell table:style-name="ce5"/>
          <table:table-cell table:number-columns-repeated="53"/>
        </table:table-row>
        <table:table-row table:style-name="ro1">
          <table:table-cell office:value-type="string" calcext:value-type="string">
            <text:p>Estimated time [s]</text:p>
          </table:table-cell>
          <table:table-cell table:formula="of:=[.B351]*120" office:value-type="float" office:value="30720" calcext:value-type="float">
            <text:p>3072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stimated time [h]</text:p>
          </table:table-cell>
          <table:table-cell table:formula="of:=[.B352]/3600" office:value-type="float" office:value="8.53333333333333" calcext:value-type="float">
            <text:p>8.53333333333333</text:p>
          </table:table-cell>
          <table:table-cell table:number-columns-repeated="61"/>
        </table:table-row>
        <table:table-row table:style-name="ro1">
          <table:table-cell table:number-columns-repeated="4"/>
          <table:table-cell table:formula="of:=86400/3" office:value-type="float" office:value="28800" calcext:value-type="float">
            <text:p>28800</text:p>
          </table:table-cell>
          <table:table-cell table:number-columns-repeated="58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0</text:p>
          </table:table-cell>
          <table:table-cell office:value-type="string" calcext:value-type="string">
            <text:p>2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2000 years</text:p>
          </table:table-cell>
          <table:table-cell office:value-type="string" calcext:value-type="string">
            <text:p>Timestep = 1h</text:p>
          </table:table-cell>
          <table:table-cell table:style-name="ce42" office:value-type="string" calcext:value-type="string">
            <text:p>Beta = 1E12</text:p>
          </table:table-cell>
          <table:table-cell office:value-type="string" calcext:value-type="string">
            <text:p>ligand cycling through pb is turned on, to be consistent kappa = 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FeC_pb [-]</text:p>
          </table:table-cell>
          <table:table-cell table:style-name="ce5" office:value-type="float" office:value="0.00004" calcext:value-type="float">
            <text:p>4.00E-0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µ0 [d-1]</text:p>
          </table:table-cell>
          <table:table-cell table:style-name="ce10" office:value-type="float" office:value="0.01" calcext:value-type="float">
            <text:p>0.01</text:p>
          </table:table-cell>
          <table:table-cell table:style-name="ce10" office:value-type="float" office:value="0.03" calcext:value-type="float">
            <text:p>0.03</text:p>
          </table:table-cell>
          <table:table-cell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m_l [d-1]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m_q [m3 cell-1 s-1]</text:p>
          </table:table-cell>
          <table:table-cell table:style-name="ce3" office:value-type="float" office:value="1E-019" calcext:value-type="float">
            <text:p>1.00E-1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_Fe_pro [mol kg-1]</text:p>
          </table:table-cell>
          <table:table-cell table:style-name="ce5" office:value-type="float" office:value="0.000000001" calcext:value-type="float">
            <text:p>1.00E-09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K_LDOC_pro [mol kg-1]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PGE [-]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Phi [-]</text:p>
          </table:table-cell>
          <table:table-cell table:style-name="ce3" office:value-type="float" office:value="0.02" calcext:value-type="float">
            <text:p>2.00E-02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CLig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5" office:value-type="float" office:value="0.0001" calcext:value-type="float">
            <text:p>1.00E-04</text:p>
          </table:table-cell>
          <table:table-cell table:number-columns-repeated="61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table:style-name="ce41" office:value-type="string" calcext:value-type="string">
            <text:p>0 valid parameter sets</text:p>
          </table:table-cell>
          <table:table-cell table:number-columns-repeated="60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1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number-columns-repeated="60"/>
        </table:table-row>
        <table:table-row table:style-name="ro1">
          <table:table-cell/>
          <table:table-cell office:value-type="string" calcext:value-type="string">
            <text:p>Timestep = 2h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2" calcext:value-type="float">
            <text:p>2</text:p>
          </table:table-cell>
          <table:table-cell table:style-name="ce22" office:value-type="float" office:value="0.01" calcext:value-type="float">
            <text:p>0.01</text:p>
          </table:table-cell>
          <table:table-cell table:style-name="ce22" office:value-type="float" office:value="0.1" calcext:value-type="float">
            <text:p>0.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21" office:value-type="float" office:value="3E-021" calcext:value-type="float">
            <text:p>3.00E-21</text:p>
          </table:table-cell>
          <table:table-cell table:style-name="ce3" office:value-type="float" office:value="1E-021" calcext:value-type="float">
            <text:p>1.00E-21</text:p>
          </table:table-cell>
          <table:table-cell table:style-name="ce3" office:value-type="float" office:value="3E-022" calcext:value-type="float">
            <text:p>3.00E-2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3" calcext:value-type="float">
            <text:p>3</text:p>
          </table:table-cell>
          <table:table-cell table:style-name="ce52" office:value-type="float" office:value="0" calcext:value-type="float">
            <text:p>0.00E+00</text:p>
          </table:table-cell>
          <table:table-cell table:style-name="ce3" office:value-type="float" office:value="0.0000000003" calcext:value-type="float">
            <text:p>3.00E-10</text:p>
          </table:table-cell>
          <table:table-cell table:style-name="ce3" office:value-type="float" office:value="0.000000001" calcext:value-type="float">
            <text:p>1.00E-09</text:p>
          </table:table-cell>
          <table:table-cell/>
          <table:table-cell office:value-type="string" calcext:value-type="string">
            <text:p>accidentally set to 0 instead of 1E-1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4" calcext:value-type="float">
            <text:p>4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56" office:value-type="float" office:value="0.000003" calcext:value-type="float">
            <text:p>3.00E-06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1" calcext:value-type="float">
            <text:p>1.00E-03</text:p>
          </table:table-cell>
          <table:table-cell office:value-type="string" calcext:value-type="string">
            <text:p>mistake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21" office:value-type="float" office:value="0.005" calcext:value-type="float">
            <text:p>5.00E-03</text:p>
          </table:table-cell>
          <table:table-cell table:style-name="ce21" office:value-type="float" office:value="0.01" calcext:value-type="float">
            <text:p>1.00E-02</text:p>
          </table:table-cell>
          <table:table-cell table:style-name="ce21" office:value-type="float" office:value="0.025" calcext:value-type="float">
            <text:p>2.50E-02</text:p>
          </table:table-cell>
          <table:table-cell table:style-name="ce3" office:value-type="float" office:value="0.05" calcext:value-type="float">
            <text:p>5.00E-0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21" office:value-type="float" office:value="0.0001" calcext:value-type="float">
            <text:p>1.00E-04</text:p>
          </table:table-cell>
          <table:table-cell table:style-name="ce21" office:value-type="float" office:value="0.00025" calcext:value-type="float">
            <text:p>2.5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hi / ligphi [-]</text:p>
          </table:table-cell>
          <table:table-cell/>
          <table:table-cell table:style-name="ce53" office:value-type="float" office:value="10" calcext:value-type="float">
            <text:p>10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40" calcext:value-type="float">
            <text:p>40</text:p>
          </table:table-cell>
          <table:table-cell table:style-name="ce63" office:value-type="float" office:value="50" calcext:value-type="float">
            <text:p>50</text:p>
          </table:table-cell>
          <table:table-cell table:style-name="ce63" office:value-type="float" office:value="100" calcext:value-type="float">
            <text:p>100</text:p>
          </table:table-cell>
          <table:table-cell table:style-name="ce53" office:value-type="float" office:value="200" calcext:value-type="float">
            <text:p>200</text:p>
          </table:table-cell>
          <table:table-cell table:style-name="ce53" office:value-type="float" office:value="250" calcext:value-type="float">
            <text:p>250</text:p>
          </table:table-cell>
          <table:table-cell table:style-name="ce53" office:value-type="float" office:value="500" calcext:value-type="float">
            <text:p>500</text:p>
          </table:table-cell>
          <table:table-cell table:style-name="ce53" office:value-type="float" office:value="1000" calcext:value-type="float">
            <text:p>1000</text:p>
          </table:table-cell>
          <table:table-cell table:number-columns-repeated="52"/>
        </table:table-row>
        <table:table-row table:style-name="ro1">
          <table:table-cell/>
          <table:table-cell table:formula="of:=PRODUCT([.B374:.B384])" office:value-type="float" office:value="1152" calcext:value-type="float">
            <text:p>1152</text:p>
          </table:table-cell>
          <table:table-cell table:number-columns-repeated="61"/>
        </table:table-row>
        <table:table-row table:style-name="ro1">
          <table:table-cell table:number-columns-repeated="6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54" office:value-type="string" calcext:value-type="string">
            <text:p>10 valid parameter sets</text:p>
          </table:table-cell>
          <table:table-cell office:value-type="string" calcext:value-type="string">
            <text:p>(in total 13, but 3 contained kfe_p = 0)</text:p>
          </table:table-cell>
          <table:table-cell table:number-columns-repeated="59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2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table:style-name="ce42" office:value-type="string" calcext:value-type="string">
            <text:p>lifetime in deep box 10x</text:p>
          </table:table-cell>
          <table:table-cell table:number-columns-repeated="3"/>
          <table:table-cell table:style-name="ce42" office:value-type="string" calcext:value-type="string">
            <text:p>Ensemble 22_1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5x</text:p>
          </table:table-cell>
          <table:table-cell table:number-columns-repeated="3"/>
          <table:table-cell table:style-name="ce42" office:value-type="string" calcext:value-type="string">
            <text:p>Ensemble 22_2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2x</text:p>
          </table:table-cell>
          <table:table-cell table:number-columns-repeated="3"/>
          <table:table-cell table:style-name="ce42" office:value-type="string" calcext:value-type="string">
            <text:p>Ensemble 22_3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1x</text:p>
          </table:table-cell>
          <table:table-cell table:number-columns-repeated="3"/>
          <table:table-cell table:style-name="ce42" office:value-type="string" calcext:value-type="string">
            <text:p>Ensemble 22_4</text:p>
          </table:table-cell>
          <table:table-cell office:value-type="string" calcext:value-type="string">
            <text:p>1000 years</text:p>
          </table:table-cell>
          <table:table-cell office:value-type="string" calcext:value-type="string">
            <text:p>Beta = 1E12</text:p>
          </table:table-cell>
          <table:table-cell office:value-type="string" calcext:value-type="string">
            <text:p>lifetime in deep box 100x</text:p>
          </table:table-cell>
          <table:table-cell table:number-columns-repeated="31"/>
        </table:table-row>
        <table:table-row table:style-name="ro1">
          <table:table-cell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6"/>
          <table:table-cell office:value-type="string" calcext:value-type="string">
            <text:p>Timestep = 2h</text:p>
          </table:table-cell>
          <table:table-cell table:number-columns-repeated="33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0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0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0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3" office:value-type="float" office:value="0.05" calcext:value-type="float">
            <text:p>5.00E-02</text:p>
          </table:table-cell>
          <table:table-cell table:style-name="ce56" office:value-type="float" office:value="0.1" calcext:value-type="float">
            <text:p>1.00E-01</text:p>
          </table:table-cell>
          <table:table-cell table:number-columns-repeated="29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2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4" calcext:value-type="float">
            <text:p>4</text:p>
          </table:table-cell>
          <table:table-cell table:style-name="ce56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05" calcext:value-type="float">
            <text:p>5.00E-04</text:p>
          </table:table-cell>
          <table:table-cell table:number-columns-repeated="29"/>
        </table:table-row>
        <table:table-row table:style-name="ro1">
          <table:table-cell/>
          <table:table-cell table:formula="of:=PRODUCT([.B392:.B402])" office:value-type="float" office:value="1296" calcext:value-type="float">
            <text:p>1296</text:p>
          </table:table-cell>
          <table:table-cell table:number-columns-repeated="6"/>
          <table:table-cell table:formula="of:=PRODUCT([.I392:.I402])" office:value-type="float" office:value="1296" calcext:value-type="float">
            <text:p>1296</text:p>
          </table:table-cell>
          <table:table-cell table:number-columns-repeated="6"/>
          <table:table-cell table:formula="of:=PRODUCT([.P392:.P402])" office:value-type="float" office:value="1296" calcext:value-type="float">
            <text:p>1296</text:p>
          </table:table-cell>
          <table:table-cell table:number-columns-repeated="6"/>
          <table:table-cell table:formula="of:=PRODUCT([.W392:.W402])" office:value-type="float" office:value="1296" calcext:value-type="float">
            <text:p>1296</text:p>
          </table:table-cell>
          <table:table-cell table:number-columns-repeated="6"/>
          <table:table-cell table:formula="of:=PRODUCT([.AD392:.AD402])" office:value-type="float" office:value="1296" calcext:value-type="float">
            <text:p>1296</text:p>
          </table:table-cell>
          <table:table-cell table:number-columns-repeated="33"/>
        </table:table-row>
        <table:table-row table:style-name="ro1">
          <table:table-cell/>
          <table:table-cell office:value-type="string" calcext:value-type="string">
            <text:p>Done</text:p>
          </table:table-cell>
          <table:table-cell table:style-name="ce54" office:value-type="string" calcext:value-type="string">
            <text:p>22 valid parameter sets</text:p>
          </table:table-cell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5"/>
          <table:table-cell office:value-type="string" calcext:value-type="string">
            <text:p>Done</text:p>
          </table:table-cell>
          <table:table-cell table:style-name="ce54"/>
          <table:table-cell table:number-columns-repeated="3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3</text:p>
          </table:table-cell>
          <table:table-cell office:value-type="string" calcext:value-type="string">
            <text:p>Initialized without ligands or F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1 day</text:p>
          </table:table-cell>
          <table:table-cell office:value-type="string" calcext:value-type="string">
            <text:p>Looking for conditions that give approximately observations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2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office:value-type="float" office:value="10" calcext:value-type="float">
            <text:p>10</text:p>
          </table:table-cell>
          <table:table-cell table:style-name="ce57" table:formula="of:=1/24" office:value-type="float" office:value="0.0416666666666667" calcext:value-type="float">
            <text:p>0.041666666666667</text:p>
          </table:table-cell>
          <table:table-cell table:style-name="ce57" table:formula="of:=1/2" office:value-type="float" office:value="0.5" calcext:value-type="float">
            <text:p>0.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200" calcext:value-type="float">
            <text:p>200</text:p>
          </table:table-cell>
          <table:table-cell office:value-type="float" office:value="500" calcext:value-type="float">
            <text:p>500</text:p>
          </table:table-cell>
          <table:table-cell office:value-type="float" office:value="1000" calcext:value-type="float">
            <text:p>1000</text:p>
          </table:table-cell>
          <table:table-cell table:number-columns-repeated="51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office:value-type="float" office:value="10" calcext:value-type="float">
            <text:p>10</text:p>
          </table:table-cell>
          <table:table-cell table:style-name="ce3" office:value-type="float" office:value="0.000001" calcext:value-type="float">
            <text:p>1.00E-06</text:p>
          </table:table-cell>
          <table:table-cell table:style-name="ce3" office:value-type="float" office:value="0.000005" calcext:value-type="float">
            <text:p>5.00E-06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05" calcext:value-type="float">
            <text:p>5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5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float" office:value="100" calcext:value-type="float">
            <text:p>100</text:p>
          </table:table-cell>
          <table:table-cell office:value-type="float" office:value="1000" calcext:value-type="float">
            <text:p>1000</text:p>
          </table:table-cell>
          <table:table-cell table:number-columns-repeated="55"/>
        </table:table-row>
        <table:table-row table:style-name="ro1">
          <table:table-cell/>
          <table:table-cell table:formula="of:=PRODUCT([.B410:.B412])" office:value-type="float" office:value="1000" calcext:value-type="float">
            <text:p>1000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4</text:p>
          </table:table-cell>
          <table:table-cell office:value-type="string" calcext:value-type="string">
            <text:p>Use a fixed lifetime factor for the deep ocean and vary philig and ligand lifeti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1 day</text:p>
          </table:table-cell>
          <table:table-cell office:value-type="string" calcext:value-type="string">
            <text:p>do a similar plot to Jon’s paper (gamma/lambda ratio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10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table:formula="of:=COUNT([.C419:.AQ419])" office:value-type="float" office:value="41" calcext:value-type="float">
            <text:p>41</text:p>
          </table:table-cell>
          <table:table-cell table:style-name="ce57" table:formula="of:=10^([.C423]-2)" office:value-type="float" office:value="0.1" calcext:value-type="float">
            <text:p>0.1</text:p>
          </table:table-cell>
          <table:table-cell table:style-name="ce57" table:formula="of:=10^([.D423]-2)" office:value-type="float" office:value="0.125892541179417" calcext:value-type="float">
            <text:p>0.125892541179417</text:p>
          </table:table-cell>
          <table:table-cell table:style-name="ce57" table:formula="of:=10^([.E423]-2)" office:value-type="float" office:value="0.158489319246111" calcext:value-type="float">
            <text:p>0.158489319246111</text:p>
          </table:table-cell>
          <table:table-cell table:style-name="ce57" table:formula="of:=10^([.F423]-2)" office:value-type="float" office:value="0.199526231496888" calcext:value-type="float">
            <text:p>0.199526231496888</text:p>
          </table:table-cell>
          <table:table-cell table:style-name="ce57" table:formula="of:=10^([.G423]-2)" office:value-type="float" office:value="0.251188643150958" calcext:value-type="float">
            <text:p>0.251188643150958</text:p>
          </table:table-cell>
          <table:table-cell table:style-name="ce57" table:formula="of:=10^([.H423]-2)" office:value-type="float" office:value="0.316227766016838" calcext:value-type="float">
            <text:p>0.316227766016838</text:p>
          </table:table-cell>
          <table:table-cell table:style-name="ce57" table:formula="of:=10^([.I423]-2)" office:value-type="float" office:value="0.398107170553497" calcext:value-type="float">
            <text:p>0.398107170553497</text:p>
          </table:table-cell>
          <table:table-cell table:style-name="ce57" table:formula="of:=10^([.J423]-2)" office:value-type="float" office:value="0.501187233627272" calcext:value-type="float">
            <text:p>0.501187233627272</text:p>
          </table:table-cell>
          <table:table-cell table:style-name="ce57" table:formula="of:=10^([.K423]-2)" office:value-type="float" office:value="0.630957344480193" calcext:value-type="float">
            <text:p>0.630957344480193</text:p>
          </table:table-cell>
          <table:table-cell table:style-name="ce57" table:formula="of:=10^([.L423]-2)" office:value-type="float" office:value="0.794328234724281" calcext:value-type="float">
            <text:p>0.794328234724281</text:p>
          </table:table-cell>
          <table:table-cell table:style-name="ce57" table:formula="of:=10^([.M423]-2)" office:value-type="float" office:value="1" calcext:value-type="float">
            <text:p>1</text:p>
          </table:table-cell>
          <table:table-cell table:style-name="ce57" table:formula="of:=10^([.N423]-2)" office:value-type="float" office:value="1.25892541179417" calcext:value-type="float">
            <text:p>1.25892541179417</text:p>
          </table:table-cell>
          <table:table-cell table:style-name="ce57" table:formula="of:=10^([.O423]-2)" office:value-type="float" office:value="1.58489319246111" calcext:value-type="float">
            <text:p>1.58489319246111</text:p>
          </table:table-cell>
          <table:table-cell table:style-name="ce57" table:formula="of:=10^([.P423]-2)" office:value-type="float" office:value="1.99526231496888" calcext:value-type="float">
            <text:p>1.99526231496888</text:p>
          </table:table-cell>
          <table:table-cell table:style-name="ce57" table:formula="of:=10^([.Q423]-2)" office:value-type="float" office:value="2.51188643150958" calcext:value-type="float">
            <text:p>2.51188643150958</text:p>
          </table:table-cell>
          <table:table-cell table:style-name="ce57" table:formula="of:=10^([.R423]-2)" office:value-type="float" office:value="3.16227766016838" calcext:value-type="float">
            <text:p>3.16227766016838</text:p>
          </table:table-cell>
          <table:table-cell table:style-name="ce57" table:formula="of:=10^([.S423]-2)" office:value-type="float" office:value="3.98107170553497" calcext:value-type="float">
            <text:p>3.98107170553497</text:p>
          </table:table-cell>
          <table:table-cell table:style-name="ce57" table:formula="of:=10^([.T423]-2)" office:value-type="float" office:value="5.01187233627272" calcext:value-type="float">
            <text:p>5.01187233627272</text:p>
          </table:table-cell>
          <table:table-cell table:style-name="ce57" table:formula="of:=10^([.U423]-2)" office:value-type="float" office:value="6.30957344480193" calcext:value-type="float">
            <text:p>6.30957344480193</text:p>
          </table:table-cell>
          <table:table-cell table:style-name="ce57" table:formula="of:=10^([.V423]-2)" office:value-type="float" office:value="7.94328234724281" calcext:value-type="float">
            <text:p>7.94328234724281</text:p>
          </table:table-cell>
          <table:table-cell table:style-name="ce57" table:formula="of:=10^([.W423]-2)" office:value-type="float" office:value="10" calcext:value-type="float">
            <text:p>10</text:p>
          </table:table-cell>
          <table:table-cell table:style-name="ce57" table:formula="of:=10^([.X423]-2)" office:value-type="float" office:value="12.5892541179417" calcext:value-type="float">
            <text:p>12.5892541179417</text:p>
          </table:table-cell>
          <table:table-cell table:style-name="ce57" table:formula="of:=10^([.Y423]-2)" office:value-type="float" office:value="15.8489319246111" calcext:value-type="float">
            <text:p>15.8489319246111</text:p>
          </table:table-cell>
          <table:table-cell table:style-name="ce57" table:formula="of:=10^([.Z423]-2)" office:value-type="float" office:value="19.9526231496888" calcext:value-type="float">
            <text:p>19.9526231496888</text:p>
          </table:table-cell>
          <table:table-cell table:style-name="ce57" table:formula="of:=10^([.AA423]-2)" office:value-type="float" office:value="25.1188643150958" calcext:value-type="float">
            <text:p>25.1188643150958</text:p>
          </table:table-cell>
          <table:table-cell table:style-name="ce57" table:formula="of:=10^([.AB423]-2)" office:value-type="float" office:value="31.6227766016838" calcext:value-type="float">
            <text:p>31.6227766016838</text:p>
          </table:table-cell>
          <table:table-cell table:style-name="ce57" table:formula="of:=10^([.AC423]-2)" office:value-type="float" office:value="39.8107170553497" calcext:value-type="float">
            <text:p>39.8107170553497</text:p>
          </table:table-cell>
          <table:table-cell table:style-name="ce57" table:formula="of:=10^([.AD423]-2)" office:value-type="float" office:value="50.1187233627273" calcext:value-type="float">
            <text:p>50.1187233627273</text:p>
          </table:table-cell>
          <table:table-cell table:style-name="ce57" table:formula="of:=10^([.AE423]-2)" office:value-type="float" office:value="63.0957344480193" calcext:value-type="float">
            <text:p>63.0957344480193</text:p>
          </table:table-cell>
          <table:table-cell table:style-name="ce57" table:formula="of:=10^([.AF423]-2)" office:value-type="float" office:value="79.4328234724281" calcext:value-type="float">
            <text:p>79.4328234724281</text:p>
          </table:table-cell>
          <table:table-cell table:style-name="ce57" table:formula="of:=10^([.AG423]-2)" office:value-type="float" office:value="100" calcext:value-type="float">
            <text:p>100</text:p>
          </table:table-cell>
          <table:table-cell table:style-name="ce57" table:formula="of:=10^([.AH423]-2)" office:value-type="float" office:value="125.892541179417" calcext:value-type="float">
            <text:p>125.892541179417</text:p>
          </table:table-cell>
          <table:table-cell table:style-name="ce57" table:formula="of:=10^([.AI423]-2)" office:value-type="float" office:value="158.489319246111" calcext:value-type="float">
            <text:p>158.489319246111</text:p>
          </table:table-cell>
          <table:table-cell table:style-name="ce57" table:formula="of:=10^([.AJ423]-2)" office:value-type="float" office:value="199.526231496888" calcext:value-type="float">
            <text:p>199.526231496888</text:p>
          </table:table-cell>
          <table:table-cell table:style-name="ce57" table:formula="of:=10^([.AK423]-2)" office:value-type="float" office:value="251.188643150958" calcext:value-type="float">
            <text:p>251.188643150958</text:p>
          </table:table-cell>
          <table:table-cell table:style-name="ce57" table:formula="of:=10^([.AL423]-2)" office:value-type="float" office:value="316.227766016838" calcext:value-type="float">
            <text:p>316.227766016838</text:p>
          </table:table-cell>
          <table:table-cell table:style-name="ce57" table:formula="of:=10^([.AM423]-2)" office:value-type="float" office:value="398.107170553497" calcext:value-type="float">
            <text:p>398.107170553497</text:p>
          </table:table-cell>
          <table:table-cell table:style-name="ce57" table:formula="of:=10^([.AN423]-2)" office:value-type="float" office:value="501.187233627272" calcext:value-type="float">
            <text:p>501.187233627272</text:p>
          </table:table-cell>
          <table:table-cell table:style-name="ce57" table:formula="of:=10^([.AO423]-2)" office:value-type="float" office:value="630.957344480193" calcext:value-type="float">
            <text:p>630.957344480193</text:p>
          </table:table-cell>
          <table:table-cell table:style-name="ce57" table:formula="of:=10^([.AP423]-2)" office:value-type="float" office:value="794.328234724282" calcext:value-type="float">
            <text:p>794.328234724282</text:p>
          </table:table-cell>
          <table:table-cell table:style-name="ce57" table:formula="of:=10^([.AQ423]-2)" office:value-type="float" office:value="1000" calcext:value-type="float">
            <text:p>1000</text:p>
          </table:table-cell>
          <table:table-cell table:style-name="ce57" table:number-columns-repeated="20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table:formula="of:=COUNT([.C420:.BK420])" office:value-type="float" office:value="61" calcext:value-type="float">
            <text:p>61</text:p>
          </table:table-cell>
          <table:table-cell table:style-name="ce58" table:formula="of:=10^-[.C423]" office:value-type="float" office:value="0.1" calcext:value-type="float">
            <text:p>1.000000E-01</text:p>
          </table:table-cell>
          <table:table-cell table:style-name="ce62" table:formula="of:=10^-[.D423]" office:value-type="float" office:value="0.0794328234724281" calcext:value-type="float">
            <text:p>7.9432823472E-02</text:p>
          </table:table-cell>
          <table:table-cell table:style-name="ce62" table:formula="of:=10^-[.E423]" office:value-type="float" office:value="0.0630957344480193" calcext:value-type="float">
            <text:p>6.3095734448E-02</text:p>
          </table:table-cell>
          <table:table-cell table:style-name="ce62" table:formula="of:=10^-[.F423]" office:value-type="float" office:value="0.0501187233627272" calcext:value-type="float">
            <text:p>5.0118723363E-02</text:p>
          </table:table-cell>
          <table:table-cell table:style-name="ce62" table:formula="of:=10^-[.G423]" office:value-type="float" office:value="0.0398107170553497" calcext:value-type="float">
            <text:p>3.9810717055E-02</text:p>
          </table:table-cell>
          <table:table-cell table:style-name="ce58" table:formula="of:=10^-[.H423]" office:value-type="float" office:value="0.0316227766016838" calcext:value-type="float">
            <text:p>3.162278E-02</text:p>
          </table:table-cell>
          <table:table-cell table:style-name="ce58" table:formula="of:=10^-[.I423]" office:value-type="float" office:value="0.0251188643150958" calcext:value-type="float">
            <text:p>2.511886E-02</text:p>
          </table:table-cell>
          <table:table-cell table:style-name="ce58" table:formula="of:=10^-[.J423]" office:value-type="float" office:value="0.0199526231496888" calcext:value-type="float">
            <text:p>1.995262E-02</text:p>
          </table:table-cell>
          <table:table-cell table:style-name="ce58" table:formula="of:=10^-[.K423]" office:value-type="float" office:value="0.0158489319246111" calcext:value-type="float">
            <text:p>1.584893E-02</text:p>
          </table:table-cell>
          <table:table-cell table:style-name="ce58" table:formula="of:=10^-[.L423]" office:value-type="float" office:value="0.0125892541179417" calcext:value-type="float">
            <text:p>1.258925E-02</text:p>
          </table:table-cell>
          <table:table-cell table:style-name="ce58" table:formula="of:=10^-[.M423]" office:value-type="float" office:value="0.01" calcext:value-type="float">
            <text:p>1.000000E-02</text:p>
          </table:table-cell>
          <table:table-cell table:style-name="ce58" table:formula="of:=10^-[.N423]" office:value-type="float" office:value="0.00794328234724281" calcext:value-type="float">
            <text:p>7.943282E-03</text:p>
          </table:table-cell>
          <table:table-cell table:style-name="ce58" table:formula="of:=10^-[.O423]" office:value-type="float" office:value="0.00630957344480193" calcext:value-type="float">
            <text:p>6.309573E-03</text:p>
          </table:table-cell>
          <table:table-cell table:style-name="ce58" table:formula="of:=10^-[.P423]" office:value-type="float" office:value="0.00501187233627272" calcext:value-type="float">
            <text:p>5.011872E-03</text:p>
          </table:table-cell>
          <table:table-cell table:style-name="ce58" table:formula="of:=10^-[.Q423]" office:value-type="float" office:value="0.00398107170553497" calcext:value-type="float">
            <text:p>3.981072E-03</text:p>
          </table:table-cell>
          <table:table-cell table:style-name="ce58" table:formula="of:=10^-[.R423]" office:value-type="float" office:value="0.00316227766016838" calcext:value-type="float">
            <text:p>3.162278E-03</text:p>
          </table:table-cell>
          <table:table-cell table:style-name="ce58" table:formula="of:=10^-[.S423]" office:value-type="float" office:value="0.00251188643150958" calcext:value-type="float">
            <text:p>2.511886E-03</text:p>
          </table:table-cell>
          <table:table-cell table:style-name="ce58" table:formula="of:=10^-[.T423]" office:value-type="float" office:value="0.00199526231496888" calcext:value-type="float">
            <text:p>1.995262E-03</text:p>
          </table:table-cell>
          <table:table-cell table:style-name="ce58" table:formula="of:=10^-[.U423]" office:value-type="float" office:value="0.00158489319246111" calcext:value-type="float">
            <text:p>1.584893E-03</text:p>
          </table:table-cell>
          <table:table-cell table:style-name="ce58" table:formula="of:=10^-[.V423]" office:value-type="float" office:value="0.00125892541179417" calcext:value-type="float">
            <text:p>1.258925E-03</text:p>
          </table:table-cell>
          <table:table-cell table:style-name="ce58" table:formula="of:=10^-[.W423]" office:value-type="float" office:value="0.001" calcext:value-type="float">
            <text:p>1.000000E-03</text:p>
          </table:table-cell>
          <table:table-cell table:style-name="ce58" table:formula="of:=10^-[.X423]" office:value-type="float" office:value="0.000794328234724281" calcext:value-type="float">
            <text:p>7.943282E-04</text:p>
          </table:table-cell>
          <table:table-cell table:style-name="ce58" table:formula="of:=10^-[.Y423]" office:value-type="float" office:value="0.000630957344480193" calcext:value-type="float">
            <text:p>6.309573E-04</text:p>
          </table:table-cell>
          <table:table-cell table:style-name="ce58" table:formula="of:=10^-[.Z423]" office:value-type="float" office:value="0.000501187233627272" calcext:value-type="float">
            <text:p>5.011872E-04</text:p>
          </table:table-cell>
          <table:table-cell table:style-name="ce58" table:formula="of:=10^-[.AA423]" office:value-type="float" office:value="0.000398107170553497" calcext:value-type="float">
            <text:p>3.981072E-04</text:p>
          </table:table-cell>
          <table:table-cell table:style-name="ce58" table:formula="of:=10^-[.AB423]" office:value-type="float" office:value="0.000316227766016838" calcext:value-type="float">
            <text:p>3.162278E-04</text:p>
          </table:table-cell>
          <table:table-cell table:style-name="ce58" table:formula="of:=10^-[.AC423]" office:value-type="float" office:value="0.000251188643150958" calcext:value-type="float">
            <text:p>2.511886E-04</text:p>
          </table:table-cell>
          <table:table-cell table:style-name="ce58" table:formula="of:=10^-[.AD423]" office:value-type="float" office:value="0.000199526231496888" calcext:value-type="float">
            <text:p>1.995262E-04</text:p>
          </table:table-cell>
          <table:table-cell table:style-name="ce58" table:formula="of:=10^-[.AE423]" office:value-type="float" office:value="0.000158489319246111" calcext:value-type="float">
            <text:p>1.584893E-04</text:p>
          </table:table-cell>
          <table:table-cell table:style-name="ce58" table:formula="of:=10^-[.AF423]" office:value-type="float" office:value="0.000125892541179417" calcext:value-type="float">
            <text:p>1.258925E-04</text:p>
          </table:table-cell>
          <table:table-cell table:style-name="ce58" table:formula="of:=10^-[.AG423]" office:value-type="float" office:value="0.0001" calcext:value-type="float">
            <text:p>1.000000E-04</text:p>
          </table:table-cell>
          <table:table-cell table:style-name="ce58" table:formula="of:=10^-[.AH423]" office:value-type="float" office:value="0.0000794328234724282" calcext:value-type="float">
            <text:p>7.943282E-05</text:p>
          </table:table-cell>
          <table:table-cell table:style-name="ce58" table:formula="of:=10^-[.AI423]" office:value-type="float" office:value="0.0000630957344480193" calcext:value-type="float">
            <text:p>6.309573E-05</text:p>
          </table:table-cell>
          <table:table-cell table:style-name="ce58" table:formula="of:=10^-[.AJ423]" office:value-type="float" office:value="0.0000501187233627272" calcext:value-type="float">
            <text:p>5.011872E-05</text:p>
          </table:table-cell>
          <table:table-cell table:style-name="ce58" table:formula="of:=10^-[.AK423]" office:value-type="float" office:value="0.0000398107170553497" calcext:value-type="float">
            <text:p>3.981072E-05</text:p>
          </table:table-cell>
          <table:table-cell table:style-name="ce58" table:formula="of:=10^-[.AL423]" office:value-type="float" office:value="0.0000316227766016838" calcext:value-type="float">
            <text:p>3.162278E-05</text:p>
          </table:table-cell>
          <table:table-cell table:style-name="ce58" table:formula="of:=10^-[.AM423]" office:value-type="float" office:value="0.0000251188643150958" calcext:value-type="float">
            <text:p>2.511886E-05</text:p>
          </table:table-cell>
          <table:table-cell table:style-name="ce58" table:formula="of:=10^-[.AN423]" office:value-type="float" office:value="0.0000199526231496888" calcext:value-type="float">
            <text:p>1.995262E-05</text:p>
          </table:table-cell>
          <table:table-cell table:style-name="ce58" table:formula="of:=10^-[.AO423]" office:value-type="float" office:value="0.0000158489319246111" calcext:value-type="float">
            <text:p>1.584893E-05</text:p>
          </table:table-cell>
          <table:table-cell table:style-name="ce58" table:formula="of:=10^-[.AP423]" office:value-type="float" office:value="0.0000125892541179417" calcext:value-type="float">
            <text:p>1.258925E-05</text:p>
          </table:table-cell>
          <table:table-cell table:style-name="ce58" table:formula="of:=10^-[.AQ423]" office:value-type="float" office:value="0.00001" calcext:value-type="float">
            <text:p>1.000000E-05</text:p>
          </table:table-cell>
          <table:table-cell table:style-name="ce58" table:formula="of:=10^-[.AR423]" office:value-type="float" office:value="0.00000794328234724282" calcext:value-type="float">
            <text:p>7.943282E-06</text:p>
          </table:table-cell>
          <table:table-cell table:style-name="ce58" table:formula="of:=10^-[.AS423]" office:value-type="float" office:value="0.00000630957344480193" calcext:value-type="float">
            <text:p>6.309573E-06</text:p>
          </table:table-cell>
          <table:table-cell table:style-name="ce58" table:formula="of:=10^-[.AT423]" office:value-type="float" office:value="0.00000501187233627273" calcext:value-type="float">
            <text:p>5.011872E-06</text:p>
          </table:table-cell>
          <table:table-cell table:style-name="ce58" table:formula="of:=10^-[.AU423]" office:value-type="float" office:value="0.00000398107170553497" calcext:value-type="float">
            <text:p>3.981072E-06</text:p>
          </table:table-cell>
          <table:table-cell table:style-name="ce58" table:formula="of:=10^-[.AV423]" office:value-type="float" office:value="0.00000316227766016838" calcext:value-type="float">
            <text:p>3.162278E-06</text:p>
          </table:table-cell>
          <table:table-cell table:style-name="ce58" table:formula="of:=10^-[.AW423]" office:value-type="float" office:value="0.00000251188643150958" calcext:value-type="float">
            <text:p>2.511886E-06</text:p>
          </table:table-cell>
          <table:table-cell table:style-name="ce58" table:formula="of:=10^-[.AX423]" office:value-type="float" office:value="0.00000199526231496888" calcext:value-type="float">
            <text:p>1.995262E-06</text:p>
          </table:table-cell>
          <table:table-cell table:style-name="ce58" table:formula="of:=10^-[.AY423]" office:value-type="float" office:value="0.00000158489319246111" calcext:value-type="float">
            <text:p>1.584893E-06</text:p>
          </table:table-cell>
          <table:table-cell table:style-name="ce58" table:formula="of:=10^-[.AZ423]" office:value-type="float" office:value="0.00000125892541179417" calcext:value-type="float">
            <text:p>1.258925E-06</text:p>
          </table:table-cell>
          <table:table-cell table:style-name="ce58" table:formula="of:=10^-[.BA423]" office:value-type="float" office:value="0.000001" calcext:value-type="float">
            <text:p>1.000000E-06</text:p>
          </table:table-cell>
          <table:table-cell table:style-name="ce58" table:formula="of:=10^-[.BB423]" office:value-type="float" office:value="0.00000079432823472428" calcext:value-type="float">
            <text:p>7.943282E-07</text:p>
          </table:table-cell>
          <table:table-cell table:style-name="ce58" table:formula="of:=10^-[.BC423]" office:value-type="float" office:value="0.00000063095734448019" calcext:value-type="float">
            <text:p>6.309573E-07</text:p>
          </table:table-cell>
          <table:table-cell table:style-name="ce58" table:formula="of:=10^-[.BD423]" office:value-type="float" office:value="0.00000050118723362727" calcext:value-type="float">
            <text:p>5.011872E-07</text:p>
          </table:table-cell>
          <table:table-cell table:style-name="ce58" table:formula="of:=10^-[.BE423]" office:value-type="float" office:value="0.0000003981071705535" calcext:value-type="float">
            <text:p>3.981072E-07</text:p>
          </table:table-cell>
          <table:table-cell table:style-name="ce58" table:formula="of:=10^-[.BF423]" office:value-type="float" office:value="0.00000031622776601684" calcext:value-type="float">
            <text:p>3.162278E-07</text:p>
          </table:table-cell>
          <table:table-cell table:style-name="ce58" table:formula="of:=10^-[.BG423]" office:value-type="float" office:value="0.00000025118864315096" calcext:value-type="float">
            <text:p>2.511886E-07</text:p>
          </table:table-cell>
          <table:table-cell table:style-name="ce58" table:formula="of:=10^-[.BH423]" office:value-type="float" office:value="0.00000019952623149689" calcext:value-type="float">
            <text:p>1.995262E-07</text:p>
          </table:table-cell>
          <table:table-cell table:style-name="ce58" table:formula="of:=10^-[.BI423]" office:value-type="float" office:value="0.00000015848931924611" calcext:value-type="float">
            <text:p>1.584893E-07</text:p>
          </table:table-cell>
          <table:table-cell table:style-name="ce58" table:formula="of:=10^-[.BJ423]" office:value-type="float" office:value="0.00000012589254117942" calcext:value-type="float">
            <text:p>1.258925E-07</text:p>
          </table:table-cell>
          <table:table-cell table:style-name="ce58" table:formula="of:=10^-[.BK423]" office:value-type="float" office:value="0.0000001" calcext:value-type="float">
            <text:p>1.000000E-07</text:p>
          </table:table-cell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/>
          <table:table-cell table:formula="of:=PRODUCT([.B419:.B421])" office:value-type="float" office:value="2501" calcext:value-type="float">
            <text:p>250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n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andom assinment of initial conditions between 0 and 100 nmol/kg for ligand and iron (independently)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5</text:p>
          </table:table-cell>
          <table:table-cell office:value-type="string" calcext:value-type="string">
            <text:p>Use a fixed lifetime factor for the deep ocean and vary philig and ligand lifetime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Dt = 2 days</text:p>
          </table:table-cell>
          <table:table-cell office:value-type="string" calcext:value-type="string">
            <text:p>do a similar plot to Jon’s paper (gamma/lambda ratio)</text:p>
          </table:table-cell>
          <table:table-cell table:number-columns-repeated="61"/>
        </table:table-row>
        <table:table-row table:style-name="ro1">
          <table:table-cell/>
          <table:table-cell office:value-type="string" calcext:value-type="string">
            <text:p>50000 years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ligand lifetime [yr]</text:p>
          </table:table-cell>
          <table:table-cell table:style-name="ce19" table:formula="of:=COUNT([.C430:.AQ430])" office:value-type="float" office:value="41" calcext:value-type="float">
            <text:p>41</text:p>
          </table:table-cell>
          <table:table-cell table:style-name="ce57" table:formula="of:=10^([.C434]-2)" office:value-type="float" office:value="0.1" calcext:value-type="float">
            <text:p>0.1</text:p>
          </table:table-cell>
          <table:table-cell table:style-name="ce57" table:formula="of:=10^([.D434]-2)" office:value-type="float" office:value="0.125892541179417" calcext:value-type="float">
            <text:p>0.125892541179417</text:p>
          </table:table-cell>
          <table:table-cell table:style-name="ce57" table:formula="of:=10^([.E434]-2)" office:value-type="float" office:value="0.158489319246111" calcext:value-type="float">
            <text:p>0.158489319246111</text:p>
          </table:table-cell>
          <table:table-cell table:style-name="ce57" table:formula="of:=10^([.F434]-2)" office:value-type="float" office:value="0.199526231496888" calcext:value-type="float">
            <text:p>0.199526231496888</text:p>
          </table:table-cell>
          <table:table-cell table:style-name="ce57" table:formula="of:=10^([.G434]-2)" office:value-type="float" office:value="0.251188643150958" calcext:value-type="float">
            <text:p>0.251188643150958</text:p>
          </table:table-cell>
          <table:table-cell table:style-name="ce57" table:formula="of:=10^([.H434]-2)" office:value-type="float" office:value="0.316227766016838" calcext:value-type="float">
            <text:p>0.316227766016838</text:p>
          </table:table-cell>
          <table:table-cell table:style-name="ce57" table:formula="of:=10^([.I434]-2)" office:value-type="float" office:value="0.398107170553497" calcext:value-type="float">
            <text:p>0.398107170553497</text:p>
          </table:table-cell>
          <table:table-cell table:style-name="ce57" table:formula="of:=10^([.J434]-2)" office:value-type="float" office:value="0.501187233627272" calcext:value-type="float">
            <text:p>0.501187233627272</text:p>
          </table:table-cell>
          <table:table-cell table:style-name="ce57" table:formula="of:=10^([.K434]-2)" office:value-type="float" office:value="0.630957344480193" calcext:value-type="float">
            <text:p>0.630957344480193</text:p>
          </table:table-cell>
          <table:table-cell table:style-name="ce57" table:formula="of:=10^([.L434]-2)" office:value-type="float" office:value="0.794328234724281" calcext:value-type="float">
            <text:p>0.794328234724281</text:p>
          </table:table-cell>
          <table:table-cell table:style-name="ce57" table:formula="of:=10^([.M434]-2)" office:value-type="float" office:value="1" calcext:value-type="float">
            <text:p>1</text:p>
          </table:table-cell>
          <table:table-cell table:style-name="ce57" table:formula="of:=10^([.N434]-2)" office:value-type="float" office:value="1.25892541179417" calcext:value-type="float">
            <text:p>1.25892541179417</text:p>
          </table:table-cell>
          <table:table-cell table:style-name="ce57" table:formula="of:=10^([.O434]-2)" office:value-type="float" office:value="1.58489319246111" calcext:value-type="float">
            <text:p>1.58489319246111</text:p>
          </table:table-cell>
          <table:table-cell table:style-name="ce57" table:formula="of:=10^([.P434]-2)" office:value-type="float" office:value="1.99526231496888" calcext:value-type="float">
            <text:p>1.99526231496888</text:p>
          </table:table-cell>
          <table:table-cell table:style-name="ce57" table:formula="of:=10^([.Q434]-2)" office:value-type="float" office:value="2.51188643150958" calcext:value-type="float">
            <text:p>2.51188643150958</text:p>
          </table:table-cell>
          <table:table-cell table:style-name="ce57" table:formula="of:=10^([.R434]-2)" office:value-type="float" office:value="3.16227766016838" calcext:value-type="float">
            <text:p>3.16227766016838</text:p>
          </table:table-cell>
          <table:table-cell table:style-name="ce57" table:formula="of:=10^([.S434]-2)" office:value-type="float" office:value="3.98107170553497" calcext:value-type="float">
            <text:p>3.98107170553497</text:p>
          </table:table-cell>
          <table:table-cell table:style-name="ce57" table:formula="of:=10^([.T434]-2)" office:value-type="float" office:value="5.01187233627272" calcext:value-type="float">
            <text:p>5.01187233627272</text:p>
          </table:table-cell>
          <table:table-cell table:style-name="ce57" table:formula="of:=10^([.U434]-2)" office:value-type="float" office:value="6.30957344480193" calcext:value-type="float">
            <text:p>6.30957344480193</text:p>
          </table:table-cell>
          <table:table-cell table:style-name="ce57" table:formula="of:=10^([.V434]-2)" office:value-type="float" office:value="7.94328234724281" calcext:value-type="float">
            <text:p>7.94328234724281</text:p>
          </table:table-cell>
          <table:table-cell table:style-name="ce57" table:formula="of:=10^([.W434]-2)" office:value-type="float" office:value="10" calcext:value-type="float">
            <text:p>10</text:p>
          </table:table-cell>
          <table:table-cell table:style-name="ce57" table:formula="of:=10^([.X434]-2)" office:value-type="float" office:value="12.5892541179417" calcext:value-type="float">
            <text:p>12.5892541179417</text:p>
          </table:table-cell>
          <table:table-cell table:style-name="ce57" table:formula="of:=10^([.Y434]-2)" office:value-type="float" office:value="15.8489319246111" calcext:value-type="float">
            <text:p>15.8489319246111</text:p>
          </table:table-cell>
          <table:table-cell table:style-name="ce57" table:formula="of:=10^([.Z434]-2)" office:value-type="float" office:value="19.9526231496888" calcext:value-type="float">
            <text:p>19.9526231496888</text:p>
          </table:table-cell>
          <table:table-cell table:style-name="ce57" table:formula="of:=10^([.AA434]-2)" office:value-type="float" office:value="25.1188643150958" calcext:value-type="float">
            <text:p>25.1188643150958</text:p>
          </table:table-cell>
          <table:table-cell table:style-name="ce57" table:formula="of:=10^([.AB434]-2)" office:value-type="float" office:value="31.6227766016838" calcext:value-type="float">
            <text:p>31.6227766016838</text:p>
          </table:table-cell>
          <table:table-cell table:style-name="ce57" table:formula="of:=10^([.AC434]-2)" office:value-type="float" office:value="39.8107170553497" calcext:value-type="float">
            <text:p>39.8107170553497</text:p>
          </table:table-cell>
          <table:table-cell table:style-name="ce57" table:formula="of:=10^([.AD434]-2)" office:value-type="float" office:value="50.1187233627273" calcext:value-type="float">
            <text:p>50.1187233627273</text:p>
          </table:table-cell>
          <table:table-cell table:style-name="ce57" table:formula="of:=10^([.AE434]-2)" office:value-type="float" office:value="63.0957344480193" calcext:value-type="float">
            <text:p>63.0957344480193</text:p>
          </table:table-cell>
          <table:table-cell table:style-name="ce57" table:formula="of:=10^([.AF434]-2)" office:value-type="float" office:value="79.4328234724281" calcext:value-type="float">
            <text:p>79.4328234724281</text:p>
          </table:table-cell>
          <table:table-cell table:style-name="ce57" table:formula="of:=10^([.AG434]-2)" office:value-type="float" office:value="100" calcext:value-type="float">
            <text:p>100</text:p>
          </table:table-cell>
          <table:table-cell table:style-name="ce57" table:formula="of:=10^([.AH434]-2)" office:value-type="float" office:value="125.892541179417" calcext:value-type="float">
            <text:p>125.892541179417</text:p>
          </table:table-cell>
          <table:table-cell table:style-name="ce57" table:formula="of:=10^([.AI434]-2)" office:value-type="float" office:value="158.489319246111" calcext:value-type="float">
            <text:p>158.489319246111</text:p>
          </table:table-cell>
          <table:table-cell table:style-name="ce57" table:formula="of:=10^([.AJ434]-2)" office:value-type="float" office:value="199.526231496888" calcext:value-type="float">
            <text:p>199.526231496888</text:p>
          </table:table-cell>
          <table:table-cell table:style-name="ce57" table:formula="of:=10^([.AK434]-2)" office:value-type="float" office:value="251.188643150958" calcext:value-type="float">
            <text:p>251.188643150958</text:p>
          </table:table-cell>
          <table:table-cell table:style-name="ce57" table:formula="of:=10^([.AL434]-2)" office:value-type="float" office:value="316.227766016838" calcext:value-type="float">
            <text:p>316.227766016838</text:p>
          </table:table-cell>
          <table:table-cell table:style-name="ce57" table:formula="of:=10^([.AM434]-2)" office:value-type="float" office:value="398.107170553497" calcext:value-type="float">
            <text:p>398.107170553497</text:p>
          </table:table-cell>
          <table:table-cell table:style-name="ce57" table:formula="of:=10^([.AN434]-2)" office:value-type="float" office:value="501.187233627272" calcext:value-type="float">
            <text:p>501.187233627272</text:p>
          </table:table-cell>
          <table:table-cell table:style-name="ce57" table:formula="of:=10^([.AO434]-2)" office:value-type="float" office:value="630.957344480193" calcext:value-type="float">
            <text:p>630.957344480193</text:p>
          </table:table-cell>
          <table:table-cell table:style-name="ce57" table:formula="of:=10^([.AP434]-2)" office:value-type="float" office:value="794.328234724282" calcext:value-type="float">
            <text:p>794.328234724282</text:p>
          </table:table-cell>
          <table:table-cell table:style-name="ce57" table:formula="of:=10^([.AQ434]-2)" office:value-type="float" office:value="1000" calcext:value-type="float">
            <text:p>1000</text:p>
          </table:table-cell>
          <table:table-cell table:style-name="ce57" table:number-columns-repeated="20"/>
        </table:table-row>
        <table:table-row table:style-name="ro1">
          <table:table-cell office:value-type="string" calcext:value-type="string">
            <text:p>Ligphi [-]</text:p>
          </table:table-cell>
          <table:table-cell table:style-name="ce19" table:formula="of:=COUNT([.C431:.BK431])" office:value-type="float" office:value="21" calcext:value-type="float">
            <text:p>21</text:p>
          </table:table-cell>
          <table:table-cell table:style-name="ce58" table:formula="of:=10^-[.AQ434]" office:value-type="float" office:value="0.00001" calcext:value-type="float">
            <text:p>1.000000E-05</text:p>
          </table:table-cell>
          <table:table-cell table:style-name="ce58" table:formula="of:=10^-[.AR434]" office:value-type="float" office:value="0.00000794328234724282" calcext:value-type="float">
            <text:p>7.943282E-06</text:p>
          </table:table-cell>
          <table:table-cell table:style-name="ce58" table:formula="of:=10^-[.AS434]" office:value-type="float" office:value="0.00000630957344480193" calcext:value-type="float">
            <text:p>6.309573E-06</text:p>
          </table:table-cell>
          <table:table-cell table:style-name="ce58" table:formula="of:=10^-[.AT434]" office:value-type="float" office:value="0.00000501187233627273" calcext:value-type="float">
            <text:p>5.011872E-06</text:p>
          </table:table-cell>
          <table:table-cell table:style-name="ce58" table:formula="of:=10^-[.AU434]" office:value-type="float" office:value="0.00000398107170553497" calcext:value-type="float">
            <text:p>3.981072E-06</text:p>
          </table:table-cell>
          <table:table-cell table:style-name="ce58" table:formula="of:=10^-[.AV434]" office:value-type="float" office:value="0.00000316227766016838" calcext:value-type="float">
            <text:p>3.162278E-06</text:p>
          </table:table-cell>
          <table:table-cell table:style-name="ce58" table:formula="of:=10^-[.AW434]" office:value-type="float" office:value="0.00000251188643150958" calcext:value-type="float">
            <text:p>2.511886E-06</text:p>
          </table:table-cell>
          <table:table-cell table:style-name="ce58" table:formula="of:=10^-[.AX434]" office:value-type="float" office:value="0.00000199526231496888" calcext:value-type="float">
            <text:p>1.995262E-06</text:p>
          </table:table-cell>
          <table:table-cell table:style-name="ce58" table:formula="of:=10^-[.AY434]" office:value-type="float" office:value="0.00000158489319246111" calcext:value-type="float">
            <text:p>1.584893E-06</text:p>
          </table:table-cell>
          <table:table-cell table:style-name="ce58" table:formula="of:=10^-[.AZ434]" office:value-type="float" office:value="0.00000125892541179417" calcext:value-type="float">
            <text:p>1.258925E-06</text:p>
          </table:table-cell>
          <table:table-cell table:style-name="ce58" table:formula="of:=10^-[.BA434]" office:value-type="float" office:value="0.000001" calcext:value-type="float">
            <text:p>1.000000E-06</text:p>
          </table:table-cell>
          <table:table-cell table:style-name="ce58" table:formula="of:=10^-[.BB434]" office:value-type="float" office:value="0.00000079432823472428" calcext:value-type="float">
            <text:p>7.943282E-07</text:p>
          </table:table-cell>
          <table:table-cell table:style-name="ce58" table:formula="of:=10^-[.BC434]" office:value-type="float" office:value="0.00000063095734448019" calcext:value-type="float">
            <text:p>6.309573E-07</text:p>
          </table:table-cell>
          <table:table-cell table:style-name="ce58" table:formula="of:=10^-[.BD434]" office:value-type="float" office:value="0.00000050118723362727" calcext:value-type="float">
            <text:p>5.011872E-07</text:p>
          </table:table-cell>
          <table:table-cell table:style-name="ce58" table:formula="of:=10^-[.BE434]" office:value-type="float" office:value="0.0000003981071705535" calcext:value-type="float">
            <text:p>3.981072E-07</text:p>
          </table:table-cell>
          <table:table-cell table:style-name="ce58" table:formula="of:=10^-[.BF434]" office:value-type="float" office:value="0.00000031622776601684" calcext:value-type="float">
            <text:p>3.162278E-07</text:p>
          </table:table-cell>
          <table:table-cell table:style-name="ce58" table:formula="of:=10^-[.BG434]" office:value-type="float" office:value="0.00000025118864315096" calcext:value-type="float">
            <text:p>2.511886E-07</text:p>
          </table:table-cell>
          <table:table-cell table:style-name="ce58" table:formula="of:=10^-[.BH434]" office:value-type="float" office:value="0.00000019952623149689" calcext:value-type="float">
            <text:p>1.995262E-07</text:p>
          </table:table-cell>
          <table:table-cell table:style-name="ce58" table:formula="of:=10^-[.BI434]" office:value-type="float" office:value="0.00000015848931924611" calcext:value-type="float">
            <text:p>1.584893E-07</text:p>
          </table:table-cell>
          <table:table-cell table:style-name="ce58" table:formula="of:=10^-[.BJ434]" office:value-type="float" office:value="0.00000012589254117942" calcext:value-type="float">
            <text:p>1.258925E-07</text:p>
          </table:table-cell>
          <table:table-cell table:style-name="ce58" table:formula="of:=10^-[.BK434]" office:value-type="float" office:value="0.0000001" calcext:value-type="float">
            <text:p>1.000000E-07</text:p>
          </table:table-cell>
          <table:table-cell table:style-name="ce58" table:number-columns-repeated="19"/>
          <table:table-cell table:number-columns-repeated="21"/>
        </table:table-row>
        <table:table-row table:style-name="ro1">
          <table:table-cell office:value-type="string" calcext:value-type="string">
            <text:p>deepbox_lifetimefactor [-]</text:p>
          </table:table-cell>
          <table:table-cell table:style-name="ce19"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60"/>
        </table:table-row>
        <table:table-row table:style-name="ro1">
          <table:table-cell/>
          <table:table-cell table:formula="of:=PRODUCT([.B430:.B432])" office:value-type="float" office:value="861" calcext:value-type="float">
            <text:p>861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xponent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1.1" calcext:value-type="float">
            <text:p>1.1</text:p>
          </table:table-cell>
          <table:table-cell office:value-type="float" office:value="1.2" calcext:value-type="float">
            <text:p>1.2</text:p>
          </table:table-cell>
          <table:table-cell office:value-type="float" office:value="1.3" calcext:value-type="float">
            <text:p>1.3</text:p>
          </table:table-cell>
          <table:table-cell office:value-type="float" office:value="1.4" calcext:value-type="float">
            <text:p>1.4</text:p>
          </table:table-cell>
          <table:table-cell office:value-type="float" office:value="1.5" calcext:value-type="float">
            <text:p>1.5</text:p>
          </table:table-cell>
          <table:table-cell office:value-type="float" office:value="1.6" calcext:value-type="float">
            <text:p>1.6</text:p>
          </table:table-cell>
          <table:table-cell office:value-type="float" office:value="1.7" calcext:value-type="float">
            <text:p>1.7</text:p>
          </table:table-cell>
          <table:table-cell office:value-type="float" office:value="1.8" calcext:value-type="float">
            <text:p>1.8</text:p>
          </table:table-cell>
          <table:table-cell office:value-type="float" office:value="1.9" calcext:value-type="float">
            <text:p>1.9</text:p>
          </table:table-cell>
          <table:table-cell office:value-type="float" office:value="2" calcext:value-type="float">
            <text:p>2</text:p>
          </table:table-cell>
          <table:table-cell office:value-type="float" office:value="2.1" calcext:value-type="float">
            <text:p>2.1</text:p>
          </table:table-cell>
          <table:table-cell office:value-type="float" office:value="2.2" calcext:value-type="float">
            <text:p>2.2</text:p>
          </table:table-cell>
          <table:table-cell office:value-type="float" office:value="2.3" calcext:value-type="float">
            <text:p>2.3</text:p>
          </table:table-cell>
          <table:table-cell office:value-type="float" office:value="2.4" calcext:value-type="float">
            <text:p>2.4</text:p>
          </table:table-cell>
          <table:table-cell office:value-type="float" office:value="2.5" calcext:value-type="float">
            <text:p>2.5</text:p>
          </table:table-cell>
          <table:table-cell office:value-type="float" office:value="2.6" calcext:value-type="float">
            <text:p>2.6</text:p>
          </table:table-cell>
          <table:table-cell office:value-type="float" office:value="2.7" calcext:value-type="float">
            <text:p>2.7</text:p>
          </table:table-cell>
          <table:table-cell office:value-type="float" office:value="2.8" calcext:value-type="float">
            <text:p>2.8</text:p>
          </table:table-cell>
          <table:table-cell office:value-type="float" office:value="2.9" calcext:value-type="float">
            <text:p>2.9</text:p>
          </table:table-cell>
          <table:table-cell office:value-type="float" office:value="3" calcext:value-type="float">
            <text:p>3</text:p>
          </table:table-cell>
          <table:table-cell office:value-type="float" office:value="3.1" calcext:value-type="float">
            <text:p>3.1</text:p>
          </table:table-cell>
          <table:table-cell office:value-type="float" office:value="3.2" calcext:value-type="float">
            <text:p>3.2</text:p>
          </table:table-cell>
          <table:table-cell office:value-type="float" office:value="3.3" calcext:value-type="float">
            <text:p>3.3</text:p>
          </table:table-cell>
          <table:table-cell office:value-type="float" office:value="3.4" calcext:value-type="float">
            <text:p>3.4</text:p>
          </table:table-cell>
          <table:table-cell office:value-type="float" office:value="3.5" calcext:value-type="float">
            <text:p>3.5</text:p>
          </table:table-cell>
          <table:table-cell office:value-type="float" office:value="3.6" calcext:value-type="float">
            <text:p>3.6</text:p>
          </table:table-cell>
          <table:table-cell office:value-type="float" office:value="3.7" calcext:value-type="float">
            <text:p>3.7</text:p>
          </table:table-cell>
          <table:table-cell office:value-type="float" office:value="3.8" calcext:value-type="float">
            <text:p>3.8</text:p>
          </table:table-cell>
          <table:table-cell office:value-type="float" office:value="3.9" calcext:value-type="float">
            <text:p>3.9</text:p>
          </table:table-cell>
          <table:table-cell office:value-type="float" office:value="4" calcext:value-type="float">
            <text:p>4</text:p>
          </table:table-cell>
          <table:table-cell office:value-type="float" office:value="4.1" calcext:value-type="float">
            <text:p>4.1</text:p>
          </table:table-cell>
          <table:table-cell office:value-type="float" office:value="4.2" calcext:value-type="float">
            <text:p>4.2</text:p>
          </table:table-cell>
          <table:table-cell office:value-type="float" office:value="4.3" calcext:value-type="float">
            <text:p>4.3</text:p>
          </table:table-cell>
          <table:table-cell office:value-type="float" office:value="4.4" calcext:value-type="float">
            <text:p>4.4</text:p>
          </table:table-cell>
          <table:table-cell office:value-type="float" office:value="4.5" calcext:value-type="float">
            <text:p>4.5</text:p>
          </table:table-cell>
          <table:table-cell office:value-type="float" office:value="4.6" calcext:value-type="float">
            <text:p>4.6</text:p>
          </table:table-cell>
          <table:table-cell office:value-type="float" office:value="4.7" calcext:value-type="float">
            <text:p>4.7</text:p>
          </table:table-cell>
          <table:table-cell office:value-type="float" office:value="4.8" calcext:value-type="float">
            <text:p>4.8</text:p>
          </table:table-cell>
          <table:table-cell office:value-type="float" office:value="4.9" calcext:value-type="float">
            <text:p>4.9</text:p>
          </table:table-cell>
          <table:table-cell office:value-type="float" office:value="5" calcext:value-type="float">
            <text:p>5</text:p>
          </table:table-cell>
          <table:table-cell office:value-type="float" office:value="5.1" calcext:value-type="float">
            <text:p>5.1</text:p>
          </table:table-cell>
          <table:table-cell office:value-type="float" office:value="5.2" calcext:value-type="float">
            <text:p>5.2</text:p>
          </table:table-cell>
          <table:table-cell office:value-type="float" office:value="5.3" calcext:value-type="float">
            <text:p>5.3</text:p>
          </table:table-cell>
          <table:table-cell office:value-type="float" office:value="5.4" calcext:value-type="float">
            <text:p>5.4</text:p>
          </table:table-cell>
          <table:table-cell office:value-type="float" office:value="5.5" calcext:value-type="float">
            <text:p>5.5</text:p>
          </table:table-cell>
          <table:table-cell office:value-type="float" office:value="5.6" calcext:value-type="float">
            <text:p>5.6</text:p>
          </table:table-cell>
          <table:table-cell office:value-type="float" office:value="5.7" calcext:value-type="float">
            <text:p>5.7</text:p>
          </table:table-cell>
          <table:table-cell office:value-type="float" office:value="5.8" calcext:value-type="float">
            <text:p>5.8</text:p>
          </table:table-cell>
          <table:table-cell office:value-type="float" office:value="5.9" calcext:value-type="float">
            <text:p>5.9</text:p>
          </table:table-cell>
          <table:table-cell office:value-type="float" office:value="6" calcext:value-type="float">
            <text:p>6</text:p>
          </table:table-cell>
          <table:table-cell office:value-type="float" office:value="6.1" calcext:value-type="float">
            <text:p>6.1</text:p>
          </table:table-cell>
          <table:table-cell office:value-type="float" office:value="6.2" calcext:value-type="float">
            <text:p>6.2</text:p>
          </table:table-cell>
          <table:table-cell office:value-type="float" office:value="6.3" calcext:value-type="float">
            <text:p>6.3</text:p>
          </table:table-cell>
          <table:table-cell office:value-type="float" office:value="6.4" calcext:value-type="float">
            <text:p>6.4</text:p>
          </table:table-cell>
          <table:table-cell office:value-type="float" office:value="6.5" calcext:value-type="float">
            <text:p>6.5</text:p>
          </table:table-cell>
          <table:table-cell office:value-type="float" office:value="6.6" calcext:value-type="float">
            <text:p>6.6</text:p>
          </table:table-cell>
          <table:table-cell office:value-type="float" office:value="6.7" calcext:value-type="float">
            <text:p>6.7</text:p>
          </table:table-cell>
          <table:table-cell office:value-type="float" office:value="6.8" calcext:value-type="float">
            <text:p>6.8</text:p>
          </table:table-cell>
          <table:table-cell office:value-type="float" office:value="6.9" calcext:value-type="float">
            <text:p>6.9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office:value-type="string" calcext:value-type="string">
            <text:p>random assinment of initial conditions between 0 and 100 nmol/kg for ligand and iron (independently)</text:p>
          </table:table-cell>
          <table:table-cell table:number-columns-repeated="61"/>
        </table:table-row>
        <table:table-row table:style-name="ro1">
          <table:table-cell office:value-type="string" calcext:value-type="string">
            <text:p>Ensemble 24</text:p>
          </table:table-cell>
          <table:table-cell table:number-columns-repeated="62"/>
        </table:table-row>
        <table:table-row table:style-name="ro1" table:number-rows-repeated="2">
          <table:table-cell table:number-columns-repeated="63"/>
        </table:table-row>
        <table:table-row table:style-name="ro1">
          <table:table-cell/>
          <table:table-cell office:value-type="string" calcext:value-type="string">
            <text:p>Timestep <text:s/>= 2h</text:p>
          </table:table-cell>
          <table:table-cell table:number-columns-repeated="61"/>
        </table:table-row>
        <table:table-row table:style-name="ro1">
          <table:table-cell table:style-name="ce42" office:value-type="string" calcext:value-type="string">
            <text:p>Ensemble 26_1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6_2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6_3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6_4</text:p>
          </table:table-cell>
          <table:table-cell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table:style-name="ce10" office:value-type="float" office:value="0.1" calcext:value-type="float">
            <text:p>0.1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5"/>
        </table:table-row>
        <table:table-row table:style-name="ro1">
          <table:table-cell/>
          <table:table-cell table:formula="of:=PRODUCT([.B441:.B451])" office:value-type="float" office:value="2160" calcext:value-type="float">
            <text:p>2160</text:p>
          </table:table-cell>
          <table:table-cell table:number-columns-repeated="61"/>
        </table:table-row>
        <table:table-row table:style-name="ro1">
          <table:table-cell table:number-columns-repeated="23"/>
          <table:table-cell table:formula="of:=[.X442]/(24 * 3600)" office:value-type="float" office:value="0.00000115740740740741" calcext:value-type="float">
            <text:p>1.15740740740741E-06</text:p>
          </table:table-cell>
          <table:table-cell table:formula="of:=[.Y442]/(24 * 3600)" office:value-type="float" office:value="0.00000347222222222222" calcext:value-type="float">
            <text:p>3.47222222222222E-06</text:p>
          </table:table-cell>
          <table:table-cell table:formula="of:=[.Z442]/(24 * 3600)" office:value-type="float" office:value="0.0000115740740740741" calcext:value-type="float">
            <text:p>1.15740740740741E-05</text:p>
          </table:table-cell>
          <table:table-cell table:formula="of:=[.AA442]/(24 * 3600)" office:value-type="float" office:value="0.0000347222222222222" calcext:value-type="float">
            <text:p>3.47222222222222E-05</text:p>
          </table:table-cell>
          <table:table-cell table:number-columns-repeated="36"/>
        </table:table-row>
        <table:table-row table:style-name="ro1">
          <table:table-cell table:number-columns-repeated="2"/>
          <table:table-cell table:formula="of:=[.C442]/86400" office:value-type="float" office:value="0.00000115740740740741" calcext:value-type="float">
            <text:p>1.15740740740741E-06</text:p>
          </table:table-cell>
          <table:table-cell table:formula="of:=[.D442]/86400" office:value-type="float" office:value="0.00000347222222222222" calcext:value-type="float">
            <text:p>3.47222222222222E-06</text:p>
          </table:table-cell>
          <table:table-cell table:formula="of:=[.E442]/86400" office:value-type="float" office:value="0.0000115740740740741" calcext:value-type="float">
            <text:p>1.15740740740741E-05</text:p>
          </table:table-cell>
          <table:table-cell table:number-columns-repeated="58"/>
        </table:table-row>
        <table:table-row table:style-name="ro1">
          <table:table-cell table:number-columns-repeated="63"/>
        </table:table-row>
        <table:table-row table:style-name="ro1">
          <table:table-cell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5"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5"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5"/>
          <table:table-cell office:value-type="string" calcext:value-type="string">
            <text:p>Timestep = 6h</text:p>
          </table:table-cell>
          <table:table-cell office:value-type="string" calcext:value-type="string">
            <text:p>1000 years</text:p>
          </table:table-cell>
          <table:table-cell table:number-columns-repeated="39"/>
        </table:table-row>
        <table:table-row table:style-name="ro1">
          <table:table-cell table:style-name="ce42" office:value-type="string" calcext:value-type="string">
            <text:p>Ensemble 27_1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7_2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7_3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7_4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and higher 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µ0 [d-1]</text:p>
          </table:table-cell>
          <table:table-cell office:value-type="float" office:value="4" calcext:value-type="float">
            <text:p>4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3" calcext:value-type="float">
            <text:p>3.00E-02</text:p>
          </table:table-cell>
          <table:table-cell table:style-name="ce5" office:value-type="float" office:value="0.1" calcext:value-type="float">
            <text:p>1.00E-01</text:p>
          </table:table-cell>
          <table:table-cell table:style-name="ce3" office:value-type="float" office:value="0.15" calcext:value-type="float">
            <text:p>1.50E-01</text:p>
          </table:table-cell>
          <table:table-cell table:style-name="ce3" office:value-type="float" office:value="0.2" calcext:value-type="float">
            <text:p>2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5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5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5"/>
        </table:table-row>
        <table:table-row table:style-name="ro1">
          <table:table-cell/>
          <table:table-cell table:formula="of:=PRODUCT([.B458:.B468])" office:value-type="float" office:value="2880" calcext:value-type="float">
            <text:p>2880</text:p>
          </table:table-cell>
          <table:table-cell table:number-columns-repeated="6"/>
          <table:table-cell table:formula="of:=PRODUCT([.I458:.I468])" office:value-type="float" office:value="2880" calcext:value-type="float">
            <text:p>2880</text:p>
          </table:table-cell>
          <table:table-cell table:number-columns-repeated="6"/>
          <table:table-cell table:formula="of:=PRODUCT([.P458:.P468])" office:value-type="float" office:value="2880" calcext:value-type="float">
            <text:p>2880</text:p>
          </table:table-cell>
          <table:table-cell table:number-columns-repeated="6"/>
          <table:table-cell table:formula="of:=PRODUCT([.W458:.W468])" office:value-type="float" office:value="2880" calcext:value-type="float">
            <text:p>2880</text:p>
          </table:table-cell>
          <table:table-cell table:number-columns-repeated="40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8_1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8_2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8_3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8_4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m_l [d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1" calcext:value-type="float">
            <text:p>1.00E-02</text:p>
          </table:table-cell>
          <table:table-cell table:style-name="ce3" office:value-type="float" office:value="0.03" calcext:value-type="float">
            <text:p>3.00E-02</text:p>
          </table:table-cell>
          <table:table-cell office:value-type="float" office:value="0.1" calcext:value-type="float">
            <text:p>0.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table:number-columns-repeated="35"/>
        </table:table-row>
        <table:table-row table:style-name="ro1">
          <table:table-cell/>
          <table:table-cell table:formula="of:=PRODUCT([.B472:.B482])" office:value-type="float" office:value="2700" calcext:value-type="float">
            <text:p>2700</text:p>
          </table:table-cell>
          <table:table-cell table:formula="of:=[.$C$481]*[.C482]" office:value-type="float" office:value="0.003" calcext:value-type="float">
            <text:p>0.003</text:p>
          </table:table-cell>
          <table:table-cell table:formula="of:=[.$C$481]*[.D482]" office:value-type="float" office:value="0.009" calcext:value-type="float">
            <text:p>0.009</text:p>
          </table:table-cell>
          <table:table-cell table:formula="of:=[.$C$481]*[.E482]" office:value-type="float" office:value="0.03" calcext:value-type="float">
            <text:p>0.03</text:p>
          </table:table-cell>
          <table:table-cell table:formula="of:=[.$C$481]*[.F482]" office:value-type="float" office:value="0.09" calcext:value-type="float">
            <text:p>0.09</text:p>
          </table:table-cell>
          <table:table-cell table:formula="of:=[.$C$481]*[.G482]" office:value-type="float" office:value="0.15" calcext:value-type="float">
            <text:p>0.15</text:p>
          </table:table-cell>
          <table:table-cell/>
          <table:table-cell table:formula="of:=PRODUCT([.I472:.I482])" office:value-type="float" office:value="2700" calcext:value-type="float">
            <text:p>2700</text:p>
          </table:table-cell>
          <table:table-cell table:formula="of:=[.$C$481]*[.J482]" office:value-type="float" office:value="0.003" calcext:value-type="float">
            <text:p>0.003</text:p>
          </table:table-cell>
          <table:table-cell table:formula="of:=[.$C$481]*[.K482]" office:value-type="float" office:value="0.009" calcext:value-type="float">
            <text:p>0.009</text:p>
          </table:table-cell>
          <table:table-cell table:formula="of:=[.$C$481]*[.L482]" office:value-type="float" office:value="0.03" calcext:value-type="float">
            <text:p>0.03</text:p>
          </table:table-cell>
          <table:table-cell table:formula="of:=[.$C$481]*[.M482]" office:value-type="float" office:value="0.09" calcext:value-type="float">
            <text:p>0.09</text:p>
          </table:table-cell>
          <table:table-cell table:formula="of:=[.$C$481]*[.N482]" office:value-type="float" office:value="0.15" calcext:value-type="float">
            <text:p>0.15</text:p>
          </table:table-cell>
          <table:table-cell/>
          <table:table-cell table:formula="of:=PRODUCT([.P472:.P482])" office:value-type="float" office:value="2700" calcext:value-type="float">
            <text:p>2700</text:p>
          </table:table-cell>
          <table:table-cell table:formula="of:=[.$C$481]*[.Q482]" office:value-type="float" office:value="0.003" calcext:value-type="float">
            <text:p>0.003</text:p>
          </table:table-cell>
          <table:table-cell table:formula="of:=[.$C$481]*[.R482]" office:value-type="float" office:value="0.009" calcext:value-type="float">
            <text:p>0.009</text:p>
          </table:table-cell>
          <table:table-cell table:formula="of:=[.$C$481]*[.S482]" office:value-type="float" office:value="0.03" calcext:value-type="float">
            <text:p>0.03</text:p>
          </table:table-cell>
          <table:table-cell table:formula="of:=[.$C$481]*[.T482]" office:value-type="float" office:value="0.09" calcext:value-type="float">
            <text:p>0.09</text:p>
          </table:table-cell>
          <table:table-cell table:formula="of:=[.$C$481]*[.U482]" office:value-type="float" office:value="0.15" calcext:value-type="float">
            <text:p>0.15</text:p>
          </table:table-cell>
          <table:table-cell/>
          <table:table-cell table:formula="of:=PRODUCT([.W472:.W482])" office:value-type="float" office:value="2700" calcext:value-type="float">
            <text:p>2700</text:p>
          </table:table-cell>
          <table:table-cell table:formula="of:=[.$C$481]*[.X482]" office:value-type="float" office:value="0.003" calcext:value-type="float">
            <text:p>0.003</text:p>
          </table:table-cell>
          <table:table-cell table:formula="of:=[.$C$481]*[.Y482]" office:value-type="float" office:value="0.009" calcext:value-type="float">
            <text:p>0.009</text:p>
          </table:table-cell>
          <table:table-cell table:formula="of:=[.$C$481]*[.Z482]" office:value-type="float" office:value="0.03" calcext:value-type="float">
            <text:p>0.03</text:p>
          </table:table-cell>
          <table:table-cell table:formula="of:=[.$C$481]*[.AA482]" office:value-type="float" office:value="0.09" calcext:value-type="float">
            <text:p>0.09</text:p>
          </table:table-cell>
          <table:table-cell table:formula="of:=[.$C$481]*[.AB482]" office:value-type="float" office:value="0.15" calcext:value-type="float">
            <text:p>0.15</text:p>
          </table:table-cell>
          <table:table-cell table:number-columns-repeated="35"/>
        </table:table-row>
        <table:table-row table:style-name="ro1">
          <table:table-cell table:number-columns-repeated="63"/>
        </table:table-row>
        <table:table-row table:style-name="ro1">
          <table:table-cell office:value-type="string" calcext:value-type="string">
            <text:p>Can also try lower m_l with higher phi and ligphi</text:p>
          </table:table-cell>
          <table:table-cell table:number-columns-repeated="62"/>
        </table:table-row>
        <table:table-row table:style-name="ro1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3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4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style-name="ce3" office:value-type="float" office:value="0.6" calcext:value-type="float">
            <text:p>6.00E-01</text:p>
          </table:table-cell>
          <table:table-cell table:number-columns-repeated="35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table:number-columns-repeated="35"/>
        </table:table-row>
        <table:table-row table:style-name="ro1">
          <table:table-cell/>
          <table:table-cell table:formula="of:=PRODUCT([.B488:.B498])" office:value-type="float" office:value="2025" calcext:value-type="float">
            <text:p>2025</text:p>
          </table:table-cell>
          <table:table-cell table:formula="of:=[.$C$481]*[.C498]" office:value-type="float" office:value="0.003" calcext:value-type="float">
            <text:p>0.003</text:p>
          </table:table-cell>
          <table:table-cell table:formula="of:=[.$C$481]*[.D498]" office:value-type="float" office:value="0.009" calcext:value-type="float">
            <text:p>0.009</text:p>
          </table:table-cell>
          <table:table-cell table:formula="of:=[.$C$481]*[.E498]" office:value-type="float" office:value="0.03" calcext:value-type="float">
            <text:p>0.03</text:p>
          </table:table-cell>
          <table:table-cell table:formula="of:=[.$C$481]*[.F498]" office:value-type="float" office:value="0.09" calcext:value-type="float">
            <text:p>0.09</text:p>
          </table:table-cell>
          <table:table-cell table:formula="of:=[.$C$481]*[.G498]" office:value-type="float" office:value="0.15" calcext:value-type="float">
            <text:p>0.15</text:p>
          </table:table-cell>
          <table:table-cell/>
          <table:table-cell table:formula="of:=PRODUCT([.I488:.I498])" office:value-type="float" office:value="2025" calcext:value-type="float">
            <text:p>2025</text:p>
          </table:table-cell>
          <table:table-cell table:formula="of:=[.$C$481]*[.J498]" office:value-type="float" office:value="0.003" calcext:value-type="float">
            <text:p>0.003</text:p>
          </table:table-cell>
          <table:table-cell table:formula="of:=[.$C$481]*[.K498]" office:value-type="float" office:value="0.009" calcext:value-type="float">
            <text:p>0.009</text:p>
          </table:table-cell>
          <table:table-cell table:formula="of:=[.$C$481]*[.L498]" office:value-type="float" office:value="0.03" calcext:value-type="float">
            <text:p>0.03</text:p>
          </table:table-cell>
          <table:table-cell table:formula="of:=[.$C$481]*[.M498]" office:value-type="float" office:value="0.09" calcext:value-type="float">
            <text:p>0.09</text:p>
          </table:table-cell>
          <table:table-cell table:formula="of:=[.$C$481]*[.N498]" office:value-type="float" office:value="0.15" calcext:value-type="float">
            <text:p>0.15</text:p>
          </table:table-cell>
          <table:table-cell/>
          <table:table-cell table:formula="of:=PRODUCT([.P488:.P498])" office:value-type="float" office:value="2025" calcext:value-type="float">
            <text:p>2025</text:p>
          </table:table-cell>
          <table:table-cell table:formula="of:=[.$C$481]*[.Q498]" office:value-type="float" office:value="0.003" calcext:value-type="float">
            <text:p>0.003</text:p>
          </table:table-cell>
          <table:table-cell table:formula="of:=[.$C$481]*[.R498]" office:value-type="float" office:value="0.009" calcext:value-type="float">
            <text:p>0.009</text:p>
          </table:table-cell>
          <table:table-cell table:formula="of:=[.$C$481]*[.S498]" office:value-type="float" office:value="0.03" calcext:value-type="float">
            <text:p>0.03</text:p>
          </table:table-cell>
          <table:table-cell table:formula="of:=[.$C$481]*[.T498]" office:value-type="float" office:value="0.09" calcext:value-type="float">
            <text:p>0.09</text:p>
          </table:table-cell>
          <table:table-cell table:formula="of:=[.$C$481]*[.U498]" office:value-type="float" office:value="0.15" calcext:value-type="float">
            <text:p>0.15</text:p>
          </table:table-cell>
          <table:table-cell/>
          <table:table-cell table:formula="of:=PRODUCT([.W488:.W498])" office:value-type="float" office:value="2025" calcext:value-type="float">
            <text:p>2025</text:p>
          </table:table-cell>
          <table:table-cell table:formula="of:=[.$C$481]*[.X498]" office:value-type="float" office:value="0.003" calcext:value-type="float">
            <text:p>0.003</text:p>
          </table:table-cell>
          <table:table-cell table:formula="of:=[.$C$481]*[.Y498]" office:value-type="float" office:value="0.009" calcext:value-type="float">
            <text:p>0.009</text:p>
          </table:table-cell>
          <table:table-cell table:formula="of:=[.$C$481]*[.Z498]" office:value-type="float" office:value="0.03" calcext:value-type="float">
            <text:p>0.03</text:p>
          </table:table-cell>
          <table:table-cell table:formula="of:=[.$C$481]*[.AA498]" office:value-type="float" office:value="0.09" calcext:value-type="float">
            <text:p>0.09</text:p>
          </table:table-cell>
          <table:table-cell table:formula="of:=[.$C$481]*[.AB498]" office:value-type="float" office:value="0.15" calcext:value-type="float">
            <text:p>0.15</text:p>
          </table:table-cell>
          <table:table-cell table:number-columns-repeated="35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_pge_update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58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table:number-columns-repeated="56"/>
        </table:table-row>
        <table:table-row table:style-name="ro1">
          <table:table-cell/>
          <table:table-cell table:formula="of:=PRODUCT([.B503:.B513])" office:value-type="float" office:value="2025" calcext:value-type="float">
            <text:p>2025</text:p>
          </table:table-cell>
          <table:table-cell table:formula="of:=[.$C$481]*[.C513]" office:value-type="float" office:value="0.003" calcext:value-type="float">
            <text:p>0.003</text:p>
          </table:table-cell>
          <table:table-cell table:formula="of:=[.$C$481]*[.D513]" office:value-type="float" office:value="0.009" calcext:value-type="float">
            <text:p>0.009</text:p>
          </table:table-cell>
          <table:table-cell table:formula="of:=[.$C$481]*[.E513]" office:value-type="float" office:value="0.03" calcext:value-type="float">
            <text:p>0.03</text:p>
          </table:table-cell>
          <table:table-cell table:formula="of:=[.$C$481]*[.F513]" office:value-type="float" office:value="0.09" calcext:value-type="float">
            <text:p>0.09</text:p>
          </table:table-cell>
          <table:table-cell table:number-columns-repeated="57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_pge_mu0_update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2_pge_mu0_update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3_pge_mu0_update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2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4_pge_mu0_update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x</text:p>
          </table:table-cell>
          <table:table-cell office:value-type="string" calcext:value-type="string">
            <text:p>beta=E1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/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number-columns-repeated="36"/>
        </table:table-row>
        <table:table-row table:style-name="ro1">
          <table:table-cell/>
          <table:table-cell table:formula="of:=PRODUCT([.B518:.B528])" office:value-type="float" office:value="2025" calcext:value-type="float">
            <text:p>2025</text:p>
          </table:table-cell>
          <table:table-cell table:formula="of:=[.$C$481]*[.C528]" office:value-type="float" office:value="0.003" calcext:value-type="float">
            <text:p>0.003</text:p>
          </table:table-cell>
          <table:table-cell table:formula="of:=[.$C$481]*[.D528]" office:value-type="float" office:value="0.009" calcext:value-type="float">
            <text:p>0.009</text:p>
          </table:table-cell>
          <table:table-cell table:formula="of:=[.$C$481]*[.E528]" office:value-type="float" office:value="0.03" calcext:value-type="float">
            <text:p>0.03</text:p>
          </table:table-cell>
          <table:table-cell table:formula="of:=[.$C$481]*[.F528]" office:value-type="float" office:value="0.09" calcext:value-type="float">
            <text:p>0.09</text:p>
          </table:table-cell>
          <table:table-cell table:number-columns-repeated="2"/>
          <table:table-cell table:formula="of:=PRODUCT([.I518:.I528])" office:value-type="float" office:value="2025" calcext:value-type="float">
            <text:p>2025</text:p>
          </table:table-cell>
          <table:table-cell table:formula="of:=[.$C$481]*[.J528]" office:value-type="float" office:value="0.003" calcext:value-type="float">
            <text:p>0.003</text:p>
          </table:table-cell>
          <table:table-cell table:formula="of:=[.$C$481]*[.K528]" office:value-type="float" office:value="0.009" calcext:value-type="float">
            <text:p>0.009</text:p>
          </table:table-cell>
          <table:table-cell table:formula="of:=[.$C$481]*[.L528]" office:value-type="float" office:value="0.03" calcext:value-type="float">
            <text:p>0.03</text:p>
          </table:table-cell>
          <table:table-cell table:formula="of:=[.$C$481]*[.M528]" office:value-type="float" office:value="0.09" calcext:value-type="float">
            <text:p>0.09</text:p>
          </table:table-cell>
          <table:table-cell table:number-columns-repeated="2"/>
          <table:table-cell table:formula="of:=PRODUCT([.P518:.P528])" office:value-type="float" office:value="2025" calcext:value-type="float">
            <text:p>2025</text:p>
          </table:table-cell>
          <table:table-cell table:formula="of:=[.$C$481]*[.Q528]" office:value-type="float" office:value="0.003" calcext:value-type="float">
            <text:p>0.003</text:p>
          </table:table-cell>
          <table:table-cell table:formula="of:=[.$C$481]*[.R528]" office:value-type="float" office:value="0.009" calcext:value-type="float">
            <text:p>0.009</text:p>
          </table:table-cell>
          <table:table-cell table:formula="of:=[.$C$481]*[.S528]" office:value-type="float" office:value="0.03" calcext:value-type="float">
            <text:p>0.03</text:p>
          </table:table-cell>
          <table:table-cell table:formula="of:=[.$C$481]*[.T528]" office:value-type="float" office:value="0.09" calcext:value-type="float">
            <text:p>0.09</text:p>
          </table:table-cell>
          <table:table-cell table:number-columns-repeated="2"/>
          <table:table-cell table:formula="of:=PRODUCT([.W518:.W528])" office:value-type="float" office:value="2025" calcext:value-type="float">
            <text:p>2025</text:p>
          </table:table-cell>
          <table:table-cell table:formula="of:=[.$C$481]*[.X528]" office:value-type="float" office:value="0.003" calcext:value-type="float">
            <text:p>0.003</text:p>
          </table:table-cell>
          <table:table-cell table:formula="of:=[.$C$481]*[.Y528]" office:value-type="float" office:value="0.009" calcext:value-type="float">
            <text:p>0.009</text:p>
          </table:table-cell>
          <table:table-cell table:formula="of:=[.$C$481]*[.Z528]" office:value-type="float" office:value="0.03" calcext:value-type="float">
            <text:p>0.03</text:p>
          </table:table-cell>
          <table:table-cell table:formula="of:=[.$C$481]*[.AA528]" office:value-type="float" office:value="0.09" calcext:value-type="float">
            <text:p>0.09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Use µ0 lower by a factor o approx 3 due to introduced T dependency</text:p>
          </table:table-cell>
          <table:table-cell table:number-columns-repeated="61"/>
        </table:table-row>
        <table:table-row table:style-name="ro1" table:number-rows-repeated="2">
          <table:table-cell table:number-columns-repeated="63"/>
        </table:table-row>
        <table:table-row table:style-name="ro1">
          <table:table-cell table:style-name="ce42" office:value-type="string" calcext:value-type="string">
            <text:p>Ensemble 29_1_pge_mu0_update2</text:p>
          </table:table-cell>
          <table:table-cell table:style-name="ce42" office:value-type="string" calcext:value-type="string">
            <text:p>Higher m_l</text:p>
          </table:table-cell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5_pge_mu0_update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29_6_pge_mu0_update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office:value-type="string" calcext:value-type="string">
            <text:p>PGE SO = 0.3, NA = 0.1</text:p>
          </table:table-cell>
          <table:table-cell/>
          <table:table-cell table:style-name="ce42" office:value-type="string" calcext:value-type="string">
            <text:p>Ensemble 29_7_pge_mu0_update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office:value-type="string" calcext:value-type="string">
            <text:p>PGE SO = 0.3, NA = 0.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table:style-name="ce73" office:value-type="float" office:value="0.1" calcext:value-type="float">
            <text:p>0.1</text:p>
          </table:table-cell>
          <table:table-cell table:style-name="ce73" office:value-type="float" office:value="0.3" calcext:value-type="float">
            <text:p>0.3</text:p>
          </table:table-cell>
          <table:table-cell table:style-name="ce73" office:value-type="float" office:value="1" calcext:value-type="float">
            <text:p>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83" office:value-type="float" office:value="0.003" calcext:value-type="float">
            <text:p>3.00E-03</text:p>
          </table:table-cell>
          <table:table-cell table:style-name="ce83" office:value-type="float" office:value="0.005" calcext:value-type="float">
            <text:p>5.00E-03</text:p>
          </table:table-cell>
          <table:table-cell table:style-name="ce83" office:value-type="float" office:value="0.01" calcext:value-type="float">
            <text:p>1.00E-02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83" office:value-type="float" office:value="0.003" calcext:value-type="float">
            <text:p>3.00E-03</text:p>
          </table:table-cell>
          <table:table-cell table:style-name="ce83" office:value-type="float" office:value="0.005" calcext:value-type="float">
            <text:p>5.00E-03</text:p>
          </table:table-cell>
          <table:table-cell table:style-name="ce83" office:value-type="float" office:value="0.01" calcext:value-type="float">
            <text:p>1.00E-02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0.0000000001" calcext:value-type="float">
            <text:p>1.00E-10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82" office:value-type="float" office:value="0.0000000001" calcext:value-type="float">
            <text:p>1.00E-10</text:p>
          </table:table-cell>
          <table:table-cell table:style-name="ce61" table:number-columns-repeated="2"/>
          <table:table-cell table:number-columns-repeated="37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K_LDOC_pro [mol kg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01" calcext:value-type="float">
            <text:p>1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37"/>
        </table:table-row>
        <table:table-row table:style-name="ro1"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4"/>
          <table:table-cell office:value-type="string" calcext:value-type="string">
            <text:p>PGE_deep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05" calcext:value-type="float">
            <text:p>0.05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/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number-columns-repeated="36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style-name="ce3" office:value-type="float" office:value="0.005" calcext:value-type="float">
            <text:p>5.00E-03</text:p>
          </table:table-cell>
          <table:table-cell table:number-columns-repeated="35"/>
        </table:table-row>
        <table:table-row table:style-name="ro1">
          <table:table-cell/>
          <table:table-cell table:formula="of:=PRODUCT([.B534:.B544])" office:value-type="float" office:value="2025" calcext:value-type="float">
            <text:p>2025</text:p>
          </table:table-cell>
          <table:table-cell table:formula="of:=[.$C$481]*[.C544]" office:value-type="float" office:value="0.003" calcext:value-type="float">
            <text:p>0.003</text:p>
          </table:table-cell>
          <table:table-cell table:formula="of:=[.$C$481]*[.D544]" office:value-type="float" office:value="0.009" calcext:value-type="float">
            <text:p>0.009</text:p>
          </table:table-cell>
          <table:table-cell table:formula="of:=[.$C$481]*[.E544]" office:value-type="float" office:value="0.03" calcext:value-type="float">
            <text:p>0.03</text:p>
          </table:table-cell>
          <table:table-cell table:formula="of:=[.$C$481]*[.F544]" office:value-type="float" office:value="0.09" calcext:value-type="float">
            <text:p>0.09</text:p>
          </table:table-cell>
          <table:table-cell table:number-columns-repeated="2"/>
          <table:table-cell table:formula="of:=PRODUCT([.I534:.I544])" office:value-type="float" office:value="2025" calcext:value-type="float">
            <text:p>2025</text:p>
          </table:table-cell>
          <table:table-cell table:formula="of:=[.$C$481]*[.J544]" office:value-type="float" office:value="0.003" calcext:value-type="float">
            <text:p>0.003</text:p>
          </table:table-cell>
          <table:table-cell table:formula="of:=[.$C$481]*[.K544]" office:value-type="float" office:value="0.009" calcext:value-type="float">
            <text:p>0.009</text:p>
          </table:table-cell>
          <table:table-cell table:formula="of:=[.$C$481]*[.L544]" office:value-type="float" office:value="0.03" calcext:value-type="float">
            <text:p>0.03</text:p>
          </table:table-cell>
          <table:table-cell table:formula="of:=[.$C$481]*[.M544]" office:value-type="float" office:value="0.09" calcext:value-type="float">
            <text:p>0.09</text:p>
          </table:table-cell>
          <table:table-cell table:number-columns-repeated="2"/>
          <table:table-cell table:formula="of:=PRODUCT([.P534:.P544])" office:value-type="float" office:value="2025" calcext:value-type="float">
            <text:p>2025</text:p>
          </table:table-cell>
          <table:table-cell table:formula="of:=[.$C$481]*[.Q544]" office:value-type="float" office:value="0.003" calcext:value-type="float">
            <text:p>0.003</text:p>
          </table:table-cell>
          <table:table-cell table:formula="of:=[.$C$481]*[.R544]" office:value-type="float" office:value="0.009" calcext:value-type="float">
            <text:p>0.009</text:p>
          </table:table-cell>
          <table:table-cell table:formula="of:=[.$C$481]*[.S544]" office:value-type="float" office:value="0.03" calcext:value-type="float">
            <text:p>0.03</text:p>
          </table:table-cell>
          <table:table-cell table:formula="of:=[.$C$481]*[.T544]" office:value-type="float" office:value="0.09" calcext:value-type="float">
            <text:p>0.09</text:p>
          </table:table-cell>
          <table:table-cell table:number-columns-repeated="2"/>
          <table:table-cell table:formula="of:=PRODUCT([.W534:.W544])" office:value-type="float" office:value="2025" calcext:value-type="float">
            <text:p>2025</text:p>
          </table:table-cell>
          <table:table-cell table:formula="of:=[.$C$481]*[.X544]" office:value-type="float" office:value="0.003" calcext:value-type="float">
            <text:p>0.003</text:p>
          </table:table-cell>
          <table:table-cell table:formula="of:=[.$C$481]*[.Y544]" office:value-type="float" office:value="0.009" calcext:value-type="float">
            <text:p>0.009</text:p>
          </table:table-cell>
          <table:table-cell table:formula="of:=[.$C$481]*[.Z544]" office:value-type="float" office:value="0.03" calcext:value-type="float">
            <text:p>0.03</text:p>
          </table:table-cell>
          <table:table-cell table:formula="of:=[.$C$481]*[.AA544]" office:value-type="float" office:value="0.09" calcext:value-type="float">
            <text:p>0.09</text:p>
          </table:table-cell>
          <table:table-cell table:number-columns-repeated="36"/>
        </table:table-row>
        <table:table-row table:style-name="ro1">
          <table:table-cell/>
          <table:table-cell office:value-type="string" calcext:value-type="string">
            <text:p>Use µ0 lower by a factor o approx 3 due to introduced T dependency</text:p>
          </table:table-cell>
          <table:table-cell table:number-columns-repeated="6"/>
          <table:table-cell office:value-type="string" calcext:value-type="string">
            <text:p>Use µ0 lower by a factor o approx 3 due to introduced T dependency</text:p>
          </table:table-cell>
          <table:table-cell table:number-columns-repeated="6"/>
          <table:table-cell office:value-type="string" calcext:value-type="string">
            <text:p>Use µ0 lower by a factor o approx 3 due to introduced T dependency</text:p>
          </table:table-cell>
          <table:table-cell table:number-columns-repeated="6"/>
          <table:table-cell office:value-type="string" calcext:value-type="string">
            <text:p>Use µ0 lower by a factor o approx 3 due to introduced T dependency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PGE SO set to 0.3!</text:p>
          </table:table-cell>
          <table:table-cell table:number-columns-repeated="62"/>
        </table:table-row>
        <table:table-row table:style-name="ro1" table:number-rows-repeated="5">
          <table:table-cell table:number-columns-repeated="63"/>
        </table:table-row>
        <table:table-row table:style-name="ro1">
          <table:table-cell office:value-type="string" calcext:value-type="string">
            <text:p>Special ensemble for investigating whether higher lifetime actually helps in reducing the necessary K_LDOC and using better informed parameters</text:p>
          </table:table-cell>
          <table:table-cell table:number-columns-repeated="62"/>
        </table:table-row>
        <table:table-row table:style-name="ro1">
          <table:table-cell table:style-name="ce42" office:value-type="string" calcext:value-type="string">
            <text:p>Ensemble 30_1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table:style-name="ce78" office:value-type="string" calcext:value-type="string">
            <text:p>lifetime in deep box 25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30_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table:style-name="ce78" office:value-type="string" calcext:value-type="string">
            <text:p>lifetime in deep box 50x</text:p>
          </table:table-cell>
          <table:table-cell office:value-type="string" calcext:value-type="string">
            <text:p>beta=E12</text:p>
          </table:table-cell>
          <table:table-cell table:number-columns-repeated="2"/>
          <table:table-cell table:style-name="ce42" office:value-type="string" calcext:value-type="string">
            <text:p>Ensemble 30_2</text:p>
          </table:table-cell>
          <table:table-cell table:style-name="ce42"/>
          <table:table-cell office:value-type="string" calcext:value-type="string">
            <text:p>Higher phi and ligphi</text:p>
          </table:table-cell>
          <table:table-cell table:style-name="ce78" office:value-type="string" calcext:value-type="string">
            <text:p>lifetime in deep box 10x</text:p>
          </table:table-cell>
          <table:table-cell office:value-type="string" calcext:value-type="string">
            <text:p>beta=E12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2"/>
          <table:table-cell office:value-type="string" calcext:value-type="string">
            <text:p>rFeC_pb [-]</text:p>
          </table:table-cell>
          <table:table-cell office:value-type="float" office:value="1" calcext:value-type="float">
            <text:p>1</text:p>
          </table:table-cell>
          <table:table-cell table:style-name="ce5" office:value-type="float" office:value="0.00004" calcext:value-type="float">
            <text:p>4.00E-05</text:p>
          </table:table-cell>
          <table:table-cell table:style-name="ce3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µ0 [d-1]</text:p>
          </table:table-cell>
          <table:table-cell office:value-type="float" office:value="3" calcext:value-type="float">
            <text:p>3</text:p>
          </table:table-cell>
          <table:table-cell office:value-type="float" office:value="0.3" calcext:value-type="float">
            <text:p>0.3</text:p>
          </table:table-cell>
          <table:table-cell office:value-type="float" office:value="0.6" calcext:value-type="float">
            <text:p>0.6</text:p>
          </table:table-cell>
          <table:table-cell office:value-type="float" office:value="1" calcext:value-type="float">
            <text:p>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2"/>
          <table:table-cell office:value-type="string" calcext:value-type="string">
            <text:p>m_l [d-1]</text:p>
          </table:table-cell>
          <table:table-cell office:value-type="float" office:value="3" calcext:value-type="float">
            <text:p>3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2"/>
          <table:table-cell office:value-type="string" calcext:value-type="string">
            <text:p>m_q [m3 cell-1 s-1]</text:p>
          </table:table-cell>
          <table:table-cell office:value-type="float" office:value="3" calcext:value-type="float">
            <text:p>3</text:p>
          </table:table-cell>
          <table:table-cell table:style-name="ce5" office:value-type="float" office:value="1E-019" calcext:value-type="float">
            <text:p>1.00E-19</text:p>
          </table:table-cell>
          <table:table-cell table:style-name="ce3" office:value-type="float" office:value="1E-020" calcext:value-type="float">
            <text:p>1.00E-20</text:p>
          </table:table-cell>
          <table:table-cell table:style-name="ce3" office:value-type="float" office:value="1E-021" calcext:value-type="float">
            <text:p>1.00E-21</text:p>
          </table:table-cell>
          <table:table-cell table:number-columns-repeated="44"/>
        </table:table-row>
        <table:table-row table:style-name="ro1"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appa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1" calcext:value-type="float">
            <text:p>1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2"/>
          <table:table-cell office:value-type="string" calcext:value-type="string">
            <text:p>K_Fe_pro [mol kg-1]</text:p>
          </table:table-cell>
          <table:table-cell office:value-type="float" office:value="1" calcext:value-type="float">
            <text:p>1</text:p>
          </table:table-cell>
          <table:table-cell table:style-name="ce55" office:value-type="float" office:value="0.000000001" calcext:value-type="float">
            <text:p>1.00E-09</text:p>
          </table:table-cell>
          <table:table-cell table:style-name="ce61" table:number-columns-repeated="2"/>
          <table:table-cell table:number-columns-repeated="44"/>
        </table:table-row>
        <table:table-row table:style-name="ro1">
          <table:table-cell office:value-type="string" calcext:value-type="string">
            <text:p>K_LDOC_pro [mol kg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/>
          <table:table-cell office:value-type="string" calcext:value-type="string">
            <text:p>K_LDOC_pro [mol kg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/>
          <table:table-cell office:value-type="string" calcext:value-type="string">
            <text:p>K_LDOC_pro [mol kg-1]</text:p>
          </table:table-cell>
          <table:table-cell office:value-type="float" office:value="4" calcext:value-type="float">
            <text:p>4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3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number-columns-repeated="43"/>
        </table:table-row>
        <table:table-row table:style-name="ro1"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"/>
          <table:table-cell office:value-type="string" calcext:value-type="string">
            <text:p>PGE [-]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0.25" calcext:value-type="float">
            <text:p>0.25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office:value-type="string" calcext:value-type="string">
            <text:p>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1" calcext:value-type="float">
            <text:p>1.00E-01</text:p>
          </table:table-cell>
          <table:table-cell table:style-name="ce3" office:value-type="float" office:value="0.2" calcext:value-type="float">
            <text:p>2.00E-01</text:p>
          </table:table-cell>
          <table:table-cell table:style-name="ce5" office:value-type="float" office:value="0.3" calcext:value-type="float">
            <text:p>3.00E-01</text:p>
          </table:table-cell>
          <table:table-cell table:style-name="ce3" office:value-type="float" office:value="0.4" calcext:value-type="float">
            <text:p>4.00E-01</text:p>
          </table:table-cell>
          <table:table-cell table:style-name="ce3" office:value-type="float" office:value="0.5" calcext:value-type="float">
            <text:p>5.00E-01</text:p>
          </table:table-cell>
          <table:table-cell table:number-columns-repeated="42"/>
        </table:table-row>
        <table:table-row table:style-name="ro1"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"/>
          <table:table-cell office:value-type="string" calcext:value-type="string">
            <text:p>rCLig</text:p>
          </table:table-cell>
          <table:table-cell office:value-type="float" office:value="1" calcext:value-type="float">
            <text:p>1</text:p>
          </table:table-cell>
          <table:table-cell table:style-name="ce10" office:value-type="float" office:value="30" calcext:value-type="float">
            <text:p>30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office:value-type="string" calcext:value-type="string">
            <text:p>Ligphi [-]</text:p>
          </table:table-cell>
          <table:table-cell office:value-type="float" office:value="5" calcext:value-type="float">
            <text:p>5</text:p>
          </table:table-cell>
          <table:table-cell table:style-name="ce3" office:value-type="float" office:value="0.00003" calcext:value-type="float">
            <text:p>3.00E-05</text:p>
          </table:table-cell>
          <table:table-cell table:style-name="ce5" office:value-type="float" office:value="0.0001" calcext:value-type="float">
            <text:p>1.00E-04</text:p>
          </table:table-cell>
          <table:table-cell table:style-name="ce3" office:value-type="float" office:value="0.0003" calcext:value-type="float">
            <text:p>3.00E-04</text:p>
          </table:table-cell>
          <table:table-cell table:style-name="ce3" office:value-type="float" office:value="0.001" calcext:value-type="float">
            <text:p>1.00E-03</text:p>
          </table:table-cell>
          <table:table-cell table:style-name="ce3" office:value-type="float" office:value="0.003" calcext:value-type="float">
            <text:p>3.00E-03</text:p>
          </table:table-cell>
          <table:table-cell table:number-columns-repeated="42"/>
        </table:table-row>
        <table:table-row table:style-name="ro1">
          <table:table-cell/>
          <table:table-cell table:formula="of:=PRODUCT([.B555:.B565])" office:value-type="float" office:value="2700" calcext:value-type="float">
            <text:p>2700</text:p>
          </table:table-cell>
          <table:table-cell table:formula="of:=[.$C$481]*[.D565]" office:value-type="float" office:value="0.003" calcext:value-type="float">
            <text:p>0.003</text:p>
          </table:table-cell>
          <table:table-cell table:formula="of:=[.$C$481]*[.E565]" office:value-type="float" office:value="0.009" calcext:value-type="float">
            <text:p>0.009</text:p>
          </table:table-cell>
          <table:table-cell table:formula="of:=[.$C$481]*[.F565]" office:value-type="float" office:value="0.03" calcext:value-type="float">
            <text:p>0.03</text:p>
          </table:table-cell>
          <table:table-cell table:formula="of:=[.$C$481]*[.G565]" office:value-type="float" office:value="0.09" calcext:value-type="float">
            <text:p>0.09</text:p>
          </table:table-cell>
          <table:table-cell table:formula="of:=[.$C$481]*[.G565]" office:value-type="float" office:value="0.09" calcext:value-type="float">
            <text:p>0.09</text:p>
          </table:table-cell>
          <table:table-cell/>
          <table:table-cell table:formula="of:=PRODUCT([.I555:.I565])" office:value-type="float" office:value="2700" calcext:value-type="float">
            <text:p>2700</text:p>
          </table:table-cell>
          <table:table-cell table:formula="of:=[.$C$481]*[.K565]" office:value-type="float" office:value="0.003" calcext:value-type="float">
            <text:p>0.003</text:p>
          </table:table-cell>
          <table:table-cell table:formula="of:=[.$C$481]*[.L565]" office:value-type="float" office:value="0.009" calcext:value-type="float">
            <text:p>0.009</text:p>
          </table:table-cell>
          <table:table-cell table:formula="of:=[.$C$481]*[.M565]" office:value-type="float" office:value="0.03" calcext:value-type="float">
            <text:p>0.03</text:p>
          </table:table-cell>
          <table:table-cell table:formula="of:=[.$C$481]*[.N565]" office:value-type="float" office:value="0.09" calcext:value-type="float">
            <text:p>0.09</text:p>
          </table:table-cell>
          <table:table-cell table:formula="of:=[.$C$481]*[.N565]" office:value-type="float" office:value="0.09" calcext:value-type="float">
            <text:p>0.09</text:p>
          </table:table-cell>
          <table:table-cell/>
          <table:table-cell table:formula="of:=PRODUCT([.P555:.P565])" office:value-type="float" office:value="2700" calcext:value-type="float">
            <text:p>2700</text:p>
          </table:table-cell>
          <table:table-cell table:formula="of:=[.$C$481]*[.R565]" office:value-type="float" office:value="0.003" calcext:value-type="float">
            <text:p>0.003</text:p>
          </table:table-cell>
          <table:table-cell table:formula="of:=[.$C$481]*[.S565]" office:value-type="float" office:value="0.009" calcext:value-type="float">
            <text:p>0.009</text:p>
          </table:table-cell>
          <table:table-cell table:formula="of:=[.$C$481]*[.T565]" office:value-type="float" office:value="0.03" calcext:value-type="float">
            <text:p>0.03</text:p>
          </table:table-cell>
          <table:table-cell table:formula="of:=[.$C$481]*[.U565]" office:value-type="float" office:value="0.09" calcext:value-type="float">
            <text:p>0.09</text:p>
          </table:table-cell>
          <table:table-cell table:formula="of:=[.$C$481]*[.U565]" office:value-type="float" office:value="0.09" calcext:value-type="float">
            <text:p>0.09</text:p>
          </table:table-cell>
          <table:table-cell table:number-columns-repeated="42"/>
        </table:table-row>
      </table:table>
      <table:table table:name="Single runs with time series" table:style-name="ta1">
        <table:table-column table:style-name="co18" table:default-cell-style-name="Default"/>
        <table:table-column table:style-name="co19" table:default-cell-style-name="Default"/>
        <table:table-column table:style-name="co2" table:number-columns-repeated="45" table:default-cell-style-name="Default"/>
        <table:table-row table:style-name="ro1">
          <table:table-cell/>
          <table:table-cell table:style-name="ce81" office:value-type="string" calcext:value-type="string">
            <text:p>Name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dt(s)</text:p>
          </table:table-cell>
          <table:table-cell office:value-type="string" calcext:value-type="string">
            <text:p>t(yr)</text:p>
          </table:table-cell>
          <table:table-cell office:value-type="string" calcext:value-type="string">
            <text:p>rFeC_pb</text:p>
          </table:table-cell>
          <table:table-cell office:value-type="string" calcext:value-type="string">
            <text:p>mu0</text:p>
          </table:table-cell>
          <table:table-cell office:value-type="string" calcext:value-type="string">
            <text:p>m_l</text:p>
          </table:table-cell>
          <table:table-cell office:value-type="string" calcext:value-type="string">
            <text:p>m_q</text:p>
          </table:table-cell>
          <table:table-cell office:value-type="string" calcext:value-type="string">
            <text:p>kappa</text:p>
          </table:table-cell>
          <table:table-cell office:value-type="string" calcext:value-type="string">
            <text:p>kfe_p</text:p>
          </table:table-cell>
          <table:table-cell office:value-type="string" calcext:value-type="string">
            <text:p>kldoc_p</text:p>
          </table:table-cell>
          <table:table-cell office:value-type="string" calcext:value-type="string">
            <text:p>pge</text:p>
          </table:table-cell>
          <table:table-cell office:value-type="string" calcext:value-type="string">
            <text:p>phi</text:p>
          </table:table-cell>
          <table:table-cell office:value-type="string" calcext:value-type="string">
            <text:p>rCLig</text:p>
          </table:table-cell>
          <table:table-cell office:value-type="string" calcext:value-type="string">
            <text:p>lt_lifet</text:p>
          </table:table-cell>
          <table:table-cell office:value-type="string" calcext:value-type="string">
            <text:p>ligphi</text:p>
          </table:table-cell>
          <table:table-cell office:value-type="string" calcext:value-type="string">
            <text:p>lt_deepf</text:p>
          </table:table-cell>
          <table:table-cell office:value-type="string" calcext:value-type="string">
            <text:p>PB(1)</text:p>
          </table:table-cell>
          <table:table-cell office:value-type="string" calcext:value-type="string">
            <text:p>PB(2)</text:p>
          </table:table-cell>
          <table:table-cell office:value-type="string" calcext:value-type="string">
            <text:p>PB(3)</text:p>
          </table:table-cell>
          <table:table-cell office:value-type="string" calcext:value-type="string">
            <text:p>LDOC(1)</text:p>
          </table:table-cell>
          <table:table-cell office:value-type="string" calcext:value-type="string">
            <text:p>LDOC(2)</text:p>
          </table:table-cell>
          <table:table-cell office:value-type="string" calcext:value-type="string">
            <text:p>LDOC(3)</text:p>
          </table:table-cell>
          <table:table-cell office:value-type="string" calcext:value-type="string">
            <text:p>Fe(1)</text:p>
          </table:table-cell>
          <table:table-cell office:value-type="string" calcext:value-type="string">
            <text:p>Fe(2)</text:p>
          </table:table-cell>
          <table:table-cell office:value-type="string" calcext:value-type="string">
            <text:p>Fe(3)</text:p>
          </table:table-cell>
          <table:table-cell office:value-type="string" calcext:value-type="string">
            <text:p>PO4(1)</text:p>
          </table:table-cell>
          <table:table-cell office:value-type="string" calcext:value-type="string">
            <text:p>PO4(2)</text:p>
          </table:table-cell>
          <table:table-cell office:value-type="string" calcext:value-type="string">
            <text:p>PO4(3)</text:p>
          </table:table-cell>
          <table:table-cell office:value-type="string" calcext:value-type="string">
            <text:p>NO3(1)</text:p>
          </table:table-cell>
          <table:table-cell office:value-type="string" calcext:value-type="string">
            <text:p>NO3(2)</text:p>
          </table:table-cell>
          <table:table-cell office:value-type="string" calcext:value-type="string">
            <text:p>NO3(3)</text:p>
          </table:table-cell>
          <table:table-cell office:value-type="string" calcext:value-type="string">
            <text:p>Lig(1)</text:p>
          </table:table-cell>
          <table:table-cell office:value-type="string" calcext:value-type="string">
            <text:p>Lig(2)</text:p>
          </table:table-cell>
          <table:table-cell office:value-type="string" calcext:value-type="string">
            <text:p>Lig(3)</text:p>
          </table:table-cell>
          <table:table-cell office:value-type="string" calcext:value-type="string">
            <text:p>DIC(1)</text:p>
          </table:table-cell>
          <table:table-cell office:value-type="string" calcext:value-type="string">
            <text:p>DIC(2)</text:p>
          </table:table-cell>
          <table:table-cell office:value-type="string" calcext:value-type="string">
            <text:p>DIC(3)</text:p>
          </table:table-cell>
          <table:table-cell office:value-type="string" calcext:value-type="string">
            <text:p>ALK(1)</text:p>
          </table:table-cell>
          <table:table-cell office:value-type="string" calcext:value-type="string">
            <text:p>ALK(2)</text:p>
          </table:table-cell>
          <table:table-cell office:value-type="string" calcext:value-type="string">
            <text:p>ALK(3)</text:p>
          </table:table-cell>
          <table:table-cell office:value-type="string" calcext:value-type="string">
            <text:p>OCPCO2(1)</text:p>
          </table:table-cell>
          <table:table-cell office:value-type="string" calcext:value-type="string">
            <text:p>OCPCO2(2)</text:p>
          </table:table-cell>
          <table:table-cell office:value-type="string" calcext:value-type="string">
            <text:p>OCPCO2(3)</text:p>
          </table:table-cell>
          <table:table-cell office:value-type="string" calcext:value-type="string">
            <text:p>ATPCO2</text:p>
          </table:table-cell>
          <table:table-cell office:value-type="string" calcext:value-type="string">
            <text:p>Limit</text:p>
          </table:table-cell>
        </table:table-row>
        <table:table-row table:style-name="ro1">
          <table:table-cell table:style-name="ce81" office:value-type="string" calcext:value-type="string">
            <text:p>Ensemble run</text:p>
          </table:table-cell>
          <table:table-cell office:value-type="string" calcext:value-type="string">
            <text:p>ensemble26_1</text:p>
          </table:table-cell>
          <table:table-cell office:value-type="float" office:value="830643" calcext:value-type="float">
            <text:p>830643</text:p>
          </table:table-cell>
          <table:table-cell office:value-type="float" office:value="7200" calcext:value-type="float">
            <text:p>7200</text:p>
          </table:table-cell>
          <table:table-cell office:value-type="float" office:value="1000" calcext:value-type="float">
            <text:p>1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347222222222222" calcext:value-type="float">
            <text:p>3.47222222222222E-06</text:p>
          </table:table-cell>
          <table:table-cell office:value-type="float" office:value="0.00000000115740740741" calcext:value-type="float">
            <text:p>1.15740740741E-09</text:p>
          </table:table-cell>
          <table:table-cell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243.297018168233" calcext:value-type="float">
            <text:p>243.297018168233</text:p>
          </table:table-cell>
          <table:table-cell office:value-type="float" office:value="1740.15992081126" calcext:value-type="float">
            <text:p>1740.15992081126</text:p>
          </table:table-cell>
          <table:table-cell office:value-type="float" office:value="60.1511904805268" calcext:value-type="float">
            <text:p>60.1511904805268</text:p>
          </table:table-cell>
          <table:table-cell office:value-type="float" office:value="4.23868710468766" calcext:value-type="float">
            <text:p>4.23868710468766</text:p>
          </table:table-cell>
          <table:table-cell office:value-type="float" office:value="5.86418910739929" calcext:value-type="float">
            <text:p>5.86418910739929</text:p>
          </table:table-cell>
          <table:table-cell office:value-type="float" office:value="0.389599887581436" calcext:value-type="float">
            <text:p>0.389599887581436</text:p>
          </table:table-cell>
          <table:table-cell office:value-type="float" office:value="0.00234483952183547" calcext:value-type="float">
            <text:p>0.002344839521835</text:p>
          </table:table-cell>
          <table:table-cell office:value-type="float" office:value="0.43639158877534" calcext:value-type="float">
            <text:p>0.43639158877534</text:p>
          </table:table-cell>
          <table:table-cell office:value-type="float" office:value="0.505170024708053" calcext:value-type="float">
            <text:p>0.505170024708053</text:p>
          </table:table-cell>
          <table:table-cell office:value-type="float" office:value="1.97119484911588" calcext:value-type="float">
            <text:p>1.97119484911588</text:p>
          </table:table-cell>
          <table:table-cell office:value-type="float" office:value="0.313044720048502" calcext:value-type="float">
            <text:p>0.313044720048502</text:p>
          </table:table-cell>
          <table:table-cell office:value-type="float" office:value="2.5128257882257" calcext:value-type="float">
            <text:p>2.5128257882257</text:p>
          </table:table-cell>
          <table:table-cell office:value-type="float" office:value="26.5709803309546" calcext:value-type="float">
            <text:p>26.5709803309546</text:p>
          </table:table-cell>
          <table:table-cell office:value-type="float" office:value="0.0405782658771021" calcext:value-type="float">
            <text:p>0.040578265877102</text:p>
          </table:table-cell>
          <table:table-cell office:value-type="float" office:value="35.2370753567121" calcext:value-type="float">
            <text:p>35.2370753567121</text:p>
          </table:table-cell>
          <table:table-cell office:value-type="float" office:value="5.62554487635133" calcext:value-type="float">
            <text:p>5.62554487635133</text:p>
          </table:table-cell>
          <table:table-cell office:value-type="float" office:value="1.58602019837115" calcext:value-type="float">
            <text:p>1.58602019837115</text:p>
          </table:table-cell>
          <table:table-cell office:value-type="float" office:value="0.505549511004782" calcext:value-type="float">
            <text:p>0.505549511004782</text:p>
          </table:table-cell>
          <table:table-cell office:value-type="float" office:value="2265.65380115912" calcext:value-type="float">
            <text:p>2265.65380115912</text:p>
          </table:table-cell>
          <table:table-cell office:value-type="float" office:value="2103.77839255035" calcext:value-type="float">
            <text:p>2103.77839255035</text:p>
          </table:table-cell>
          <table:table-cell office:value-type="float" office:value="2385.84128773109" calcext:value-type="float">
            <text:p>2385.84128773109</text:p>
          </table:table-cell>
          <table:table-cell office:value-type="float" office:value="2397.3330270429" calcext:value-type="float">
            <text:p>2397.3330270429</text:p>
          </table:table-cell>
          <table:table-cell office:value-type="float" office:value="2389.27925790007" calcext:value-type="float">
            <text:p>2389.27925790007</text:p>
          </table:table-cell>
          <table:table-cell office:value-type="float" office:value="2399.34989613963" calcext:value-type="float">
            <text:p>2399.34989613963</text:p>
          </table:table-cell>
          <table:table-cell office:value-type="float" office:value="283.326121295251" calcext:value-type="float">
            <text:p>283.326121295251</text:p>
          </table:table-cell>
          <table:table-cell office:value-type="float" office:value="269.632856302536" calcext:value-type="float">
            <text:p>269.632856302536</text:p>
          </table:table-cell>
          <table:table-cell office:value-type="float" office:value="870.10635741691" calcext:value-type="float">
            <text:p>870.10635741691</text:p>
          </table:table-cell>
          <table:table-cell office:value-type="float" office:value="0" calcext:value-type="float">
            <text:p>0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string" calcext:value-type="string">
            <text:p>Time series run</text:p>
          </table:table-cell>
          <table:table-cell office:value-type="string" calcext:value-type="string">
            <text:p>ensemble_singlerun1</text:p>
          </table:table-cell>
          <table:table-cell office:value-type="float" office:value="1000001" calcext:value-type="float">
            <text:p>1000001</text:p>
          </table:table-cell>
          <table:table-cell office:value-type="float" office:value="7200" calcext:value-type="float">
            <text:p>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347222222222222" calcext:value-type="float">
            <text:p>3.47222222222222E-06</text:p>
          </table:table-cell>
          <table:table-cell office:value-type="float" office:value="0.00000000115740740741" calcext:value-type="float">
            <text:p>1.15740740741E-09</text:p>
          </table:table-cell>
          <table:table-cell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3" calcext:value-type="float">
            <text:p>0.0003</text:p>
          </table:table-cell>
          <table:table-cell office:value-type="float" office:value="1" calcext:value-type="float">
            <text:p>1</text:p>
          </table:table-cell>
          <table:table-cell office:value-type="float" office:value="55.3816479320443" calcext:value-type="float">
            <text:p>55.3816479320443</text:p>
          </table:table-cell>
          <table:table-cell office:value-type="float" office:value="1881.42291357842" calcext:value-type="float">
            <text:p>1881.42291357842</text:p>
          </table:table-cell>
          <table:table-cell office:value-type="float" office:value="63.4492367321472" calcext:value-type="float">
            <text:p>63.4492367321472</text:p>
          </table:table-cell>
          <table:table-cell office:value-type="float" office:value="0.90471617417189" calcext:value-type="float">
            <text:p>0.90471617417189</text:p>
          </table:table-cell>
          <table:table-cell office:value-type="float" office:value="6.8463815350794" calcext:value-type="float">
            <text:p>6.8463815350794</text:p>
          </table:table-cell>
          <table:table-cell office:value-type="float" office:value="0.396094372671968" calcext:value-type="float">
            <text:p>0.396094372671968</text:p>
          </table:table-cell>
          <table:table-cell office:value-type="float" office:value="0.000249306208143606" calcext:value-type="float">
            <text:p>0.000249306208144</text:p>
          </table:table-cell>
          <table:table-cell office:value-type="float" office:value="0.00635924003022956" calcext:value-type="float">
            <text:p>0.00635924003023</text:p>
          </table:table-cell>
          <table:table-cell office:value-type="float" office:value="0.0476231676807126" calcext:value-type="float">
            <text:p>0.047623167680713</text:p>
          </table:table-cell>
          <table:table-cell office:value-type="float" office:value="2.43235507938343" calcext:value-type="float">
            <text:p>2.43235507938343</text:p>
          </table:table-cell>
          <table:table-cell office:value-type="float" office:value="0.313716609115804" calcext:value-type="float">
            <text:p>0.313716609115804</text:p>
          </table:table-cell>
          <table:table-cell office:value-type="float" office:value="2.49177535561597" calcext:value-type="float">
            <text:p>2.49177535561597</text:p>
          </table:table-cell>
          <table:table-cell office:value-type="float" office:value="33.9495440152315" calcext:value-type="float">
            <text:p>33.9495440152315</text:p>
          </table:table-cell>
          <table:table-cell office:value-type="float" office:value="0.0513284909497475" calcext:value-type="float">
            <text:p>0.051328490949748</text:p>
          </table:table-cell>
          <table:table-cell office:value-type="float" office:value="34.9002684349522" calcext:value-type="float">
            <text:p>34.9002684349522</text:p>
          </table:table-cell>
          <table:table-cell office:value-type="float" office:value="0.304999416789369" calcext:value-type="float">
            <text:p>0.304999416789369</text:p>
          </table:table-cell>
          <table:table-cell office:value-type="float" office:value="0.197070641724423" calcext:value-type="float">
            <text:p>0.197070641724423</text:p>
          </table:table-cell>
          <table:table-cell office:value-type="float" office:value="0.0476132713216488" calcext:value-type="float">
            <text:p>0.047613271321649</text:p>
          </table:table-cell>
          <table:table-cell office:value-type="float" office:value="2267.85741053728" calcext:value-type="float">
            <text:p>2267.85741053728</text:p>
          </table:table-cell>
          <table:table-cell office:value-type="float" office:value="2099.95299182118" calcext:value-type="float">
            <text:p>2099.95299182118</text:p>
          </table:table-cell>
          <table:table-cell office:value-type="float" office:value="2353.59292264547" calcext:value-type="float">
            <text:p>2353.59292264547</text:p>
          </table:table-cell>
          <table:table-cell office:value-type="float" office:value="2399.44980126029" calcext:value-type="float">
            <text:p>2399.44980126029</text:p>
          </table:table-cell>
          <table:table-cell office:value-type="float" office:value="2389.91827647441" calcext:value-type="float">
            <text:p>2389.91827647441</text:p>
          </table:table-cell>
          <table:table-cell office:value-type="float" office:value="2399.65837477967" calcext:value-type="float">
            <text:p>2399.65837477967</text:p>
          </table:table-cell>
          <table:table-cell office:value-type="float" office:value="285.258076001383" calcext:value-type="float">
            <text:p>285.258076001383</text:p>
          </table:table-cell>
          <table:table-cell office:value-type="float" office:value="263.456328928047" calcext:value-type="float">
            <text:p>263.456328928047</text:p>
          </table:table-cell>
          <table:table-cell office:value-type="float" office:value="628.790692483173" calcext:value-type="float">
            <text:p>628.790692483173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  <table:table-row table:style-name="ro1">
          <table:table-cell office:value-type="string" calcext:value-type="string">
            <text:p>Different IC</text:p>
          </table:table-cell>
          <table:table-cell office:value-type="string" calcext:value-type="string">
            <text:p>ensemble_singlerun2</text:p>
          </table:table-cell>
          <table:table-cell office:value-type="float" office:value="1000002" calcext:value-type="float">
            <text:p>1000002</text:p>
          </table:table-cell>
          <table:table-cell office:value-type="float" office:value="7200" calcext:value-type="float">
            <text:p>7200</text:p>
          </table:table-cell>
          <table:table-cell office:value-type="float" office:value="10000" calcext:value-type="float">
            <text:p>10000</text:p>
          </table:table-cell>
          <table:table-cell office:value-type="float" office:value="0.00004" calcext:value-type="float">
            <text:p>4E-05</text:p>
          </table:table-cell>
          <table:table-cell office:value-type="float" office:value="0.00000347222222222222" calcext:value-type="float">
            <text:p>3.47222222222222E-06</text:p>
          </table:table-cell>
          <table:table-cell office:value-type="float" office:value="0.00000000115740740741" calcext:value-type="float">
            <text:p>1.15740740741E-09</text:p>
          </table:table-cell>
          <table:table-cell office:value-type="float" office:value="1E-020" calcext:value-type="float">
            <text:p>1E-20</text:p>
          </table:table-cell>
          <table:table-cell office:value-type="float" office:value="1" calcext:value-type="float">
            <text:p>1</text:p>
          </table:table-cell>
          <table:table-cell office:value-type="float" office:value="0.0000010245" calcext:value-type="float">
            <text:p>1.0245E-06</text:p>
          </table:table-cell>
          <table:table-cell office:value-type="float" office:value="1.0245" calcext:value-type="float">
            <text:p>1.0245</text:p>
          </table:table-cell>
          <table:table-cell office:value-type="float" office:value="0.25" calcext:value-type="float">
            <text:p>0.25</text:p>
          </table:table-cell>
          <table:table-cell office:value-type="float" office:value="0.03" calcext:value-type="float">
            <text:p>0.03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office:value-type="float" office:value="0.00003" calcext:value-type="float">
            <text:p>3E-05</text:p>
          </table:table-cell>
          <table:table-cell office:value-type="float" office:value="1" calcext:value-type="float">
            <text:p>1</text:p>
          </table:table-cell>
          <table:table-cell office:value-type="float" office:value="58.9997362761238" calcext:value-type="float">
            <text:p>58.9997362761238</text:p>
          </table:table-cell>
          <table:table-cell office:value-type="float" office:value="1838.68814967264" calcext:value-type="float">
            <text:p>1838.68814967264</text:p>
          </table:table-cell>
          <table:table-cell office:value-type="float" office:value="68.3946257780284" calcext:value-type="float">
            <text:p>68.3946257780284</text:p>
          </table:table-cell>
          <table:table-cell office:value-type="float" office:value="0.904882611923478" calcext:value-type="float">
            <text:p>0.904882611923478</text:p>
          </table:table-cell>
          <table:table-cell office:value-type="float" office:value="9.08310557128224" calcext:value-type="float">
            <text:p>9.08310557128224</text:p>
          </table:table-cell>
          <table:table-cell office:value-type="float" office:value="0.421967196005457" calcext:value-type="float">
            <text:p>0.421967196005457</text:p>
          </table:table-cell>
          <table:table-cell office:value-type="float" office:value="0.000236577318325878" calcext:value-type="float">
            <text:p>0.000236577318326</text:p>
          </table:table-cell>
          <table:table-cell office:value-type="float" office:value="0.00623353462433477" calcext:value-type="float">
            <text:p>0.006233534624335</text:p>
          </table:table-cell>
          <table:table-cell office:value-type="float" office:value="0.0447820361826905" calcext:value-type="float">
            <text:p>0.044782036182691</text:p>
          </table:table-cell>
          <table:table-cell office:value-type="float" office:value="2.45472319637078" calcext:value-type="float">
            <text:p>2.45472319637078</text:p>
          </table:table-cell>
          <table:table-cell office:value-type="float" office:value="0.313719207834266" calcext:value-type="float">
            <text:p>0.313719207834266</text:p>
          </table:table-cell>
          <table:table-cell office:value-type="float" office:value="2.5111055549141" calcext:value-type="float">
            <text:p>2.5111055549141</text:p>
          </table:table-cell>
          <table:table-cell office:value-type="float" office:value="34.3074338870285" calcext:value-type="float">
            <text:p>34.3074338870285</text:p>
          </table:table-cell>
          <table:table-cell office:value-type="float" office:value="0.0513700704441229" calcext:value-type="float">
            <text:p>0.051370070444123</text:p>
          </table:table-cell>
          <table:table-cell office:value-type="float" office:value="35.2095516237217" calcext:value-type="float">
            <text:p>35.2095516237217</text:p>
          </table:table-cell>
          <table:table-cell office:value-type="float" office:value="0.287830681456709" calcext:value-type="float">
            <text:p>0.287830681456709</text:p>
          </table:table-cell>
          <table:table-cell office:value-type="float" office:value="0.272641215139855" calcext:value-type="float">
            <text:p>0.272641215139855</text:p>
          </table:table-cell>
          <table:table-cell office:value-type="float" office:value="0.0447719357796608" calcext:value-type="float">
            <text:p>0.044771935779661</text:p>
          </table:table-cell>
          <table:table-cell office:value-type="float" office:value="2267.66174038541" calcext:value-type="float">
            <text:p>2267.66174038541</text:p>
          </table:table-cell>
          <table:table-cell office:value-type="float" office:value="2099.75031698824" calcext:value-type="float">
            <text:p>2099.75031698824</text:p>
          </table:table-cell>
          <table:table-cell office:value-type="float" office:value="2355.42928039457" calcext:value-type="float">
            <text:p>2355.42928039457</text:p>
          </table:table-cell>
          <table:table-cell office:value-type="float" office:value="2399.15063189382" calcext:value-type="float">
            <text:p>2399.15063189382</text:p>
          </table:table-cell>
          <table:table-cell office:value-type="float" office:value="2389.9425772051" calcext:value-type="float">
            <text:p>2389.9425772051</text:p>
          </table:table-cell>
          <table:table-cell office:value-type="float" office:value="2399.34876544492" calcext:value-type="float">
            <text:p>2399.34876544492</text:p>
          </table:table-cell>
          <table:table-cell office:value-type="float" office:value="285.473749024515" calcext:value-type="float">
            <text:p>285.473749024515</text:p>
          </table:table-cell>
          <table:table-cell office:value-type="float" office:value="263.144708992998" calcext:value-type="float">
            <text:p>263.144708992998</text:p>
          </table:table-cell>
          <table:table-cell office:value-type="float" office:value="642.190118997391" calcext:value-type="float">
            <text:p>642.190118997391</text:p>
          </table:table-cell>
          <table:table-cell office:value-type="float" office:value="0" calcext:value-type="float">
            <text:p>0</text:p>
          </table:table-cell>
          <table:table-cell office:value-type="float" office:value="323" calcext:value-type="float">
            <text:p>32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S Gothic" svg:font-family="'MS Gothi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S Gothic" style:language-asian="zxx" style:country-asian="none" style:font-name-complex="Lucida Sans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22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23">
      <number:scientific-number number:decimal-places="10" number:min-decimal-places="1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2-23">00/00/0000</text:date>, <text:time style:data-style-name="N2" text:time-value="23:49:26.898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21T17:21:12.860000000</meta:creation-date>
    <dc:date>2023-12-23T00:42:48.895000000</dc:date>
    <meta:editing-duration>P10DT22H12M25S</meta:editing-duration>
    <meta:editing-cycles>75</meta:editing-cycles>
    <meta:generator>LibreOffice/7.1.6.2$Windows_X86_64 LibreOffice_project/0e133318fcee89abacd6a7d077e292f1145735c3</meta:generator>
    <meta:document-statistic meta:table-count="3" meta:cell-count="4352" meta:object-count="0"/>
  </office:meta>
</office:document-meta>
</file>